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4.396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7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default-cell-style-name="Default"/>
        <table:table-column table:style-name="co2" table:number-columns-repeated="3" table:default-cell-style-name="ce1"/>
        <table:table-column table:style-name="co2" table:number-columns-repeated="3" table:default-cell-style-name="Default"/>
        <table:table-row table:style-name="ro1" table:number-rows-repeated="3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Luxembourg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<text:a xlink:href="http://en.wikipedia.org/wiki/Luxembourg_%28city%29">Luxembourg City</text:a></text:p>
          </table:table-cell>
          <table:table-cell/>
          <table:table-cell office:value-type="string">
            <text:p>ELLX</text:p>
          </table:table-cell>
          <table:table-cell office:value-type="string">
            <text:p>LUX</text:p>
          </table:table-cell>
          <table:table-cell office:value-type="string">
            <text:p><text:a xlink:href="http://en.wikipedia.org/wiki/Luxembourg_Findel_Airport">Luxembourg Findel Airport</text:a>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Macedonia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<text:a xlink:href="http://en.wikipedia.org/wiki/Ohrid">Ohrid</text:a></text:p>
          </table:table-cell>
          <table:table-cell/>
          <table:table-cell office:value-type="string">
            <text:p>LWOH</text:p>
          </table:table-cell>
          <table:table-cell office:value-type="string">
            <text:p>OHD</text:p>
          </table:table-cell>
          <table:table-cell table:style-name="ce2"/>
          <table:table-cell table:style-name="ce1" office:value-type="string">
            <text:p><text:a xlink:href="http://en.wikipedia.org/wiki/Ohrid_%22St._Paul_the_Apostle%22_Airport">Ohrid "St. Paul the Apostle" Airpor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en.wikipedia.org/wiki/Skopje">Skopje</text:a></text:p>
          </table:table-cell>
          <table:table-cell/>
          <table:table-cell office:value-type="string">
            <text:p>LWSK</text:p>
          </table:table-cell>
          <table:table-cell office:value-type="string">
            <text:p>SKP</text:p>
          </table:table-cell>
          <table:table-cell table:style-name="ce2"/>
          <table:table-cell table:style-name="ce1" office:value-type="string">
            <text:p><text:a xlink:href="http://en.wikipedia.org/wiki/Skopje_%22Alexander_the_Great%22_Airport">Skopje "Alexander the Great" Airport</text:a>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Malta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<text:a xlink:href="http://en.wikipedia.org/wiki/Luqa">Luqa</text:a> / <text:a xlink:href="http://en.wikipedia.org/wiki/Gudja">Gudja</text:a></text:p>
          </table:table-cell>
          <table:table-cell/>
          <table:table-cell office:value-type="string">
            <text:p>LMML</text:p>
          </table:table-cell>
          <table:table-cell office:value-type="string">
            <text:p>MLA</text:p>
          </table:table-cell>
          <table:table-cell table:style-name="ce4" office:value-type="string">
            <text:p><text:a xlink:href="http://en.wikipedia.org/wiki/Malta_International_Airport">Malta Internationa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Xewkija">Xewkija</text:a></text:p>
          </table:table-cell>
          <table:table-cell/>
          <table:table-cell office:value-type="string">
            <text:p>LMMG</text:p>
          </table:table-cell>
          <table:table-cell office:value-type="string">
            <text:p>GZM</text:p>
          </table:table-cell>
          <table:table-cell table:style-name="ce4" office:value-type="string">
            <text:p><text:a xlink:href="http://en.wikipedia.org/wiki/Xewkija_Heliport">Xewkija Heliport</text:a>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Moldova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<text:a xlink:href="http://en.wikipedia.org/wiki/Chișinău">Chișinău</text:a></text:p>
          </table:table-cell>
          <table:table-cell/>
          <table:table-cell office:value-type="string">
            <text:p>LUKK</text:p>
          </table:table-cell>
          <table:table-cell office:value-type="string">
            <text:p>KIV</text:p>
          </table:table-cell>
          <table:table-cell office:value-type="string">
            <text:p><text:a xlink:href="http://en.wikipedia.org/wiki/Chișinău_International_Airport">Chișinău International Airport</text:a>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Montenegro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>
            <text:p><text:a xlink:href="http://en.wikipedia.org/wiki/Podgorica">Podgorica</text:a></text:p>
          </table:table-cell>
          <table:table-cell/>
          <table:table-cell office:value-type="string">
            <text:p>LYPG</text:p>
          </table:table-cell>
          <table:table-cell office:value-type="string">
            <text:p>TGD</text:p>
          </table:table-cell>
          <table:table-cell table:style-name="ce4" office:value-type="string">
            <text:p><text:a xlink:href="http://en.wikipedia.org/wiki/Podgorica_Airport">Podgorica Airport</text:a> (Golubovci Airport)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Tivat">Tivat</text:a></text:p>
          </table:table-cell>
          <table:table-cell/>
          <table:table-cell office:value-type="string">
            <text:p>LYTV</text:p>
          </table:table-cell>
          <table:table-cell office:value-type="string">
            <text:p>TIV</text:p>
          </table:table-cell>
          <table:table-cell office:value-type="string">
            <text:p><text:a xlink:href="http://en.wikipedia.org/wiki/Tivat_Airport">Tivat Airport</text:a>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Netherlands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>
            <text:p><text:a xlink:href="http://en.wikipedia.org/wiki/Amsterdam">Amsterdam</text:a> / <text:a xlink:href="http://en.wikipedia.org/wiki/Haarlemmermeer">Haarlemmermeer</text:a></text:p>
          </table:table-cell>
          <table:table-cell table:style-name="ce1" office:value-type="string">
            <text:p><text:a xlink:href="http://en.wikipedia.org/wiki/North_Holland">North Holland</text:a></text:p>
          </table:table-cell>
          <table:table-cell office:value-type="string">
            <text:p><text:a xlink:href="http://www.ais-netherlands.nl/aim/121129-130110/eAIP/html/eAIP/EH-AD-2.EHAM-en-GB.html#AD-2.EHAM">EHAM</text:a></text:p>
          </table:table-cell>
          <table:table-cell office:value-type="string">
            <text:p>AMS</text:p>
          </table:table-cell>
          <table:table-cell office:value-type="string">
            <text:p><text:a xlink:href="http://en.wikipedia.org/wiki/Amsterdam_Airport_Schiphol">Amsterdam Airport Schiphol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Bonaire">Bonaire</text:a></text:p>
          </table:table-cell>
          <table:table-cell table:style-name="ce1" office:value-type="string">
            <text:p>none (<text:a xlink:href="http://en.wikipedia.org/wiki/Caribbean_Netherlands">Caribbean Netherlands</text:a>)</text:p>
          </table:table-cell>
          <table:table-cell office:value-type="string">
            <text:p>TNCB</text:p>
          </table:table-cell>
          <table:table-cell office:value-type="string">
            <text:p>BON</text:p>
          </table:table-cell>
          <table:table-cell office:value-type="string">
            <text:p><text:a xlink:href="http://en.wikipedia.org/wiki/Flamingo_International_Airport">Flamingo Internationa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Den_Helder">Den Helder</text:a></text:p>
          </table:table-cell>
          <table:table-cell table:style-name="ce1" office:value-type="string">
            <text:p><text:a xlink:href="http://en.wikipedia.org/wiki/North_Holland">North Holland</text:a></text:p>
          </table:table-cell>
          <table:table-cell office:value-type="string">
            <text:p><text:a xlink:href="http://www.ais-netherlands.nl/aim/121129-130110/eAIP/html/eAIP/EH-AD-2.EHKD-en-GB.html#AD-2.EHKD">EHKD</text:a></text:p>
          </table:table-cell>
          <table:table-cell office:value-type="string">
            <text:p>DHR</text:p>
          </table:table-cell>
          <table:table-cell office:value-type="string">
            <text:p><text:a xlink:href="http://en.wikipedia.org/wiki/Den_Helder_Airport">Den Helder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Eindhoven">Eindhoven</text:a></text:p>
          </table:table-cell>
          <table:table-cell table:style-name="ce1" office:value-type="string">
            <text:p><text:a xlink:href="http://en.wikipedia.org/wiki/North_Brabant">North Brabant</text:a></text:p>
          </table:table-cell>
          <table:table-cell office:value-type="string">
            <text:p><text:a xlink:href="http://www.ais-netherlands.nl/aim/121129-130110/eAIP/html/eAIP/EH-AD-2.EHEH-en-GB.html#AD-2.EHEH">EHEH</text:a></text:p>
          </table:table-cell>
          <table:table-cell office:value-type="string">
            <text:p>EIN</text:p>
          </table:table-cell>
          <table:table-cell office:value-type="string">
            <text:p><text:a xlink:href="http://en.wikipedia.org/wiki/Eindhoven_Airport">Eindhoven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Groningen_%28city%29">Groningen</text:a> / <text:a xlink:href="http://en.wikipedia.org/wiki/Eelde">Eelde</text:a></text:p>
          </table:table-cell>
          <table:table-cell table:style-name="ce1" office:value-type="string">
            <text:p><text:a xlink:href="http://en.wikipedia.org/wiki/Drenthe">Drenthe</text:a></text:p>
          </table:table-cell>
          <table:table-cell office:value-type="string">
            <text:p><text:a xlink:href="http://www.ais-netherlands.nl/aim/121129-130110/eAIP/html/eAIP/EH-AD-2.EHGG-en-GB.html#AD-2.EHGG">EHGG</text:a></text:p>
          </table:table-cell>
          <table:table-cell office:value-type="string">
            <text:p>GRQ</text:p>
          </table:table-cell>
          <table:table-cell office:value-type="string">
            <text:p><text:a xlink:href="http://en.wikipedia.org/wiki/Groningen_Airport_Eelde">Groningen Airport Eelde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Maastricht">Maastricht</text:a> / <text:a xlink:href="http://en.wikipedia.org/wiki/Beek">Beek</text:a></text:p>
          </table:table-cell>
          <table:table-cell table:style-name="ce1" office:value-type="string">
            <text:p><text:a xlink:href="http://en.wikipedia.org/wiki/Limburg_%28Netherlands%29">Limburg</text:a></text:p>
          </table:table-cell>
          <table:table-cell office:value-type="string">
            <text:p><text:a xlink:href="http://www.ais-netherlands.nl/aim/121129-130110/eAIP/html/eAIP/EH-AD-2.EHBK-en-GB.html#AD-2.EHBK">EHBK</text:a></text:p>
          </table:table-cell>
          <table:table-cell office:value-type="string">
            <text:p>MST</text:p>
          </table:table-cell>
          <table:table-cell office:value-type="string">
            <text:p><text:a xlink:href="http://en.wikipedia.org/wiki/Maastricht_Aachen_Airport">Maastricht Aachen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Rotterdam">Rotterdam</text:a></text:p>
          </table:table-cell>
          <table:table-cell table:style-name="ce1" office:value-type="string">
            <text:p><text:a xlink:href="http://en.wikipedia.org/wiki/South_Holland">South Holland</text:a></text:p>
          </table:table-cell>
          <table:table-cell office:value-type="string">
            <text:p><text:a xlink:href="http://www.ais-netherlands.nl/aim/121129-130110/eAIP/html/eAIP/EH-AD-2.EHRD-en-GB.html#AD-2.EHRD">EHRD</text:a></text:p>
          </table:table-cell>
          <table:table-cell office:value-type="string">
            <text:p>RTM</text:p>
          </table:table-cell>
          <table:table-cell office:value-type="string">
            <text:p><text:a xlink:href="http://en.wikipedia.org/wiki/Rotterdam_The_Hague_Airport">Rotterdam The Hague Airport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Saba">Saba</text:a></text:p>
          </table:table-cell>
          <table:table-cell table:style-name="ce1" office:value-type="string">
            <text:p>none (<text:a xlink:href="http://en.wikipedia.org/wiki/Caribbean_Netherlands">Caribbean Netherlands</text:a>)</text:p>
          </table:table-cell>
          <table:table-cell office:value-type="string">
            <text:p>TNCS</text:p>
          </table:table-cell>
          <table:table-cell office:value-type="string">
            <text:p>SAB</text:p>
          </table:table-cell>
          <table:table-cell office:value-type="string">
            <text:p><text:a xlink:href="http://en.wikipedia.org/wiki/Juancho_E._Yrausquin_Airport">Juancho E. Yrausquin Airport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Sint_Eustatius">Sint Eustatius</text:a></text:p>
          </table:table-cell>
          <table:table-cell table:style-name="ce1" office:value-type="string">
            <text:p>none (<text:a xlink:href="http://en.wikipedia.org/wiki/Caribbean_Netherlands">Caribbean Netherlands</text:a>)</text:p>
          </table:table-cell>
          <table:table-cell office:value-type="string">
            <text:p>TNCE</text:p>
          </table:table-cell>
          <table:table-cell office:value-type="string">
            <text:p>EUX</text:p>
          </table:table-cell>
          <table:table-cell office:value-type="string">
            <text:p><text:a xlink:href="http://en.wikipedia.org/wiki/F.D._Roosevelt_Airport">F.D. Roosevelt Airport</text:a>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Norway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<text:a xlink:href="http://en.wikipedia.org/wiki/Oslo_Airport,_Gardermoen">Oslo Airport, Gardermoen</text:a></text:p>
          </table:table-cell>
          <table:table-cell table:style-name="ce1" office:value-type="string">
            <text:p>Avinor</text:p>
          </table:table-cell>
          <table:table-cell office:value-type="string">
            <text:p>ENGM</text:p>
          </table:table-cell>
          <table:table-cell office:value-type="string">
            <text:p>OSL</text:p>
          </table:table-cell>
          <table:table-cell table:style-name="ce5" office:value-type="float" office:value="3600">
            <text:p>360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Bergen_Airport,_Flesland">Bergen Airport, Flesland</text:a></text:p>
          </table:table-cell>
          <table:table-cell table:style-name="ce1" office:value-type="string">
            <text:p>Avinor</text:p>
          </table:table-cell>
          <table:table-cell office:value-type="string">
            <text:p>ENBR</text:p>
          </table:table-cell>
          <table:table-cell office:value-type="string">
            <text:p>BGO</text:p>
          </table:table-cell>
          <table:table-cell table:style-name="ce5" office:value-type="float" office:value="2990">
            <text:p>299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Stavanger_Airport,_Sola">Stavanger Airport, Sola</text:a></text:p>
          </table:table-cell>
          <table:table-cell table:style-name="ce1" office:value-type="string">
            <text:p>Avinor</text:p>
          </table:table-cell>
          <table:table-cell office:value-type="string">
            <text:p>ENZV</text:p>
          </table:table-cell>
          <table:table-cell office:value-type="string">
            <text:p>SVG</text:p>
          </table:table-cell>
          <table:table-cell table:style-name="ce5" office:value-type="float" office:value="2556">
            <text:p>2556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Trondheim_Airport,_Værnes">Trondheim Airport, Værnes</text:a></text:p>
          </table:table-cell>
          <table:table-cell table:style-name="ce1" office:value-type="string">
            <text:p>Avinor</text:p>
          </table:table-cell>
          <table:table-cell office:value-type="string">
            <text:p>ENVA</text:p>
          </table:table-cell>
          <table:table-cell office:value-type="string">
            <text:p>TRD</text:p>
          </table:table-cell>
          <table:table-cell table:style-name="ce5" office:value-type="float" office:value="2759">
            <text:p>2759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Tromsø_Airport">Tromsø Airport</text:a></text:p>
          </table:table-cell>
          <table:table-cell table:style-name="ce1" office:value-type="string">
            <text:p>Avinor</text:p>
          </table:table-cell>
          <table:table-cell office:value-type="string">
            <text:p>ENTC</text:p>
          </table:table-cell>
          <table:table-cell office:value-type="string">
            <text:p>TOS</text:p>
          </table:table-cell>
          <table:table-cell table:style-name="ce5" office:value-type="float" office:value="2392">
            <text:p>2392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Bodø_Airport">Bodø Airport</text:a></text:p>
          </table:table-cell>
          <table:table-cell table:style-name="ce1" office:value-type="string">
            <text:p>Avinor</text:p>
          </table:table-cell>
          <table:table-cell office:value-type="string">
            <text:p>ENBO</text:p>
          </table:table-cell>
          <table:table-cell office:value-type="string">
            <text:p>BOO</text:p>
          </table:table-cell>
          <table:table-cell table:style-name="ce5" office:value-type="float" office:value="3394">
            <text:p>3394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Moss_Airport,_Rygge">Moss Airport, Rygge</text:a></text:p>
          </table:table-cell>
          <table:table-cell table:style-name="ce1" office:value-type="string">
            <text:p>Private</text:p>
          </table:table-cell>
          <table:table-cell office:value-type="string">
            <text:p>ENRY</text:p>
          </table:table-cell>
          <table:table-cell office:value-type="string">
            <text:p>RYG</text:p>
          </table:table-cell>
          <table:table-cell table:style-name="ce5" office:value-type="float" office:value="2900">
            <text:p>290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Sandefjord_Airport,_Torp">Sandefjord Airport, Torp</text:a></text:p>
          </table:table-cell>
          <table:table-cell table:style-name="ce1" office:value-type="string">
            <text:p>Private</text:p>
          </table:table-cell>
          <table:table-cell office:value-type="string">
            <text:p>ENTO</text:p>
          </table:table-cell>
          <table:table-cell office:value-type="string">
            <text:p>TRF</text:p>
          </table:table-cell>
          <table:table-cell table:style-name="ce5" office:value-type="float" office:value="2950">
            <text:p>295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Kristiansand_Airport,_Kjevik">Kristiansand Airport, Kjevik</text:a></text:p>
          </table:table-cell>
          <table:table-cell table:style-name="ce1" office:value-type="string">
            <text:p>Avinor</text:p>
          </table:table-cell>
          <table:table-cell office:value-type="string">
            <text:p>ENCN</text:p>
          </table:table-cell>
          <table:table-cell office:value-type="string">
            <text:p>KRS</text:p>
          </table:table-cell>
          <table:table-cell table:style-name="ce5" office:value-type="float" office:value="1990">
            <text:p>199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Ålesund_Airport,_Vigra">Ålesund Airport, Vigra</text:a></text:p>
          </table:table-cell>
          <table:table-cell table:style-name="ce1" office:value-type="string">
            <text:p>Avinor</text:p>
          </table:table-cell>
          <table:table-cell office:value-type="string">
            <text:p>ENAL</text:p>
          </table:table-cell>
          <table:table-cell office:value-type="string">
            <text:p>AES</text:p>
          </table:table-cell>
          <table:table-cell table:style-name="ce5" office:value-type="float" office:value="2314">
            <text:p>2314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Haugesund_Airport,_Karmøy">Haugesund Airport, Karmøy</text:a></text:p>
          </table:table-cell>
          <table:table-cell table:style-name="ce1" office:value-type="string">
            <text:p>Avinor</text:p>
          </table:table-cell>
          <table:table-cell office:value-type="string">
            <text:p>ENHD</text:p>
          </table:table-cell>
          <table:table-cell office:value-type="string">
            <text:p>HAU</text:p>
          </table:table-cell>
          <table:table-cell table:style-name="ce5" office:value-type="float" office:value="2120">
            <text:p>212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Harstad/Narvik_Airport,_Evenes">Harstad/Narvik Airport, Evenes</text:a></text:p>
          </table:table-cell>
          <table:table-cell table:style-name="ce1" office:value-type="string">
            <text:p>Avinor</text:p>
          </table:table-cell>
          <table:table-cell office:value-type="string">
            <text:p>ENEV</text:p>
          </table:table-cell>
          <table:table-cell office:value-type="string">
            <text:p>EVE</text:p>
          </table:table-cell>
          <table:table-cell table:style-name="ce5" office:value-type="float" office:value="2815">
            <text:p>2815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Molde_Airport,_Årø">Molde Airport, Årø</text:a></text:p>
          </table:table-cell>
          <table:table-cell table:style-name="ce1" office:value-type="string">
            <text:p>Avinor</text:p>
          </table:table-cell>
          <table:table-cell office:value-type="string">
            <text:p>ENML</text:p>
          </table:table-cell>
          <table:table-cell office:value-type="string">
            <text:p>MOL</text:p>
          </table:table-cell>
          <table:table-cell table:style-name="ce5" office:value-type="float" office:value="1980">
            <text:p>198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Kristiansund_Airport,_Kvernberget">Kristiansund Airport, Kvernberget</text:a></text:p>
          </table:table-cell>
          <table:table-cell table:style-name="ce1" office:value-type="string">
            <text:p>Avinor</text:p>
          </table:table-cell>
          <table:table-cell office:value-type="string">
            <text:p>ENKB</text:p>
          </table:table-cell>
          <table:table-cell office:value-type="string">
            <text:p>KSU</text:p>
          </table:table-cell>
          <table:table-cell table:style-name="ce5" office:value-type="float" office:value="1840">
            <text:p>184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Alta_Airport">Alta Airport</text:a></text:p>
          </table:table-cell>
          <table:table-cell table:style-name="ce1" office:value-type="string">
            <text:p>Avinor</text:p>
          </table:table-cell>
          <table:table-cell office:value-type="string">
            <text:p>ENAT</text:p>
          </table:table-cell>
          <table:table-cell office:value-type="string">
            <text:p>ALF</text:p>
          </table:table-cell>
          <table:table-cell table:style-name="ce5" office:value-type="float" office:value="2087">
            <text:p>2087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Kirkenes_Airport,_Høybuktmoen">Kirkenes Airport, Høybuktmoen</text:a></text:p>
          </table:table-cell>
          <table:table-cell table:style-name="ce1" office:value-type="string">
            <text:p>Avinor</text:p>
          </table:table-cell>
          <table:table-cell office:value-type="string">
            <text:p>ENAT</text:p>
          </table:table-cell>
          <table:table-cell office:value-type="string">
            <text:p>ALF</text:p>
          </table:table-cell>
          <table:table-cell table:style-name="ce5" office:value-type="float" office:value="1905">
            <text:p>1905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Bardufoss_Airport">Bardufoss Airport</text:a></text:p>
          </table:table-cell>
          <table:table-cell table:style-name="ce1" office:value-type="string">
            <text:p>Avinor</text:p>
          </table:table-cell>
          <table:table-cell office:value-type="string">
            <text:p>ENKR</text:p>
          </table:table-cell>
          <table:table-cell office:value-type="string">
            <text:p>KKN</text:p>
          </table:table-cell>
          <table:table-cell table:style-name="ce5" office:value-type="float" office:value="2443">
            <text:p>2443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Florø_Airport">Florø Airport</text:a></text:p>
          </table:table-cell>
          <table:table-cell table:style-name="ce1" office:value-type="string">
            <text:p>Avinor</text:p>
          </table:table-cell>
          <table:table-cell office:value-type="string">
            <text:p>ENFL</text:p>
          </table:table-cell>
          <table:table-cell office:value-type="string">
            <text:p>FRO</text:p>
          </table:table-cell>
          <table:table-cell table:style-name="ce5" office:value-type="float" office:value="1199">
            <text:p>1199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Brønnøysund_Airport,_Brønnøy">Brønnøysund Airport, Brønnøy</text:a></text:p>
          </table:table-cell>
          <table:table-cell table:style-name="ce1" office:value-type="string">
            <text:p>Avinor</text:p>
          </table:table-cell>
          <table:table-cell office:value-type="string">
            <text:p>ENBN</text:p>
          </table:table-cell>
          <table:table-cell office:value-type="string">
            <text:p>BNN</text:p>
          </table:table-cell>
          <table:table-cell table:style-name="ce5" office:value-type="float" office:value="1199">
            <text:p>1199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Svalbard_Airport,_Longyear">Svalbard Airport, Longyear</text:a></text:p>
          </table:table-cell>
          <table:table-cell table:style-name="ce1" office:value-type="string">
            <text:p>Avinor</text:p>
          </table:table-cell>
          <table:table-cell office:value-type="string">
            <text:p>ENSB</text:p>
          </table:table-cell>
          <table:table-cell office:value-type="string">
            <text:p>LYR</text:p>
          </table:table-cell>
          <table:table-cell table:style-name="ce5" office:value-type="float" office:value="2323">
            <text:p>2323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Hammerfest_Airport">Hammerfest Airport</text:a></text:p>
          </table:table-cell>
          <table:table-cell table:style-name="ce1" office:value-type="string">
            <text:p>Avinor</text:p>
          </table:table-cell>
          <table:table-cell office:value-type="string">
            <text:p>ENHF</text:p>
          </table:table-cell>
          <table:table-cell office:value-type="string">
            <text:p>HFT</text:p>
          </table:table-cell>
          <table:table-cell table:style-name="ce5" office:value-type="float" office:value="882">
            <text:p>882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Stokmarknes_Airport,_Skagen">Stokmarknes Airport, Skagen</text:a></text:p>
          </table:table-cell>
          <table:table-cell table:style-name="ce1" office:value-type="string">
            <text:p>Avinor</text:p>
          </table:table-cell>
          <table:table-cell office:value-type="string">
            <text:p>ENSK</text:p>
          </table:table-cell>
          <table:table-cell office:value-type="string">
            <text:p>SKN</text:p>
          </table:table-cell>
          <table:table-cell table:style-name="ce5" office:value-type="float" office:value="886">
            <text:p>886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Ørsta-Volda_Airport,_Hovden">Ørsta-Volda Airport, Hovden</text:a></text:p>
          </table:table-cell>
          <table:table-cell table:style-name="ce1" office:value-type="string">
            <text:p>Avinor</text:p>
          </table:table-cell>
          <table:table-cell office:value-type="string">
            <text:p>ENOV</text:p>
          </table:table-cell>
          <table:table-cell office:value-type="string">
            <text:p>HOV</text:p>
          </table:table-cell>
          <table:table-cell table:style-name="ce5" office:value-type="float" office:value="866">
            <text:p>866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Leknes_Airport">Leknes Airport</text:a></text:p>
          </table:table-cell>
          <table:table-cell table:style-name="ce1" office:value-type="string">
            <text:p>Avinor</text:p>
          </table:table-cell>
          <table:table-cell office:value-type="string">
            <text:p>ENLK</text:p>
          </table:table-cell>
          <table:table-cell office:value-type="string">
            <text:p>LKN</text:p>
          </table:table-cell>
          <table:table-cell table:style-name="ce5" office:value-type="float" office:value="878">
            <text:p>878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Mo_i_Rana_Airport,_Røssvoll">Mo i Rana Airport, Røssvoll</text:a></text:p>
          </table:table-cell>
          <table:table-cell table:style-name="ce1" office:value-type="string">
            <text:p>Avinor</text:p>
          </table:table-cell>
          <table:table-cell office:value-type="string">
            <text:p>ENRA</text:p>
          </table:table-cell>
          <table:table-cell office:value-type="string">
            <text:p>MQN</text:p>
          </table:table-cell>
          <table:table-cell table:style-name="ce5" office:value-type="float" office:value="841">
            <text:p>841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Vadsø_Airport">Vadsø Airport</text:a></text:p>
          </table:table-cell>
          <table:table-cell table:style-name="ce1" office:value-type="string">
            <text:p>Avinor</text:p>
          </table:table-cell>
          <table:table-cell office:value-type="string">
            <text:p>ENVD</text:p>
          </table:table-cell>
          <table:table-cell office:value-type="string">
            <text:p>VDS</text:p>
          </table:table-cell>
          <table:table-cell table:style-name="ce5" office:value-type="float" office:value="877">
            <text:p>877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Førde_Airport,_Bringeland">Førde Airport, Bringeland</text:a></text:p>
          </table:table-cell>
          <table:table-cell table:style-name="ce1" office:value-type="string">
            <text:p>Avinor</text:p>
          </table:table-cell>
          <table:table-cell office:value-type="string">
            <text:p>ENBL</text:p>
          </table:table-cell>
          <table:table-cell office:value-type="string">
            <text:p>FDE</text:p>
          </table:table-cell>
          <table:table-cell table:style-name="ce5" office:value-type="float" office:value="940">
            <text:p>94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Svolvær_Airport,_Helle">Svolvær Airport, Helle</text:a></text:p>
          </table:table-cell>
          <table:table-cell table:style-name="ce1" office:value-type="string">
            <text:p>Avinor</text:p>
          </table:table-cell>
          <table:table-cell office:value-type="string">
            <text:p>ENSH</text:p>
          </table:table-cell>
          <table:table-cell office:value-type="string">
            <text:p>SVJ</text:p>
          </table:table-cell>
          <table:table-cell table:style-name="ce5" office:value-type="float" office:value="857">
            <text:p>857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Sandnessjøen_Airport,_Stokka">Sandnessjøen Airport, Stokka</text:a></text:p>
          </table:table-cell>
          <table:table-cell table:style-name="ce1" office:value-type="string">
            <text:p>Avinor</text:p>
          </table:table-cell>
          <table:table-cell office:value-type="string">
            <text:p>ENST</text:p>
          </table:table-cell>
          <table:table-cell office:value-type="string">
            <text:p>SSJ</text:p>
          </table:table-cell>
          <table:table-cell table:style-name="ce5" office:value-type="float" office:value="1086">
            <text:p>1086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Lakselv_Airport,_Banak">Lakselv Airport, Banak</text:a></text:p>
          </table:table-cell>
          <table:table-cell table:style-name="ce1" office:value-type="string">
            <text:p>Avinor</text:p>
          </table:table-cell>
          <table:table-cell office:value-type="string">
            <text:p>ENNA</text:p>
          </table:table-cell>
          <table:table-cell office:value-type="string">
            <text:p>LKL</text:p>
          </table:table-cell>
          <table:table-cell table:style-name="ce5" office:value-type="float" office:value="2784">
            <text:p>2784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Sogndal_Airport,_Haukåsen">Sogndal Airport, Haukåsen</text:a></text:p>
          </table:table-cell>
          <table:table-cell table:style-name="ce1" office:value-type="string">
            <text:p>Avinor</text:p>
          </table:table-cell>
          <table:table-cell office:value-type="string">
            <text:p>ENSG</text:p>
          </table:table-cell>
          <table:table-cell office:value-type="string">
            <text:p>SOG</text:p>
          </table:table-cell>
          <table:table-cell table:style-name="ce5" office:value-type="float" office:value="943">
            <text:p>943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Mosjøen_Airport,_Kjærstad">Mosjøen Airport, Kjærstad</text:a></text:p>
          </table:table-cell>
          <table:table-cell table:style-name="ce1" office:value-type="string">
            <text:p>Avinor</text:p>
          </table:table-cell>
          <table:table-cell office:value-type="string">
            <text:p>ENMS</text:p>
          </table:table-cell>
          <table:table-cell office:value-type="string">
            <text:p>MJF</text:p>
          </table:table-cell>
          <table:table-cell table:style-name="ce5" office:value-type="float" office:value="919">
            <text:p>919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Skien_Airport,_Geiteryggen">Skien Airport, Geiteryggen</text:a></text:p>
          </table:table-cell>
          <table:table-cell table:style-name="ce1" office:value-type="string">
            <text:p>Municipal</text:p>
          </table:table-cell>
          <table:table-cell office:value-type="string">
            <text:p>ENSN</text:p>
          </table:table-cell>
          <table:table-cell office:value-type="string">
            <text:p>SKE</text:p>
          </table:table-cell>
          <table:table-cell table:style-name="ce5" office:value-type="float" office:value="1400">
            <text:p>140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Andøya_Airport,_Andenes">Andøya Airport, Andenes</text:a></text:p>
          </table:table-cell>
          <table:table-cell table:style-name="ce1" office:value-type="string">
            <text:p>Avinor</text:p>
          </table:table-cell>
          <table:table-cell office:value-type="string">
            <text:p>ENAN</text:p>
          </table:table-cell>
          <table:table-cell office:value-type="string">
            <text:p>ANX</text:p>
          </table:table-cell>
          <table:table-cell table:style-name="ce5" office:value-type="float" office:value="2468">
            <text:p>2468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Sandane_Airport,_Anda">Sandane Airport, Anda</text:a></text:p>
          </table:table-cell>
          <table:table-cell table:style-name="ce1" office:value-type="string">
            <text:p>Avinor</text:p>
          </table:table-cell>
          <table:table-cell office:value-type="string">
            <text:p>ENSD</text:p>
          </table:table-cell>
          <table:table-cell office:value-type="string">
            <text:p>SDN</text:p>
          </table:table-cell>
          <table:table-cell table:style-name="ce5" office:value-type="float" office:value="840">
            <text:p>84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Narvik_Airport,_Framnes">Narvik Airport, Framnes</text:a></text:p>
          </table:table-cell>
          <table:table-cell table:style-name="ce1" office:value-type="string">
            <text:p>Avinor</text:p>
          </table:table-cell>
          <table:table-cell office:value-type="string">
            <text:p>ENNK</text:p>
          </table:table-cell>
          <table:table-cell office:value-type="string">
            <text:p>NVK</text:p>
          </table:table-cell>
          <table:table-cell table:style-name="ce5" office:value-type="float" office:value="909">
            <text:p>909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Rørvik_Airport,_Ryum">Rørvik Airport, Ryum</text:a></text:p>
          </table:table-cell>
          <table:table-cell table:style-name="ce1" office:value-type="string">
            <text:p>Avinor</text:p>
          </table:table-cell>
          <table:table-cell office:value-type="string">
            <text:p>ENRM</text:p>
          </table:table-cell>
          <table:table-cell office:value-type="string">
            <text:p>RVK</text:p>
          </table:table-cell>
          <table:table-cell table:style-name="ce5" office:value-type="float" office:value="880">
            <text:p>88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Namsos_Airport,_Høknesøra">Namsos Airport, Høknesøra</text:a></text:p>
          </table:table-cell>
          <table:table-cell table:style-name="ce1" office:value-type="string">
            <text:p>Avinor</text:p>
          </table:table-cell>
          <table:table-cell office:value-type="string">
            <text:p>ENNM</text:p>
          </table:table-cell>
          <table:table-cell office:value-type="string">
            <text:p>OSY</text:p>
          </table:table-cell>
          <table:table-cell table:style-name="ce5" office:value-type="float" office:value="838">
            <text:p>838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Stord_Airport,_Sørstokken">Stord Airport, Sørstokken</text:a></text:p>
          </table:table-cell>
          <table:table-cell table:style-name="ce1" office:value-type="string">
            <text:p>Municipal</text:p>
          </table:table-cell>
          <table:table-cell office:value-type="string">
            <text:p>ENSO</text:p>
          </table:table-cell>
          <table:table-cell office:value-type="string">
            <text:p>SRP</text:p>
          </table:table-cell>
          <table:table-cell table:style-name="ce5" office:value-type="float" office:value="1460">
            <text:p>146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Røros_Airport">Røros Airport</text:a></text:p>
          </table:table-cell>
          <table:table-cell table:style-name="ce1" office:value-type="string">
            <text:p>Avinor</text:p>
          </table:table-cell>
          <table:table-cell office:value-type="string">
            <text:p>ENRO</text:p>
          </table:table-cell>
          <table:table-cell office:value-type="string">
            <text:p>RRS</text:p>
          </table:table-cell>
          <table:table-cell table:style-name="ce5" office:value-type="float" office:value="1720">
            <text:p>172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Mehamn_Airport">Mehamn Airport</text:a></text:p>
          </table:table-cell>
          <table:table-cell table:style-name="ce1" office:value-type="string">
            <text:p>Avinor</text:p>
          </table:table-cell>
          <table:table-cell office:value-type="string">
            <text:p>ENMH</text:p>
          </table:table-cell>
          <table:table-cell office:value-type="string">
            <text:p>MEH</text:p>
          </table:table-cell>
          <table:table-cell table:style-name="ce5" office:value-type="float" office:value="880">
            <text:p>88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Sørkjosen_Airport">Sørkjosen Airport</text:a></text:p>
          </table:table-cell>
          <table:table-cell table:style-name="ce1" office:value-type="string">
            <text:p>Avinor</text:p>
          </table:table-cell>
          <table:table-cell office:value-type="string">
            <text:p>ENSR</text:p>
          </table:table-cell>
          <table:table-cell office:value-type="string">
            <text:p>SOJ</text:p>
          </table:table-cell>
          <table:table-cell table:style-name="ce5" office:value-type="float" office:value="919">
            <text:p>919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Honningsvåg_Airport,_Valan">Honningsvåg Airport, Valan</text:a></text:p>
          </table:table-cell>
          <table:table-cell table:style-name="ce1" office:value-type="string">
            <text:p>Avinor</text:p>
          </table:table-cell>
          <table:table-cell office:value-type="string">
            <text:p>ENHV</text:p>
          </table:table-cell>
          <table:table-cell office:value-type="string">
            <text:p>HVG</text:p>
          </table:table-cell>
          <table:table-cell table:style-name="ce5" office:value-type="float" office:value="800">
            <text:p>80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Vardø_Airport,_Svartnes">Vardø Airport, Svartnes</text:a></text:p>
          </table:table-cell>
          <table:table-cell table:style-name="ce1" office:value-type="string">
            <text:p>Avinor</text:p>
          </table:table-cell>
          <table:table-cell office:value-type="string">
            <text:p>ENSS</text:p>
          </table:table-cell>
          <table:table-cell office:value-type="string">
            <text:p>VAW</text:p>
          </table:table-cell>
          <table:table-cell table:style-name="ce5" office:value-type="float" office:value="1130">
            <text:p>113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Røst_Airport">Røst Airport</text:a></text:p>
          </table:table-cell>
          <table:table-cell table:style-name="ce1" office:value-type="string">
            <text:p>Avinor</text:p>
          </table:table-cell>
          <table:table-cell office:value-type="string">
            <text:p>ENRS</text:p>
          </table:table-cell>
          <table:table-cell office:value-type="string">
            <text:p>RET</text:p>
          </table:table-cell>
          <table:table-cell table:style-name="ce5" office:value-type="float" office:value="880">
            <text:p>88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Båtsfjord_Airport">Båtsfjord Airport</text:a></text:p>
          </table:table-cell>
          <table:table-cell table:style-name="ce1" office:value-type="string">
            <text:p>Avinor</text:p>
          </table:table-cell>
          <table:table-cell office:value-type="string">
            <text:p>ENBS</text:p>
          </table:table-cell>
          <table:table-cell office:value-type="string">
            <text:p>BJF</text:p>
          </table:table-cell>
          <table:table-cell table:style-name="ce5" office:value-type="float" office:value="1000">
            <text:p>100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Værøy_Heliport">Værøy Heliport</text:a></text:p>
          </table:table-cell>
          <table:table-cell table:style-name="ce1" office:value-type="string">
            <text:p>Avinor</text:p>
          </table:table-cell>
          <table:table-cell office:value-type="string">
            <text:p>ENVR</text:p>
          </table:table-cell>
          <table:table-cell office:value-type="string">
            <text:p>VAW</text:p>
          </table:table-cell>
          <table:table-cell table:style-name="ce6" office:value-type="string">
            <text:p>—</text:p>
          </table:table-cell>
          <table:table-cell table:style-name="ce6"/>
          <table:table-cell table:style-name="ce5"/>
          <table:table-cell/>
        </table:table-row>
        <table:table-row table:style-name="ro1">
          <table:table-cell office:value-type="string">
            <text:p><text:a xlink:href="http://en.wikipedia.org/wiki/Fagernes_Airport,_Leirin">Fagernes Airport, Leirin</text:a></text:p>
          </table:table-cell>
          <table:table-cell table:style-name="ce1" office:value-type="string">
            <text:p>Avinor</text:p>
          </table:table-cell>
          <table:table-cell office:value-type="string">
            <text:p>ENFG</text:p>
          </table:table-cell>
          <table:table-cell office:value-type="string">
            <text:p>VDB</text:p>
          </table:table-cell>
          <table:table-cell table:style-name="ce5" office:value-type="float" office:value="2060">
            <text:p>206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Hasvik_Airport">Hasvik Airport</text:a></text:p>
          </table:table-cell>
          <table:table-cell table:style-name="ce1" office:value-type="string">
            <text:p>Avinor</text:p>
          </table:table-cell>
          <table:table-cell office:value-type="string">
            <text:p>ENHK</text:p>
          </table:table-cell>
          <table:table-cell office:value-type="string">
            <text:p>HAA</text:p>
          </table:table-cell>
          <table:table-cell table:style-name="ce5" office:value-type="float" office:value="970">
            <text:p>970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Ørland_Airport">Ørland Airport</text:a></text:p>
          </table:table-cell>
          <table:table-cell table:style-name="ce1" office:value-type="string">
            <text:p>Municipal</text:p>
          </table:table-cell>
          <table:table-cell office:value-type="string">
            <text:p>ENOL</text:p>
          </table:table-cell>
          <table:table-cell office:value-type="string">
            <text:p>OLA</text:p>
          </table:table-cell>
          <table:table-cell table:style-name="ce5" office:value-type="float" office:value="2714">
            <text:p>2714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Berlevåg_Airport">Berlevåg Airport</text:a></text:p>
          </table:table-cell>
          <table:table-cell table:style-name="ce1" office:value-type="string">
            <text:p>Avinor</text:p>
          </table:table-cell>
          <table:table-cell office:value-type="string">
            <text:p>ENBV</text:p>
          </table:table-cell>
          <table:table-cell office:value-type="string">
            <text:p>BVG</text:p>
          </table:table-cell>
          <table:table-cell table:style-name="ce5" office:value-type="float" office:value="919">
            <text:p>919</text:p>
          </table:table-cell>
          <table:table-cell table:style-name="ce5" table:number-columns-repeated="2"/>
          <table:table-cell/>
        </table:table-row>
        <table:table-row table:style-name="ro1">
          <table:table-cell office:value-type="string">
            <text:p><text:a xlink:href="http://en.wikipedia.org/wiki/Notodden_Airport,_Tuven">Notodden Airport, Tuven</text:a></text:p>
          </table:table-cell>
          <table:table-cell table:style-name="ce1" office:value-type="string">
            <text:p>Municipal</text:p>
          </table:table-cell>
          <table:table-cell office:value-type="string">
            <text:p>ENNO</text:p>
          </table:table-cell>
          <table:table-cell office:value-type="string">
            <text:p>NTB</text:p>
          </table:table-cell>
          <table:table-cell table:style-name="ce5" office:value-type="float" office:value="1393">
            <text:p>1393</text:p>
          </table:table-cell>
          <table:table-cell table:style-name="ce5" table:number-columns-repeated="2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Poland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>
            <text:p><text:a xlink:href="http://en.wikipedia.org/wiki/Warsaw">Warsaw</text:a></text:p>
          </table:table-cell>
          <table:table-cell table:style-name="ce1" office:value-type="string">
            <text:p><text:a xlink:href="http://en.wikipedia.org/wiki/Masovian_Voivodeship">Masovian</text:a></text:p>
          </table:table-cell>
          <table:table-cell table:style-name="ce3" office:value-type="string">
            <text:p><text:a xlink:href="http://en.wikipedia.org/wiki/Okęcie">Okęcie</text:a></text:p>
            <text:p>(<text:a xlink:href="http://en.wikipedia.org/wiki/Warsaw">Warsaw</text:a> — <text:a xlink:href="http://en.wikipedia.org/wiki/Włochy">Włochy</text:a>)</text:p>
          </table:table-cell>
          <table:table-cell office:value-type="string">
            <text:p>EPWA</text:p>
          </table:table-cell>
          <table:table-cell office:value-type="string">
            <text:p>WAW</text:p>
          </table:table-cell>
          <table:table-cell table:style-name="ce1" table:number-columns-repeated="3"/>
        </table:table-row>
        <table:table-row table:style-name="ro3">
          <table:table-cell office:value-type="string">
            <text:p><text:a xlink:href="http://en.wikipedia.org/wiki/Kraków">Kraków</text:a></text:p>
          </table:table-cell>
          <table:table-cell table:style-name="ce1" office:value-type="string">
            <text:p><text:a xlink:href="http://en.wikipedia.org/wiki/Lesser_Poland_Voivodeship">Lesser Poland</text:a></text:p>
          </table:table-cell>
          <table:table-cell table:style-name="ce3" office:value-type="string">
            <text:p><text:a xlink:href="http://en.wikipedia.org/wiki/Balice,_Lesser_Poland_Voivodeship">Balice</text:a></text:p>
            <text:p>(<text:a xlink:href="http://en.wikipedia.org/wiki/Gmina_Zabierzów">Zabierzów</text:a>)</text:p>
          </table:table-cell>
          <table:table-cell office:value-type="string">
            <text:p>EPKK</text:p>
          </table:table-cell>
          <table:table-cell office:value-type="string">
            <text:p>KRK</text:p>
          </table:table-cell>
          <table:table-cell table:style-name="ce1" table:number-columns-repeated="3"/>
        </table:table-row>
        <table:table-row table:style-name="ro3">
          <table:table-cell office:value-type="string">
            <text:p><text:a xlink:href="http://en.wikipedia.org/wiki/Katowice">Katowice</text:a></text:p>
          </table:table-cell>
          <table:table-cell table:style-name="ce1" office:value-type="string">
            <text:p><text:a xlink:href="http://en.wikipedia.org/wiki/Silesian_Voivodeship">Silesian</text:a></text:p>
          </table:table-cell>
          <table:table-cell table:style-name="ce3" office:value-type="string">
            <text:p><text:a xlink:href="http://en.wikipedia.org/wiki/Pyrzowice">Pyrzowice</text:a></text:p>
            <text:p>(<text:a xlink:href="http://en.wikipedia.org/wiki/Gmina_Ożarowice">Ożarowice</text:a>)</text:p>
          </table:table-cell>
          <table:table-cell office:value-type="string">
            <text:p>EPKT</text:p>
          </table:table-cell>
          <table:table-cell office:value-type="string">
            <text:p>KTW</text:p>
          </table:table-cell>
          <table:table-cell table:style-name="ce1" table:number-columns-repeated="3"/>
        </table:table-row>
        <table:table-row table:style-name="ro2">
          <table:table-cell office:value-type="string">
            <text:p><text:a xlink:href="http://en.wikipedia.org/wiki/Gdańsk">Gdańsk</text:a> (<text:a xlink:href="http://en.wikipedia.org/wiki/Tricity,_Poland">Tricity</text:a>)</text:p>
          </table:table-cell>
          <table:table-cell table:style-name="ce1" office:value-type="string">
            <text:p><text:a xlink:href="http://en.wikipedia.org/wiki/Pomeranian_Voivodeship">Pomeranian</text:a></text:p>
          </table:table-cell>
          <table:table-cell table:style-name="ce3" office:value-type="string">
            <text:p>Rębiechowo</text:p>
            <text:p>(<text:a xlink:href="http://en.wikipedia.org/wiki/Gdańsk">Gdańsk</text:a> — <text:a xlink:href="http://en.wikipedia.org/wiki/Matarnia">Matarnia</text:a>)</text:p>
          </table:table-cell>
          <table:table-cell office:value-type="string">
            <text:p>EPGD</text:p>
          </table:table-cell>
          <table:table-cell office:value-type="string">
            <text:p>GDN</text:p>
          </table:table-cell>
          <table:table-cell table:style-name="ce1" table:number-columns-repeated="3"/>
        </table:table-row>
        <table:table-row table:style-name="ro3">
          <table:table-cell office:value-type="string">
            <text:p><text:a xlink:href="http://en.wikipedia.org/wiki/Wrocław">Wrocław</text:a></text:p>
          </table:table-cell>
          <table:table-cell table:style-name="ce1" office:value-type="string">
            <text:p><text:a xlink:href="http://en.wikipedia.org/wiki/Lower_Silesian_Voivodeship">Lower Silesian</text:a></text:p>
          </table:table-cell>
          <table:table-cell table:style-name="ce3" office:value-type="string">
            <text:p>Strachowice</text:p>
            <text:p>(<text:a xlink:href="http://en.wikipedia.org/wiki/Wrocław">Wrocław</text:a>)</text:p>
          </table:table-cell>
          <table:table-cell office:value-type="string">
            <text:p>EPWR</text:p>
          </table:table-cell>
          <table:table-cell office:value-type="string">
            <text:p>WRO</text:p>
          </table:table-cell>
          <table:table-cell table:style-name="ce1" table:number-columns-repeated="3"/>
        </table:table-row>
        <table:table-row table:style-name="ro2">
          <table:table-cell office:value-type="string">
            <text:p><text:a xlink:href="http://en.wikipedia.org/wiki/Poznań">Poznań</text:a></text:p>
          </table:table-cell>
          <table:table-cell table:style-name="ce1" office:value-type="string">
            <text:p><text:a xlink:href="http://en.wikipedia.org/wiki/Greater_Poland_Voivodeship">Greater Poland</text:a></text:p>
          </table:table-cell>
          <table:table-cell table:style-name="ce3" office:value-type="string">
            <text:p>Ławica</text:p>
            <text:p>(<text:a xlink:href="http://en.wikipedia.org/wiki/Poznań">Poznań</text:a> — <text:a xlink:href="http://en.wikipedia.org/wiki/Grunwald,_Poznań">Grunwald</text:a>)</text:p>
          </table:table-cell>
          <table:table-cell office:value-type="string">
            <text:p>EPPO</text:p>
          </table:table-cell>
          <table:table-cell office:value-type="string">
            <text:p>POZ</text:p>
          </table:table-cell>
          <table:table-cell table:style-name="ce1" table:number-columns-repeated="3"/>
        </table:table-row>
        <table:table-row table:style-name="ro2">
          <table:table-cell office:value-type="string">
            <text:p><text:a xlink:href="http://en.wikipedia.org/wiki/Rzeszów">Rzeszów</text:a></text:p>
          </table:table-cell>
          <table:table-cell table:style-name="ce1" office:value-type="string">
            <text:p><text:a xlink:href="http://en.wikipedia.org/wiki/Podkarpackie_Voivodeship">Subcarpathian</text:a></text:p>
          </table:table-cell>
          <table:table-cell table:style-name="ce3" office:value-type="string">
            <text:p><text:a xlink:href="http://en.wikipedia.org/wiki/Jasionka,_Rzeszów_County">Jasionka</text:a></text:p>
            <text:p>(<text:a xlink:href="http://en.wikipedia.org/wiki/Gmina_Trzebownisko">Trzebownisko</text:a>)</text:p>
          </table:table-cell>
          <table:table-cell office:value-type="string">
            <text:p>EPRZ</text:p>
          </table:table-cell>
          <table:table-cell office:value-type="string">
            <text:p>RZE</text:p>
          </table:table-cell>
          <table:table-cell table:style-name="ce1" table:number-columns-repeated="3"/>
        </table:table-row>
        <table:table-row table:style-name="ro3">
          <table:table-cell office:value-type="string">
            <text:p><text:a xlink:href="http://en.wikipedia.org/wiki/Łódź">Łódź</text:a></text:p>
          </table:table-cell>
          <table:table-cell table:style-name="ce1" office:value-type="string">
            <text:p><text:a xlink:href="http://en.wikipedia.org/wiki/Łódź_Voivodeship">Łódźkie</text:a></text:p>
          </table:table-cell>
          <table:table-cell table:style-name="ce3" office:value-type="string">
            <text:p>Lublinek</text:p>
            <text:p>(<text:a xlink:href="http://en.wikipedia.org/wiki/Łódź">Łódź</text:a>)</text:p>
          </table:table-cell>
          <table:table-cell office:value-type="string">
            <text:p>EPLL</text:p>
          </table:table-cell>
          <table:table-cell office:value-type="string">
            <text:p>LCJ</text:p>
          </table:table-cell>
          <table:table-cell table:style-name="ce1" table:number-columns-repeated="3"/>
        </table:table-row>
        <table:table-row table:style-name="ro3">
          <table:table-cell office:value-type="string">
            <text:p><text:a xlink:href="http://en.wikipedia.org/wiki/Bydgoszcz">Bydgoszcz</text:a></text:p>
          </table:table-cell>
          <table:table-cell table:style-name="ce1" office:value-type="string">
            <text:p><text:a xlink:href="http://en.wikipedia.org/wiki/Kuyavian-Pomeranian_Voivodeship">Kuyavian-Pomeranian</text:a></text:p>
          </table:table-cell>
          <table:table-cell table:style-name="ce3" office:value-type="string">
            <text:p>Szwederowo</text:p>
            <text:p>(<text:a xlink:href="http://en.wikipedia.org/wiki/Bydgoszcz">Bydgoszcz</text:a>)</text:p>
          </table:table-cell>
          <table:table-cell office:value-type="string">
            <text:p>EPBY</text:p>
          </table:table-cell>
          <table:table-cell office:value-type="string">
            <text:p>BZG</text:p>
          </table:table-cell>
          <table:table-cell table:style-name="ce1" table:number-columns-repeated="3"/>
        </table:table-row>
        <table:table-row table:style-name="ro3">
          <table:table-cell office:value-type="string">
            <text:p><text:a xlink:href="http://en.wikipedia.org/wiki/Szczecin">Szczecin</text:a></text:p>
          </table:table-cell>
          <table:table-cell table:style-name="ce1" office:value-type="string">
            <text:p><text:a xlink:href="http://en.wikipedia.org/wiki/West_Pomeranian_Voivodeship">West Pomeranian</text:a></text:p>
          </table:table-cell>
          <table:table-cell table:style-name="ce3" office:value-type="string">
            <text:p><text:a xlink:href="http://en.wikipedia.org/wiki/Goleniów">Goleniów</text:a></text:p>
            <text:p>(<text:a xlink:href="http://en.wikipedia.org/wiki/Gmina_Goleniów">Goleniów</text:a>)</text:p>
          </table:table-cell>
          <table:table-cell office:value-type="string">
            <text:p>EPSC</text:p>
          </table:table-cell>
          <table:table-cell office:value-type="string">
            <text:p>SZZ</text:p>
          </table:table-cell>
          <table:table-cell table:style-name="ce1" table:number-columns-repeated="3"/>
        </table:table-row>
        <table:table-row table:style-name="ro3">
          <table:table-cell office:value-type="string">
            <text:p><text:a xlink:href="http://en.wikipedia.org/wiki/Zielona_Góra">Zielona Góra</text:a></text:p>
          </table:table-cell>
          <table:table-cell table:style-name="ce1" office:value-type="string">
            <text:p><text:a xlink:href="http://en.wikipedia.org/wiki/Lubusz_Voivodeship">Lubusz</text:a></text:p>
          </table:table-cell>
          <table:table-cell table:style-name="ce3" office:value-type="string">
            <text:p><text:a xlink:href="http://en.wikipedia.org/wiki/Babimost">Babimost</text:a></text:p>
            <text:p>(<text:a xlink:href="http://en.wikipedia.org/wiki/Gmina_Babimost">Babimost</text:a>)</text:p>
          </table:table-cell>
          <table:table-cell office:value-type="string">
            <text:p>EPZG</text:p>
          </table:table-cell>
          <table:table-cell office:value-type="string">
            <text:p>IEG</text:p>
          </table:table-cell>
          <table:table-cell table:style-name="ce1" table:number-columns-repeated="3"/>
        </table:table-row>
        <table:table-row table:style-name="ro4">
          <table:table-cell office:value-type="string">
            <text:p><text:a xlink:href="http://en.wikipedia.org/wiki/Warsaw">Warsaw</text:a></text:p>
          </table:table-cell>
          <table:table-cell table:style-name="ce1" office:value-type="string">
            <text:p><text:a xlink:href="http://en.wikipedia.org/wiki/Masovian_Voivodeship">Masovian</text:a></text:p>
          </table:table-cell>
          <table:table-cell table:style-name="ce3" office:value-type="string">
            <text:p><text:a xlink:href="http://en.wikipedia.org/wiki/Modlin_%28Nowy_Dwór_Mazowiecki%29">Modlin</text:a></text:p>
            <text:p>(<text:a xlink:href="http://en.wikipedia.org/wiki/Nowy_Dwór_Mazowiecki">Nowy Dwór Mazowiecki</text:a>)</text:p>
          </table:table-cell>
          <table:table-cell office:value-type="string">
            <text:p>EPMO</text:p>
          </table:table-cell>
          <table:table-cell office:value-type="string">
            <text:p>WMI</text:p>
          </table:table-cell>
          <table:table-cell table:style-name="ce1"/>
          <table:table-cell table:style-name="ce3"/>
          <table:table-cell table:style-name="ce1"/>
        </table:table-row>
        <table:table-row table:style-name="ro3">
          <table:table-cell office:value-type="string">
            <text:p><text:a xlink:href="http://en.wikipedia.org/wiki/Lublin">Lublin</text:a></text:p>
          </table:table-cell>
          <table:table-cell table:style-name="ce1" office:value-type="string">
            <text:p><text:a xlink:href="http://en.wikipedia.org/wiki/Lublin_Voivodeship">Lublin</text:a></text:p>
          </table:table-cell>
          <table:table-cell table:style-name="ce3" office:value-type="string">
            <text:p><text:a xlink:href="http://en.wikipedia.org/wiki/Świdnik">Świdnik</text:a></text:p>
            <text:p>(Świdnik)</text:p>
          </table:table-cell>
          <table:table-cell office:value-type="string">
            <text:p>EPLB</text:p>
          </table:table-cell>
          <table:table-cell office:value-type="string">
            <text:p>LUZ</text:p>
          </table:table-cell>
          <table:table-cell table:style-name="ce1"/>
          <table:table-cell table:style-name="ce3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Portugal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<text:a xlink:href="http://en.wikipedia.org/wiki/Beja_%28Portugal%29">Beja</text:a></text:p>
          </table:table-cell>
          <table:table-cell table:style-name="ce1" office:value-type="string">
            <text:p><text:a xlink:href="http://en.wikipedia.org/wiki/Alentejo">Alentejo</text:a></text:p>
          </table:table-cell>
          <table:table-cell office:value-type="string">
            <text:p>LPBJ</text:p>
          </table:table-cell>
          <table:table-cell office:value-type="string">
            <text:p>BYJ</text:p>
          </table:table-cell>
          <table:table-cell office:value-type="string">
            <text:p><text:a xlink:href="http://en.wikipedia.org/wiki/Beja_Airport">Beja Airport</text:a></text:p>
          </table:table-cell>
          <table:table-cell table:number-columns-repeated="3"/>
        </table:table-row>
        <table:table-row table:style-name="ro5">
          <table:table-cell office:value-type="string">
            <text:p><text:a xlink:href="http://en.wikipedia.org/wiki/Braga">Braga</text:a></text:p>
          </table:table-cell>
          <table:table-cell table:style-name="ce1" office:value-type="string">
            <text:p><text:a xlink:href="http://en.wikipedia.org/wiki/Norte,_Portugal">Norte</text:a></text:p>
          </table:table-cell>
          <table:table-cell office:value-type="string">
            <text:p>LPBR</text:p>
          </table:table-cell>
          <table:table-cell office:value-type="string">
            <text:p>BGZ</text:p>
          </table:table-cell>
          <table:table-cell office:value-type="string">
            <text:p><text:a xlink:href="http://en.wikipedia.org/wiki/Braga_Airport">Braga Airport</text:a> (Aeródromo Municipal de Braga) (Palmeira, Braga) <text:a xlink:href="http://www.pelicano.com.pt/zp_braga.html">[1]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Bragança_%28Portugal%29">Bragança</text:a></text:p>
          </table:table-cell>
          <table:table-cell table:style-name="ce1" office:value-type="string">
            <text:p><text:a xlink:href="http://en.wikipedia.org/wiki/Norte,_Portugal">Norte</text:a></text:p>
          </table:table-cell>
          <table:table-cell office:value-type="string">
            <text:p>LPBG</text:p>
          </table:table-cell>
          <table:table-cell office:value-type="string">
            <text:p>BGC</text:p>
          </table:table-cell>
          <table:table-cell office:value-type="string">
            <text:p><text:a xlink:href="http://en.wikipedia.org/wiki/Bragança_Airport">Bragança Airport</text:a> (Aeródromo Municipal de </text:p>
          </table:table-cell>
          <table:table-cell table:number-columns-repeated="3"/>
        </table:table-row>
        <table:table-row table:style-name="ro4">
          <table:table-cell office:value-type="string">
            <text:p><text:a xlink:href="http://en.wikipedia.org/wiki/Chaves_%28Portugal%29">Chaves</text:a></text:p>
          </table:table-cell>
          <table:table-cell table:style-name="ce1" office:value-type="string">
            <text:p><text:a xlink:href="http://en.wikipedia.org/wiki/Norte,_Portugal">Norte</text:a></text:p>
          </table:table-cell>
          <table:table-cell office:value-type="string">
            <text:p>LPCH</text:p>
          </table:table-cell>
          <table:table-cell office:value-type="string">
            <text:p>CHV</text:p>
          </table:table-cell>
          <table:table-cell office:value-type="string">
            <text:p><text:a xlink:href="http://en.wikipedia.org/w/index.php?title=Chaves_Airport&amp;action=edit&amp;redlink=1">Chaves Airport</text:a> (Aeródromo Municipal de Chaves) <text:a xlink:href="http://www.pelicano.com.pt/zp_chaves.html">[4]</text:a></text:p>
          </table:table-cell>
          <table:table-cell table:number-columns-repeated="3"/>
        </table:table-row>
        <table:table-row table:style-name="ro4">
          <table:table-cell office:value-type="string">
            <text:p><text:a xlink:href="http://en.wikipedia.org/wiki/Coimbra">Coimbra</text:a></text:p>
          </table:table-cell>
          <table:table-cell table:style-name="ce1" office:value-type="string">
            <text:p><text:a xlink:href="http://en.wikipedia.org/wiki/Centro,_Portugal">Centro</text:a></text:p>
          </table:table-cell>
          <table:table-cell office:value-type="string">
            <text:p>LPCO</text:p>
          </table:table-cell>
          <table:table-cell office:value-type="string">
            <text:p>CBP</text:p>
          </table:table-cell>
          <table:table-cell office:value-type="string">
            <text:p><text:a xlink:href="http://en.wikipedia.org/wiki/Coimbra_Airport">Coimbra Airport</text:a> (<text:a xlink:href="http://en.wikipedia.org/wiki/Aeródromo_Municipal_Bissaya_Barreto">Aeródromo Municipal Bissaya Barreto</text:a>:) <text:a xlink:href="http://www.pelicano.com.pt/zp_coimbra.html">[5]</text:a></text:p>
          </table:table-cell>
          <table:table-cell table:number-columns-repeated="3"/>
        </table:table-row>
        <table:table-row table:style-name="ro4">
          <table:table-cell office:value-type="string">
            <text:p><text:a xlink:href="http://en.wikipedia.org/wiki/Faro,_Portugal">Faro</text:a></text:p>
          </table:table-cell>
          <table:table-cell table:style-name="ce1" office:value-type="string">
            <text:p><text:a xlink:href="http://en.wikipedia.org/wiki/Algarve">Algarve</text:a></text:p>
          </table:table-cell>
          <table:table-cell office:value-type="string">
            <text:p>LPFR</text:p>
          </table:table-cell>
          <table:table-cell office:value-type="string">
            <text:p>FAO</text:p>
          </table:table-cell>
          <table:table-cell office:value-type="string">
            <text:p><text:a xlink:href="http://en.wikipedia.org/wiki/Faro_Airport">Faro Airport</text:a> (Aeroporto Internacional de Faro) <text:a xlink:href="http://www.pelicano.com.pt/zp_faro.html">[8]</text:a></text:p>
          </table:table-cell>
          <table:table-cell table:number-columns-repeated="3"/>
        </table:table-row>
        <table:table-row table:style-name="ro6">
          <table:table-cell office:value-type="string">
            <text:p><text:a xlink:href="http://en.wikipedia.org/wiki/Lisbon">Lisbon</text:a> (part of the paveway extends into <text:a xlink:href="http://en.wikipedia.org/wiki/Camarate">Camarate</text:a>, <text:a xlink:href="http://en.wikipedia.org/wiki/Loures">Loures</text:a>)</text:p>
          </table:table-cell>
          <table:table-cell table:style-name="ce1" office:value-type="string">
            <text:p><text:a xlink:href="http://en.wikipedia.org/wiki/Lisboa,_Region">Lisboa</text:a></text:p>
          </table:table-cell>
          <table:table-cell office:value-type="string">
            <text:p>LPPT</text:p>
          </table:table-cell>
          <table:table-cell office:value-type="string">
            <text:p>LIS</text:p>
          </table:table-cell>
          <table:table-cell office:value-type="string">
            <text:p><text:a xlink:href="http://en.wikipedia.org/wiki/Portela_Airport">Portela Airport</text:a> (Aeroporto da Portela de Sacavém)</text:p>
            <text:p>or: Lisbon Airport (Aeroporto Internacional de Lisboa) (Lisbon/Loures)<text:a xlink:href="http://www.pelicano.com.pt/zp_lisboa.html">[13]</text:a></text:p>
          </table:table-cell>
          <table:table-cell table:number-columns-repeated="3"/>
        </table:table-row>
        <table:table-row table:style-name="ro5">
          <table:table-cell office:value-type="string">
            <text:p><text:a xlink:href="http://en.wikipedia.org/wiki/Portimão">Portimão</text:a></text:p>
          </table:table-cell>
          <table:table-cell table:style-name="ce1" office:value-type="string">
            <text:p><text:a xlink:href="http://en.wikipedia.org/wiki/Algarve">Algarve</text:a></text:p>
          </table:table-cell>
          <table:table-cell office:value-type="string">
            <text:p>LPPM</text:p>
          </table:table-cell>
          <table:table-cell office:value-type="string">
            <text:p>PRM</text:p>
          </table:table-cell>
          <table:table-cell office:value-type="string">
            <text:p><text:a xlink:href="http://en.wikipedia.org/wiki/Portimão_Airport">Portimão Airport</text:a> (Aeródromo Municipal de Portimão) {Penina,Alvor}<text:a xlink:href="http://www.pelicano.com.pt/zp_portimao.html">[14]</text:a></text:p>
          </table:table-cell>
          <table:table-cell table:number-columns-repeated="3"/>
        </table:table-row>
        <table:table-row table:style-name="ro7">
          <table:table-cell office:value-type="string">
            <text:p><text:a xlink:href="http://en.wikipedia.org/wiki/Porto">Porto</text:a> (actually it's located in <text:a xlink:href="http://en.wikipedia.org/w/index.php?title=Moreira_%28Maia%29&amp;action=edit&amp;redlink=1">Moreira (Maia)</text:a>, <text:a xlink:href="http://en.wikipedia.org/wiki/Maia,_Porto,_Portugal">Maia</text:a>)</text:p>
          </table:table-cell>
          <table:table-cell table:style-name="ce1" office:value-type="string">
            <text:p><text:a xlink:href="http://en.wikipedia.org/wiki/Norte,_Portugal">Norte</text:a></text:p>
          </table:table-cell>
          <table:table-cell office:value-type="string">
            <text:p>LPPR</text:p>
          </table:table-cell>
          <table:table-cell office:value-type="string">
            <text:p>OPO</text:p>
          </table:table-cell>
          <table:table-cell office:value-type="string">
            <text:p><text:a xlink:href="http://en.wikipedia.org/wiki/Francisco_Sá_Carneiro_Airport">Francisco Sá Carneiro Airport</text:a> (Aeroporto Internacional Francisco Sá Carneiro) <text:a xlink:href="http://www.pelicano.com.pt/zp_porto.html">[15]</text:a> </text:p>
            <text:p>{Oporto/Porto(Maia)</text:p>
          </table:table-cell>
          <table:table-cell table:number-columns-repeated="3"/>
        </table:table-row>
        <table:table-row table:style-name="ro7">
          <table:table-cell office:value-type="string">
            <text:p><text:a xlink:href="http://en.wikipedia.org/wiki/Vila_Real_Municipality">Vila Real</text:a></text:p>
          </table:table-cell>
          <table:table-cell table:style-name="ce1" office:value-type="string">
            <text:p><text:a xlink:href="http://en.wikipedia.org/wiki/Norte,_Portugal">Norte</text:a></text:p>
          </table:table-cell>
          <table:table-cell office:value-type="string">
            <text:p>LPVR</text:p>
          </table:table-cell>
          <table:table-cell office:value-type="string">
            <text:p>VRL</text:p>
          </table:table-cell>
          <table:table-cell office:value-type="string">
            <text:p><text:a xlink:href="http://en.wikipedia.org/wiki/Vila_Real_Airport">Vila Real Airport</text:a> (Aeródromo Municipal de Vila Real){Vila Real/Douro} <text:a xlink:href="http://www.pelicano.com.pt/zp_vilareal.html">[19]</text:a></text:p>
          </table:table-cell>
          <table:table-cell table:number-columns-repeated="3"/>
        </table:table-row>
        <table:table-row table:style-name="ro8">
          <table:table-cell office:value-type="string">
            <text:p><text:a xlink:href="http://en.wikipedia.org/wiki/Viseu">Viseu</text:a></text:p>
          </table:table-cell>
          <table:table-cell table:style-name="ce1" office:value-type="string">
            <text:p><text:a xlink:href="http://en.wikipedia.org/wiki/Centro,_Portugal">Centro</text:a></text:p>
          </table:table-cell>
          <table:table-cell office:value-type="string">
            <text:p>LPVZ</text:p>
          </table:table-cell>
          <table:table-cell office:value-type="string">
            <text:p>VSE</text:p>
          </table:table-cell>
          <table:table-cell office:value-type="string">
            <text:p><text:a xlink:href="http://en.wikipedia.org/wiki/Viseu_Airport">Viseu Airport</text:a> (Aeródromo Municipal Gonçalves Lobato (Viseu)) <text:a xlink:href="http://www.pelicano.com.pt/zp_viseu.html">[20]</text:a> (Lordosa, Viseu)</text:p>
          </table:table-cell>
          <table:table-cell table:number-columns-repeated="3"/>
        </table:table-row>
        <table:table-row table:style-name="ro4">
          <table:table-cell office:value-type="string">
            <text:p><text:a xlink:href="http://en.wikipedia.org/wiki/Montijo,_Portugal">Montijo</text:a></text:p>
          </table:table-cell>
          <table:table-cell table:style-name="ce1" office:value-type="string">
            <text:p><text:a xlink:href="http://en.wikipedia.org/wiki/Lisboa,_Region">Lisboa</text:a></text:p>
          </table:table-cell>
          <table:table-cell office:value-type="string">
            <text:p>LPMT</text:p>
          </table:table-cell>
          <table:table-cell office:value-type="string">
            <text:p>PAF</text:p>
          </table:table-cell>
          <table:table-cell office:value-type="string">
            <text:p><text:a xlink:href="http://en.wikipedia.org/wiki/Montijo_Airbase">Montijo Airbase</text:a> (Base Aérea do Montijo) <text:a xlink:href="http://www.pelicano.com.pt/zp_montijo.html">[24]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Corvo_Island">Corvo Island</text:a></text:p>
          </table:table-cell>
          <table:table-cell table:style-name="ce1" office:value-type="string">
            <text:p><text:a xlink:href="http://en.wikipedia.org/wiki/Azores">Azores</text:a></text:p>
          </table:table-cell>
          <table:table-cell office:value-type="string">
            <text:p>LPCR</text:p>
          </table:table-cell>
          <table:table-cell office:value-type="string">
            <text:p>CVU</text:p>
          </table:table-cell>
          <table:table-cell office:value-type="string">
            <text:p><text:a xlink:href="http://en.wikipedia.org/wiki/Corvo_Airport">Corvo Airport</text:a> (Aérodromo do Corvo)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Faial_Island">Faial Island</text:a> (<text:a xlink:href="http://en.wikipedia.org/wiki/Horta_%28Azores%29">Horta</text:a>)</text:p>
          </table:table-cell>
          <table:table-cell table:style-name="ce1" office:value-type="string">
            <text:p><text:a xlink:href="http://en.wikipedia.org/wiki/Azores">Azores</text:a></text:p>
          </table:table-cell>
          <table:table-cell office:value-type="string">
            <text:p>LPHR</text:p>
          </table:table-cell>
          <table:table-cell office:value-type="string">
            <text:p>HOR</text:p>
          </table:table-cell>
          <table:table-cell office:value-type="string">
            <text:p><text:a xlink:href="http://en.wikipedia.org/wiki/Horta_Airport">Horta Airport</text:a> (Aeroporto da Horta)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Flores_Island_%28Azores%29">Flores Island</text:a></text:p>
          </table:table-cell>
          <table:table-cell table:style-name="ce1" office:value-type="string">
            <text:p><text:a xlink:href="http://en.wikipedia.org/wiki/Azores">Azores</text:a></text:p>
          </table:table-cell>
          <table:table-cell office:value-type="string">
            <text:p>LPFL</text:p>
          </table:table-cell>
          <table:table-cell office:value-type="string">
            <text:p>FLW</text:p>
          </table:table-cell>
          <table:table-cell office:value-type="string">
            <text:p><text:a xlink:href="http://en.wikipedia.org/wiki/Flores_Airport">Flores Airport</text:a> (Aeroporto das Flores)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Graciosa">Graciosa Island</text:a></text:p>
          </table:table-cell>
          <table:table-cell table:style-name="ce1" office:value-type="string">
            <text:p><text:a xlink:href="http://en.wikipedia.org/wiki/Azores">Azores</text:a></text:p>
          </table:table-cell>
          <table:table-cell office:value-type="string">
            <text:p>LPGR</text:p>
          </table:table-cell>
          <table:table-cell office:value-type="string">
            <text:p>GRW</text:p>
          </table:table-cell>
          <table:table-cell office:value-type="string">
            <text:p><text:a xlink:href="http://en.wikipedia.org/wiki/Graciosa_Airport">Graciosa Airport</text:a> (Aérodromo da Graciosa)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Pico_Island">Pico Island</text:a></text:p>
          </table:table-cell>
          <table:table-cell table:style-name="ce1" office:value-type="string">
            <text:p><text:a xlink:href="http://en.wikipedia.org/wiki/Azores">Azores</text:a></text:p>
          </table:table-cell>
          <table:table-cell office:value-type="string">
            <text:p>LPPI</text:p>
          </table:table-cell>
          <table:table-cell office:value-type="string">
            <text:p>PIX</text:p>
          </table:table-cell>
          <table:table-cell office:value-type="string">
            <text:p><text:a xlink:href="http://en.wikipedia.org/wiki/Pico_Airport">Pico Airport</text:a> (Aeroporto do Pico)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Santa_Maria_Island_%28Azores%29">Santa Maria</text:a></text:p>
          </table:table-cell>
          <table:table-cell table:style-name="ce1" office:value-type="string">
            <text:p><text:a xlink:href="http://en.wikipedia.org/wiki/Azores">Azores</text:a></text:p>
          </table:table-cell>
          <table:table-cell office:value-type="string">
            <text:p>LPAZ</text:p>
          </table:table-cell>
          <table:table-cell office:value-type="string">
            <text:p>SMA</text:p>
          </table:table-cell>
          <table:table-cell office:value-type="string">
            <text:p><text:a xlink:href="http://en.wikipedia.org/wiki/Santa_Maria_Airport_%28Azores%29">Santa Maria Airport</text:a> (Aeroporto de Santa Maria)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São_Jorge_Island">São Jorge Island</text:a></text:p>
          </table:table-cell>
          <table:table-cell table:style-name="ce1" office:value-type="string">
            <text:p><text:a xlink:href="http://en.wikipedia.org/wiki/Azores">Azores</text:a></text:p>
          </table:table-cell>
          <table:table-cell office:value-type="string">
            <text:p>LPSJ</text:p>
          </table:table-cell>
          <table:table-cell office:value-type="string">
            <text:p>SJZ</text:p>
          </table:table-cell>
          <table:table-cell office:value-type="string">
            <text:p><text:a xlink:href="http://en.wikipedia.org/wiki/São_Jorge_Airport">São Jorge Airport</text:a> (Aérodromo de São Jorge)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São_Miguel_Island">São Miguel Island</text:a> (<text:a xlink:href="http://en.wikipedia.org/wiki/Ponta_Delgada">Ponta Delgada</text:a>)</text:p>
          </table:table-cell>
          <table:table-cell table:style-name="ce1" office:value-type="string">
            <text:p><text:a xlink:href="http://en.wikipedia.org/wiki/Azores">Azores</text:a></text:p>
          </table:table-cell>
          <table:table-cell office:value-type="string">
            <text:p>LPPD</text:p>
          </table:table-cell>
          <table:table-cell office:value-type="string">
            <text:p>PDL</text:p>
          </table:table-cell>
          <table:table-cell office:value-type="string">
            <text:p><text:a xlink:href="http://en.wikipedia.org/wiki/João_Paulo_II_Airport">João Paulo II Airport</text:a> (Aeroporto João Paulo II)</text:p>
          </table:table-cell>
          <table:table-cell table:number-columns-repeated="3"/>
        </table:table-row>
        <table:table-row table:style-name="ro7">
          <table:table-cell office:value-type="string">
            <text:p><text:a xlink:href="http://en.wikipedia.org/wiki/Madeira">Madeira Island</text:a> (<text:a xlink:href="http://en.wikipedia.org/wiki/Funchal">Funchal</text:a>)</text:p>
          </table:table-cell>
          <table:table-cell table:style-name="ce1" office:value-type="string">
            <text:p><text:a xlink:href="http://en.wikipedia.org/wiki/Madeira">Madeira</text:a></text:p>
          </table:table-cell>
          <table:table-cell office:value-type="string">
            <text:p>LPMA</text:p>
          </table:table-cell>
          <table:table-cell office:value-type="string">
            <text:p>FNC</text:p>
          </table:table-cell>
          <table:table-cell office:value-type="string">
            <text:p><text:a xlink:href="http://en.wikipedia.org/wiki/Madeira_Airport">Madeira Airport</text:a>(Funchal) (Aeroporto da Madeira){Santa Cruz/Madeira} <text:a xlink:href="http://www.anam.pt/anam/lpma.asp?lid=en">[30]</text:a>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://en.wikipedia.org/wiki/Porto_Santo_Island">Porto Santo Island</text:a></text:p>
          </table:table-cell>
          <table:table-cell table:style-name="ce1" office:value-type="string">
            <text:p><text:a xlink:href="http://en.wikipedia.org/wiki/Madeira">Madeira</text:a></text:p>
          </table:table-cell>
          <table:table-cell office:value-type="string">
            <text:p>LPPS</text:p>
          </table:table-cell>
          <table:table-cell office:value-type="string">
            <text:p>PXO</text:p>
          </table:table-cell>
          <table:table-cell office:value-type="string">
            <text:p><text:a xlink:href="http://en.wikipedia.org/wiki/Porto_Santo_Airport">Porto Santo Airport</text:a> (Aeroporto do Porto Santo) (Vila Baleira) <text:a xlink:href="http://www.anam.pt/anam/lpps.asp?lid=en">[31]</text:a> <text:a xlink:href="http://www.pelicano.com.pt/zp_portosanto.html">[32]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Terceira_Island">Terceira Island</text:a></text:p>
          </table:table-cell>
          <table:table-cell table:style-name="ce1" office:value-type="string">
            <text:p><text:a xlink:href="http://en.wikipedia.org/wiki/Azores">Azores</text:a></text:p>
          </table:table-cell>
          <table:table-cell office:value-type="string">
            <text:p>LPLA</text:p>
          </table:table-cell>
          <table:table-cell office:value-type="string">
            <text:p>TER</text:p>
          </table:table-cell>
          <table:table-cell office:value-type="string">
            <text:p><text:a xlink:href="http://en.wikipedia.org/wiki/Lajes_Air_Base">Lajes Air Base</text:a> (Base Aérea das Lajes)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Romania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>
            <text:p><text:a xlink:href="http://en.wikipedia.org/wiki/Arad,_Romania">Arad</text:a></text:p>
          </table:table-cell>
          <table:table-cell/>
          <table:table-cell office:value-type="string">
            <text:p>LRAR</text:p>
          </table:table-cell>
          <table:table-cell office:value-type="string">
            <text:p>ARW</text:p>
          </table:table-cell>
          <table:table-cell office:value-type="string">
            <text:p><text:a xlink:href="http://en.wikipedia.org/wiki/Arad_International_Airport">Arad International Airport</text:a> <text:a xlink:href="http://www.aeroportularad.ro/">[1]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Bacău">Bacău</text:a></text:p>
          </table:table-cell>
          <table:table-cell/>
          <table:table-cell office:value-type="string">
            <text:p>LRBC</text:p>
          </table:table-cell>
          <table:table-cell office:value-type="string">
            <text:p>BCM</text:p>
          </table:table-cell>
          <table:table-cell office:value-type="string">
            <text:p><text:a xlink:href="http://en.wikipedia.org/wiki/Bacău_International_Airport">Bacău International Airport</text:a> <text:a xlink:href="http://www.bacauairport.ro/">[2]</text:a></text:p>
          </table:table-cell>
          <table:table-cell table:number-columns-repeated="3"/>
        </table:table-row>
        <table:table-row table:style-name="ro4">
          <table:table-cell office:value-type="string">
            <text:p><text:a xlink:href="http://en.wikipedia.org/wiki/Baia_Mare">Baia Mare</text:a> / <text:a xlink:href="http://ro.wikipedia.org/wiki/Tăuţii-Măgherăuş">Tăuţii-Măgherăuş</text:a></text:p>
          </table:table-cell>
          <table:table-cell/>
          <table:table-cell office:value-type="string">
            <text:p>LRBM</text:p>
          </table:table-cell>
          <table:table-cell office:value-type="string">
            <text:p>BAY</text:p>
          </table:table-cell>
          <table:table-cell table:style-name="ce4" office:value-type="string">
            <text:p><text:a xlink:href="http://en.wikipedia.org/wiki/Baia_Mare_Airport">Baia Mare Airport</text:a> (Tăuţii-Măgherăuş Airport) <text:a xlink:href="http://www.baiamareairport.ro/">[3]</text:a></text:p>
          </table:table-cell>
          <table:table-cell table:number-columns-repeated="3"/>
        </table:table-row>
        <table:table-row table:style-name="ro4">
          <table:table-cell office:value-type="string">
            <text:p><text:a xlink:href="http://en.wikipedia.org/wiki/Bucharest">Bucharest</text:a> / <text:a xlink:href="http://en.wikipedia.org/wiki/Băneasa">Băneasa</text:a></text:p>
          </table:table-cell>
          <table:table-cell/>
          <table:table-cell office:value-type="string">
            <text:p>LRBS</text:p>
          </table:table-cell>
          <table:table-cell office:value-type="string">
            <text:p>BBU</text:p>
          </table:table-cell>
          <table:table-cell table:style-name="ce4" office:value-type="string">
            <text:p><text:a xlink:href="http://en.wikipedia.org/wiki/Aurel_Vlaicu_International_Airport">Bucharest "Aurel Vlaicu" International Airport</text:a> (formerly Băneasa Airport) <text:a xlink:href="http://www.baneasa.aero/">[4]</text:a></text:p>
          </table:table-cell>
          <table:table-cell table:number-columns-repeated="3"/>
        </table:table-row>
        <table:table-row table:style-name="ro4">
          <table:table-cell office:value-type="string">
            <text:p><text:a xlink:href="http://en.wikipedia.org/wiki/Bucharest">Bucharest</text:a> / <text:a xlink:href="http://en.wikipedia.org/wiki/Otopeni">Otopeni</text:a></text:p>
          </table:table-cell>
          <table:table-cell/>
          <table:table-cell office:value-type="string">
            <text:p>LROP</text:p>
          </table:table-cell>
          <table:table-cell office:value-type="string">
            <text:p>OTP</text:p>
          </table:table-cell>
          <table:table-cell table:style-name="ce4" office:value-type="string">
            <text:p><text:a xlink:href="http://en.wikipedia.org/wiki/Henri_Coandă_International_Airport">Bucharest "Henri Coandǎ" International Airport</text:a> (formerly Otopeni Airport) <text:a xlink:href="http://www.otp-airport.ro/">[5]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Cluj-Napoca">Cluj-Napoca</text:a></text:p>
          </table:table-cell>
          <table:table-cell/>
          <table:table-cell office:value-type="string">
            <text:p>LRCL</text:p>
          </table:table-cell>
          <table:table-cell office:value-type="string">
            <text:p>CLJ</text:p>
          </table:table-cell>
          <table:table-cell office:value-type="string">
            <text:p><text:a xlink:href="http://en.wikipedia.org/wiki/Cluj-Napoca_International_Airport">Cluj-Napoca International Airport</text:a> <text:a xlink:href="http://www.airportcluj.ro/">[6]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Constanţa">Constanţa</text:a></text:p>
          </table:table-cell>
          <table:table-cell/>
          <table:table-cell office:value-type="string">
            <text:p>LRCK</text:p>
          </table:table-cell>
          <table:table-cell office:value-type="string">
            <text:p>CND</text:p>
          </table:table-cell>
          <table:table-cell office:value-type="string">
            <text:p><text:a xlink:href="http://en.wikipedia.org/wiki/Mihail_Kogălniceanu_International_Airport">Constanţa "Mihail Kogălniceanu" International Airport</text:a> <text:a xlink:href="http://www.mk-airport.ro/">[7]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Craiova">Craiova</text:a></text:p>
          </table:table-cell>
          <table:table-cell/>
          <table:table-cell office:value-type="string">
            <text:p>LRCV</text:p>
          </table:table-cell>
          <table:table-cell office:value-type="string">
            <text:p>CRA</text:p>
          </table:table-cell>
          <table:table-cell office:value-type="string">
            <text:p><text:a xlink:href="http://en.wikipedia.org/wiki/Craiova_Airport">Craiova Airport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Iași">Iași</text:a></text:p>
          </table:table-cell>
          <table:table-cell/>
          <table:table-cell office:value-type="string">
            <text:p>LRIA</text:p>
          </table:table-cell>
          <table:table-cell office:value-type="string">
            <text:p>IAS</text:p>
          </table:table-cell>
          <table:table-cell office:value-type="string">
            <text:p><text:a xlink:href="http://en.wikipedia.org/wiki/Iași_International_Airport">Iași International Airport</text:a> <text:a xlink:href="http://www.aeroport.ro/">[8]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Oradea">Oradea</text:a></text:p>
          </table:table-cell>
          <table:table-cell/>
          <table:table-cell office:value-type="string">
            <text:p>LROD</text:p>
          </table:table-cell>
          <table:table-cell office:value-type="string">
            <text:p>OMR</text:p>
          </table:table-cell>
          <table:table-cell office:value-type="string">
            <text:p><text:a xlink:href="http://en.wikipedia.org/wiki/Oradea_International_Airport">Oradea International Airport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Satu_Mare">Satu Mare</text:a></text:p>
          </table:table-cell>
          <table:table-cell/>
          <table:table-cell office:value-type="string">
            <text:p>LRSM</text:p>
          </table:table-cell>
          <table:table-cell office:value-type="string">
            <text:p>SUJ</text:p>
          </table:table-cell>
          <table:table-cell office:value-type="string">
            <text:p><text:a xlink:href="http://en.wikipedia.org/wiki/Satu_Mare_International_Airport">Satu Mare International Airport</text:a> <text:a xlink:href="http://www.aeroportulsm.ro/">[9]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ibiu">Sibiu</text:a></text:p>
          </table:table-cell>
          <table:table-cell/>
          <table:table-cell office:value-type="string">
            <text:p>LRSB</text:p>
          </table:table-cell>
          <table:table-cell office:value-type="string">
            <text:p>SBZ</text:p>
          </table:table-cell>
          <table:table-cell office:value-type="string">
            <text:p><text:a xlink:href="http://en.wikipedia.org/wiki/Sibiu_International_Airport">Sibiu International Airport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Suceava">Suceava</text:a></text:p>
          </table:table-cell>
          <table:table-cell/>
          <table:table-cell office:value-type="string">
            <text:p>LRSV</text:p>
          </table:table-cell>
          <table:table-cell office:value-type="string">
            <text:p>SCV</text:p>
          </table:table-cell>
          <table:table-cell office:value-type="string">
            <text:p><text:a xlink:href="http://en.wikipedia.org/wiki/Suceava_Airport">Suceava Airport</text:a> <text:a xlink:href="http://www.aeroportsuceava.ro/">[10]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Târgu_Mureş">Târgu Mureş</text:a></text:p>
          </table:table-cell>
          <table:table-cell/>
          <table:table-cell office:value-type="string">
            <text:p>LRTM</text:p>
          </table:table-cell>
          <table:table-cell office:value-type="string">
            <text:p>TGM</text:p>
          </table:table-cell>
          <table:table-cell office:value-type="string">
            <text:p><text:a xlink:href="http://en.wikipedia.org/wiki/Târgu_Mureş_International_Airport">Târgu Mureş International Airport</text:a> <text:a xlink:href="http://www.targumuresairport.ro/">[11]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Timişoara">Timişoara</text:a></text:p>
          </table:table-cell>
          <table:table-cell/>
          <table:table-cell office:value-type="string">
            <text:p>LRTR</text:p>
          </table:table-cell>
          <table:table-cell office:value-type="string">
            <text:p>TSR</text:p>
          </table:table-cell>
          <table:table-cell table:style-name="ce4" office:value-type="string">
            <text:p><text:a xlink:href="http://en.wikipedia.org/wiki/Traian_Vuia_International_Airport">Timişoara "Traian Vuia" International Airport</text:a> (Giarmata Airport) <text:a xlink:href="http://www.aerotim.ro/">[12]</text:a>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Russia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<text:a xlink:href="http://en.wikipedia.org/wiki/Belgorod">Belgorod</text:a></text:p>
          </table:table-cell>
          <table:table-cell/>
          <table:table-cell office:value-type="string">
            <text:p>UUOB</text:p>
          </table:table-cell>
          <table:table-cell office:value-type="string">
            <text:p>EGO</text:p>
          </table:table-cell>
          <table:table-cell office:value-type="string">
            <text:p><text:a xlink:href="http://en.wikipedia.org/wiki/Belgorod_Airport">Belgorod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ursk">Kursk</text:a></text:p>
          </table:table-cell>
          <table:table-cell/>
          <table:table-cell office:value-type="string">
            <text:p>UUOK</text:p>
          </table:table-cell>
          <table:table-cell office:value-type="string">
            <text:p>URS</text:p>
          </table:table-cell>
          <table:table-cell office:value-type="string">
            <text:p><text:a xlink:href="http://en.wikipedia.org/wiki/Kursk_Airport">Kursk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Lipetsk">Lipetsk</text:a></text:p>
          </table:table-cell>
          <table:table-cell/>
          <table:table-cell office:value-type="string">
            <text:p>UUOL</text:p>
          </table:table-cell>
          <table:table-cell office:value-type="string">
            <text:p>LPK</text:p>
          </table:table-cell>
          <table:table-cell office:value-type="string">
            <text:p><text:a xlink:href="http://en.wikipedia.org/wiki/Lipetsk_Airport">Lipetsk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Moscow">Moscow</text:a></text:p>
          </table:table-cell>
          <table:table-cell/>
          <table:table-cell office:value-type="string">
            <text:p>UUBB</text:p>
          </table:table-cell>
          <table:table-cell office:value-type="string">
            <text:p>BKA</text:p>
          </table:table-cell>
          <table:table-cell office:value-type="string">
            <text:p><text:a xlink:href="http://en.wikipedia.org/wiki/Bykovo_Airport">Bykov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Moscow">Moscow</text:a></text:p>
          </table:table-cell>
          <table:table-cell/>
          <table:table-cell office:value-type="string">
            <text:p>UUDD</text:p>
          </table:table-cell>
          <table:table-cell office:value-type="string">
            <text:p>DME</text:p>
          </table:table-cell>
          <table:table-cell office:value-type="string">
            <text:p><text:a xlink:href="http://en.wikipedia.org/wiki/Domodedovo_International_Airport">Domodedovo Internationa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Moscow">Moscow</text:a></text:p>
          </table:table-cell>
          <table:table-cell/>
          <table:table-cell office:value-type="string">
            <text:p>UUEE</text:p>
          </table:table-cell>
          <table:table-cell office:value-type="string">
            <text:p>SVO</text:p>
          </table:table-cell>
          <table:table-cell office:value-type="string">
            <text:p><text:a xlink:href="http://en.wikipedia.org/wiki/Sheremetyevo_International_Airport">Sheremetyevo Internationa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Moscow">Moscow</text:a></text:p>
          </table:table-cell>
          <table:table-cell/>
          <table:table-cell office:value-type="string">
            <text:p>UUWW</text:p>
          </table:table-cell>
          <table:table-cell office:value-type="string">
            <text:p>VKO</text:p>
          </table:table-cell>
          <table:table-cell office:value-type="string">
            <text:p><text:a xlink:href="http://en.wikipedia.org/wiki/Vnukovo_International_Airport">Vnukovo Internationa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Voronezh">Voronezh</text:a></text:p>
          </table:table-cell>
          <table:table-cell/>
          <table:table-cell office:value-type="string">
            <text:p>UUOO</text:p>
          </table:table-cell>
          <table:table-cell office:value-type="string">
            <text:p>VOZ</text:p>
          </table:table-cell>
          <table:table-cell office:value-type="string">
            <text:p><text:a xlink:href="http://en.wikipedia.org/wiki/Chertovitskoye_Airport">Chertovitskoye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Aldan,_Russia">Aldan</text:a></text:p>
          </table:table-cell>
          <table:table-cell/>
          <table:table-cell office:value-type="string">
            <text:p>UEEA</text:p>
          </table:table-cell>
          <table:table-cell office:value-type="string">
            <text:p>ADH</text:p>
          </table:table-cell>
          <table:table-cell office:value-type="string">
            <text:p><text:a xlink:href="http://en.wikipedia.org/wiki/Aldan_Airport">Aldan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Anadyr_%28town%29">Anadyr</text:a></text:p>
          </table:table-cell>
          <table:table-cell/>
          <table:table-cell office:value-type="string">
            <text:p>UHMA</text:p>
          </table:table-cell>
          <table:table-cell office:value-type="string">
            <text:p>DYR</text:p>
          </table:table-cell>
          <table:table-cell office:value-type="string">
            <text:p><text:a xlink:href="http://en.wikipedia.org/wiki/Ugolny_Airport">Ugolny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Blagoveshchensk">Blagoveshchensk</text:a></text:p>
          </table:table-cell>
          <table:table-cell/>
          <table:table-cell office:value-type="string">
            <text:p>UHBB</text:p>
          </table:table-cell>
          <table:table-cell office:value-type="string">
            <text:p>BQS</text:p>
          </table:table-cell>
          <table:table-cell office:value-type="string">
            <text:p><text:a xlink:href="http://en.wikipedia.org/wiki/Ignatyevo_Airport">Ignatyev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/index.php?title=Cherskiy_%28settlement%29&amp;action=edit&amp;redlink=1">Cherskiy</text:a></text:p>
          </table:table-cell>
          <table:table-cell/>
          <table:table-cell office:value-type="string">
            <text:p>UESS</text:p>
          </table:table-cell>
          <table:table-cell office:value-type="string">
            <text:p>CYX</text:p>
          </table:table-cell>
          <table:table-cell office:value-type="string">
            <text:p><text:a xlink:href="http://en.wikipedia.org/wiki/Cherskiy_Airport">Cherskiy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Chokurdakh">Chokurdakh</text:a></text:p>
          </table:table-cell>
          <table:table-cell/>
          <table:table-cell office:value-type="string">
            <text:p>UESO</text:p>
          </table:table-cell>
          <table:table-cell office:value-type="string">
            <text:p>CKH</text:p>
          </table:table-cell>
          <table:table-cell office:value-type="string">
            <text:p><text:a xlink:href="http://en.wikipedia.org/wiki/Chokurdakh_Airport">Chokurdakh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habarovsk">Khabarovsk</text:a></text:p>
          </table:table-cell>
          <table:table-cell/>
          <table:table-cell office:value-type="string">
            <text:p>UHHH</text:p>
          </table:table-cell>
          <table:table-cell office:value-type="string">
            <text:p>KHV</text:p>
          </table:table-cell>
          <table:table-cell office:value-type="string">
            <text:p><text:a xlink:href="http://en.wikipedia.org/wiki/Novy_Airport">Novy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Magadan">Magadan</text:a></text:p>
          </table:table-cell>
          <table:table-cell/>
          <table:table-cell office:value-type="string">
            <text:p>UHMM</text:p>
          </table:table-cell>
          <table:table-cell office:value-type="string">
            <text:p>GDX</text:p>
          </table:table-cell>
          <table:table-cell office:value-type="string">
            <text:p><text:a xlink:href="http://en.wikipedia.org/wiki/Sokol_Airport">Soko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Mirny,_Sakha_Republic">Mirny, Sakha Republic</text:a></text:p>
          </table:table-cell>
          <table:table-cell/>
          <table:table-cell office:value-type="string">
            <text:p>UERR</text:p>
          </table:table-cell>
          <table:table-cell office:value-type="string">
            <text:p>MJZ</text:p>
          </table:table-cell>
          <table:table-cell office:value-type="string">
            <text:p><text:a xlink:href="http://en.wikipedia.org/wiki/Mirny_Airport">Mirny Airport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Neryungri">Neryungri</text:a></text:p>
          </table:table-cell>
          <table:table-cell/>
          <table:table-cell office:value-type="string">
            <text:p>UELL</text:p>
          </table:table-cell>
          <table:table-cell office:value-type="string">
            <text:p>CNN</text:p>
          </table:table-cell>
          <table:table-cell office:value-type="string">
            <text:p><text:a xlink:href="http://en.wikipedia.org/wiki/Neryungri_Airport">Neryungri Airport</text:a> (Chulman Airport)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Okhotsk">Okhotsk</text:a></text:p>
          </table:table-cell>
          <table:table-cell/>
          <table:table-cell table:style-name="ce2"/>
          <table:table-cell office:value-type="string">
            <text:p>OHO</text:p>
          </table:table-cell>
          <table:table-cell office:value-type="string">
            <text:p><text:a xlink:href="http://en.wikipedia.org/wiki/Okhotsk_Airport">Okhotsk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Petropavlovsk-Kamchatsky">Petropavlovsk-Kamchatsky</text:a></text:p>
          </table:table-cell>
          <table:table-cell/>
          <table:table-cell office:value-type="string">
            <text:p>UHPP</text:p>
          </table:table-cell>
          <table:table-cell office:value-type="string">
            <text:p>PKC</text:p>
          </table:table-cell>
          <table:table-cell office:value-type="string">
            <text:p><text:a xlink:href="http://en.wikipedia.org/wiki/Yelizovo_Airport">Yelizov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Okha,_Russia">Okha</text:a></text:p>
          </table:table-cell>
          <table:table-cell/>
          <table:table-cell office:value-type="string">
            <text:p>UHSH</text:p>
          </table:table-cell>
          <table:table-cell office:value-type="string">
            <text:p>OHH</text:p>
          </table:table-cell>
          <table:table-cell office:value-type="string">
            <text:p><text:a xlink:href="http://en.wikipedia.org/wiki/Okha_Airport">Okh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Tiksi">Tiksi</text:a></text:p>
          </table:table-cell>
          <table:table-cell/>
          <table:table-cell office:value-type="string">
            <text:p>UEST</text:p>
          </table:table-cell>
          <table:table-cell office:value-type="string">
            <text:p>IKS</text:p>
          </table:table-cell>
          <table:table-cell office:value-type="string">
            <text:p><text:a xlink:href="http://en.wikipedia.org/wiki/Tiksi_Airport">Tiksi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Vladivostok">Vladivostok</text:a></text:p>
          </table:table-cell>
          <table:table-cell/>
          <table:table-cell office:value-type="string">
            <text:p>UHWW</text:p>
          </table:table-cell>
          <table:table-cell office:value-type="string">
            <text:p>VVO</text:p>
          </table:table-cell>
          <table:table-cell office:value-type="string">
            <text:p><text:a xlink:href="http://en.wikipedia.org/wiki/Vladivostok_International_Airport">Vladivostok Internationa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Yakutsk">Yakutsk</text:a></text:p>
          </table:table-cell>
          <table:table-cell/>
          <table:table-cell office:value-type="string">
            <text:p>UEEE</text:p>
          </table:table-cell>
          <table:table-cell office:value-type="string">
            <text:p>YKS</text:p>
          </table:table-cell>
          <table:table-cell office:value-type="string">
            <text:p><text:a xlink:href="http://en.wikipedia.org/wiki/Yakutsk_Airport">Yakutsk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Yuzhno-Sakhalinsk">Yuzhno-Sakhalinsk</text:a></text:p>
          </table:table-cell>
          <table:table-cell/>
          <table:table-cell office:value-type="string">
            <text:p>UHSS</text:p>
          </table:table-cell>
          <table:table-cell office:value-type="string">
            <text:p>UUS</text:p>
          </table:table-cell>
          <table:table-cell office:value-type="string">
            <text:p><text:a xlink:href="http://en.wikipedia.org/wiki/Yuzhno-Sakhalinsk_Airport">Yuzhno-Sakhalinsk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Amderma">Amderma</text:a></text:p>
          </table:table-cell>
          <table:table-cell/>
          <table:table-cell office:value-type="string">
            <text:p>ULDD</text:p>
          </table:table-cell>
          <table:table-cell office:value-type="string">
            <text:p>AMV</text:p>
          </table:table-cell>
          <table:table-cell office:value-type="string">
            <text:p><text:a xlink:href="http://en.wikipedia.org/wiki/Khibini_Airport">Khibini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Apatity">Apatity</text:a></text:p>
          </table:table-cell>
          <table:table-cell/>
          <table:table-cell office:value-type="string">
            <text:p>ULMK</text:p>
          </table:table-cell>
          <table:table-cell office:value-type="string">
            <text:p>KVK</text:p>
          </table:table-cell>
          <table:table-cell office:value-type="string">
            <text:p><text:a xlink:href="http://en.wikipedia.org/wiki/Kirovsk-Apatity_Airport">Kirovsk-Apatity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Leshukonskoye">Leshukonskoye</text:a></text:p>
          </table:table-cell>
          <table:table-cell/>
          <table:table-cell office:value-type="string">
            <text:p>ULAL</text:p>
          </table:table-cell>
          <table:table-cell office:value-type="string">
            <text:p>LDG</text:p>
          </table:table-cell>
          <table:table-cell office:value-type="string">
            <text:p><text:a xlink:href="http://en.wikipedia.org/wiki/Leshukonskoye_Airport">Leshukonskoye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Arkhangelsk">Arkhangelsk</text:a></text:p>
          </table:table-cell>
          <table:table-cell/>
          <table:table-cell office:value-type="string">
            <text:p>ULAA</text:p>
          </table:table-cell>
          <table:table-cell office:value-type="string">
            <text:p>ARH</text:p>
          </table:table-cell>
          <table:table-cell office:value-type="string">
            <text:p><text:a xlink:href="http://en.wikipedia.org/wiki/Talagi_Airport">Talagi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Cherepovets">Cherepovets</text:a></text:p>
          </table:table-cell>
          <table:table-cell/>
          <table:table-cell office:value-type="string">
            <text:p>ULBC</text:p>
          </table:table-cell>
          <table:table-cell office:value-type="string">
            <text:p>CEE</text:p>
          </table:table-cell>
          <table:table-cell office:value-type="string">
            <text:p><text:a xlink:href="http://en.wikipedia.org/wiki/Cherepovets_Airport">Cherepovets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aliningrad">Kaliningrad</text:a></text:p>
          </table:table-cell>
          <table:table-cell/>
          <table:table-cell office:value-type="string">
            <text:p>UMKK</text:p>
          </table:table-cell>
          <table:table-cell office:value-type="string">
            <text:p>KGD</text:p>
          </table:table-cell>
          <table:table-cell office:value-type="string">
            <text:p><text:a xlink:href="http://en.wikipedia.org/wiki/Khrabrovo_Airport">Khrabrov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otlas">Kotlas</text:a></text:p>
          </table:table-cell>
          <table:table-cell/>
          <table:table-cell office:value-type="string">
            <text:p>ULKK</text:p>
          </table:table-cell>
          <table:table-cell office:value-type="string">
            <text:p>KSZ</text:p>
          </table:table-cell>
          <table:table-cell office:value-type="string">
            <text:p><text:a xlink:href="http://en.wikipedia.org/wiki/Kotlas_Airport">Kotlas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Murmansk">Murmansk</text:a></text:p>
          </table:table-cell>
          <table:table-cell/>
          <table:table-cell office:value-type="string">
            <text:p>ULMM</text:p>
          </table:table-cell>
          <table:table-cell office:value-type="string">
            <text:p>MMK</text:p>
          </table:table-cell>
          <table:table-cell office:value-type="string">
            <text:p><text:a xlink:href="http://en.wikipedia.org/w/index.php?title=Murmashi_Airport&amp;action=edit&amp;redlink=1">Murmashi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Naryan-Mar">Naryan-Mar</text:a></text:p>
          </table:table-cell>
          <table:table-cell/>
          <table:table-cell office:value-type="string">
            <text:p>ULAM</text:p>
          </table:table-cell>
          <table:table-cell office:value-type="string">
            <text:p>NNM</text:p>
          </table:table-cell>
          <table:table-cell office:value-type="string">
            <text:p><text:a xlink:href="http://en.wikipedia.org/wiki/Naryan-Mar_Airport">Naryan-Mar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Pechora">Pechora</text:a></text:p>
          </table:table-cell>
          <table:table-cell/>
          <table:table-cell office:value-type="string">
            <text:p>UUYP</text:p>
          </table:table-cell>
          <table:table-cell office:value-type="string">
            <text:p>PEX</text:p>
          </table:table-cell>
          <table:table-cell office:value-type="string">
            <text:p><text:a xlink:href="http://en.wikipedia.org/wiki/Pechora_Airport">Pechor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Petrozavodsk">Petrozavodsk</text:a></text:p>
          </table:table-cell>
          <table:table-cell/>
          <table:table-cell office:value-type="string">
            <text:p>ULPB</text:p>
          </table:table-cell>
          <table:table-cell office:value-type="string">
            <text:p>PES</text:p>
          </table:table-cell>
          <table:table-cell office:value-type="string">
            <text:p><text:a xlink:href="http://en.wikipedia.org/wiki/Besovets_Airport">Besovets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Pskov">Pskov</text:a></text:p>
          </table:table-cell>
          <table:table-cell/>
          <table:table-cell office:value-type="string">
            <text:p>ULOO</text:p>
          </table:table-cell>
          <table:table-cell office:value-type="string">
            <text:p>PKV</text:p>
          </table:table-cell>
          <table:table-cell office:value-type="string">
            <text:p><text:a xlink:href="http://en.wikipedia.org/wiki/Pskov_Airport">Pskov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aint_Petersburg">Saint Petersburg</text:a></text:p>
          </table:table-cell>
          <table:table-cell/>
          <table:table-cell office:value-type="string">
            <text:p>ULLI</text:p>
          </table:table-cell>
          <table:table-cell office:value-type="string">
            <text:p>LED</text:p>
          </table:table-cell>
          <table:table-cell office:value-type="string">
            <text:p><text:a xlink:href="http://en.wikipedia.org/wiki/Pulkovo_Airport">Pulkov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aint_Petersburg">Saint Petersburg</text:a></text:p>
          </table:table-cell>
          <table:table-cell/>
          <table:table-cell office:value-type="string">
            <text:p>ULSS</text:p>
          </table:table-cell>
          <table:table-cell office:value-type="string">
            <text:p>RVH</text:p>
          </table:table-cell>
          <table:table-cell office:value-type="string">
            <text:p><text:a xlink:href="http://en.wikipedia.org/wiki/Rzhevka_Airport">Rzhevk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olovetsky_Islands">Solovetsky Islands</text:a></text:p>
          </table:table-cell>
          <table:table-cell/>
          <table:table-cell office:value-type="string">
            <text:p>ULAS</text:p>
          </table:table-cell>
          <table:table-cell office:value-type="string">
            <text:p>CSH</text:p>
          </table:table-cell>
          <table:table-cell office:value-type="string">
            <text:p><text:a xlink:href="http://en.wikipedia.org/wiki/Solovki_Airport">Solovki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yktyvkar">Syktyvkar</text:a></text:p>
          </table:table-cell>
          <table:table-cell/>
          <table:table-cell office:value-type="string">
            <text:p>UUYY</text:p>
          </table:table-cell>
          <table:table-cell office:value-type="string">
            <text:p>SCW</text:p>
          </table:table-cell>
          <table:table-cell office:value-type="string">
            <text:p><text:a xlink:href="http://en.wikipedia.org/wiki/Syktyvkar_Airport">Syktyvkar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Ukhta">Ukhta</text:a></text:p>
          </table:table-cell>
          <table:table-cell/>
          <table:table-cell office:value-type="string">
            <text:p>UUYH</text:p>
          </table:table-cell>
          <table:table-cell office:value-type="string">
            <text:p>UCT</text:p>
          </table:table-cell>
          <table:table-cell office:value-type="string">
            <text:p><text:a xlink:href="http://en.wikipedia.org/wiki/Ukhta_Airport">Ukht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Vorkuta">Vorkuta</text:a></text:p>
          </table:table-cell>
          <table:table-cell/>
          <table:table-cell office:value-type="string">
            <text:p>UUYW</text:p>
          </table:table-cell>
          <table:table-cell office:value-type="string">
            <text:p>VKT</text:p>
          </table:table-cell>
          <table:table-cell office:value-type="string">
            <text:p><text:a xlink:href="http://en.wikipedia.org/wiki/Vorkuta_Airport">Vorkut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Achinsk">Achinsk</text:a></text:p>
          </table:table-cell>
          <table:table-cell/>
          <table:table-cell office:value-type="string">
            <text:p>UNKS</text:p>
          </table:table-cell>
          <table:table-cell office:value-type="string">
            <text:p>ACS</text:p>
          </table:table-cell>
          <table:table-cell office:value-type="string">
            <text:p><text:a xlink:href="http://en.wikipedia.org/wiki/Achinsk_Airport">Achinsk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Abakan">Abakan</text:a></text:p>
          </table:table-cell>
          <table:table-cell/>
          <table:table-cell office:value-type="string">
            <text:p>UNAA</text:p>
          </table:table-cell>
          <table:table-cell office:value-type="string">
            <text:p>ABA</text:p>
          </table:table-cell>
          <table:table-cell office:value-type="string">
            <text:p><text:a xlink:href="http://en.wikipedia.org/wiki/Abakan_Airport">Abakan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Barnaul">Barnaul</text:a></text:p>
          </table:table-cell>
          <table:table-cell/>
          <table:table-cell office:value-type="string">
            <text:p>UNBB</text:p>
          </table:table-cell>
          <table:table-cell office:value-type="string">
            <text:p>BAX</text:p>
          </table:table-cell>
          <table:table-cell office:value-type="string">
            <text:p><text:a xlink:href="http://en.wikipedia.org/wiki/Barnaul_Airport">Barnau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Bratsk">Bratsk</text:a></text:p>
          </table:table-cell>
          <table:table-cell/>
          <table:table-cell office:value-type="string">
            <text:p>UIBB</text:p>
          </table:table-cell>
          <table:table-cell office:value-type="string">
            <text:p>BTK</text:p>
          </table:table-cell>
          <table:table-cell office:value-type="string">
            <text:p><text:a xlink:href="http://en.wikipedia.org/wiki/Bratsk_Airport">Bratsk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Chita,_Zabaykalsky_Krai">Chita</text:a></text:p>
          </table:table-cell>
          <table:table-cell/>
          <table:table-cell office:value-type="string">
            <text:p>UIAA</text:p>
          </table:table-cell>
          <table:table-cell office:value-type="string">
            <text:p>HTA</text:p>
          </table:table-cell>
          <table:table-cell office:value-type="string">
            <text:p><text:a xlink:href="http://en.wikipedia.org/wiki/Kadala_Airport">Kadal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Igarka">Igarka</text:a></text:p>
          </table:table-cell>
          <table:table-cell/>
          <table:table-cell office:value-type="string">
            <text:p>UOII</text:p>
          </table:table-cell>
          <table:table-cell office:value-type="string">
            <text:p>IAA</text:p>
          </table:table-cell>
          <table:table-cell office:value-type="string">
            <text:p><text:a xlink:href="http://en.wikipedia.org/wiki/Igarka_Airport">Igark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Irkutsk">Irkutsk</text:a></text:p>
          </table:table-cell>
          <table:table-cell/>
          <table:table-cell office:value-type="string">
            <text:p>UIII</text:p>
          </table:table-cell>
          <table:table-cell office:value-type="string">
            <text:p>IKT</text:p>
          </table:table-cell>
          <table:table-cell office:value-type="string">
            <text:p><text:a xlink:href="http://en.wikipedia.org/wiki/Irkutsk_International_Airport">Irkutsk Internationa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emerovo">Kemerovo</text:a></text:p>
          </table:table-cell>
          <table:table-cell/>
          <table:table-cell office:value-type="string">
            <text:p>UNEE</text:p>
          </table:table-cell>
          <table:table-cell office:value-type="string">
            <text:p>KEJ</text:p>
          </table:table-cell>
          <table:table-cell office:value-type="string">
            <text:p><text:a xlink:href="http://en.wikipedia.org/wiki/Kemerovo_Airport">Kemerov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hatanga_%28village%29">Khatanga</text:a></text:p>
          </table:table-cell>
          <table:table-cell/>
          <table:table-cell office:value-type="string">
            <text:p>UOHH</text:p>
          </table:table-cell>
          <table:table-cell office:value-type="string">
            <text:p>HTG</text:p>
          </table:table-cell>
          <table:table-cell office:value-type="string">
            <text:p><text:a xlink:href="http://en.wikipedia.org/wiki/Khatanga_Airport">Khatang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ogalym">Kogalym</text:a></text:p>
          </table:table-cell>
          <table:table-cell/>
          <table:table-cell office:value-type="string">
            <text:p>USRK</text:p>
          </table:table-cell>
          <table:table-cell office:value-type="string">
            <text:p>KGP</text:p>
          </table:table-cell>
          <table:table-cell office:value-type="string">
            <text:p><text:a xlink:href="http://en.wikipedia.org/wiki/Kogalym_Airport">Kogalym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rasnoyarsk">Krasnoyarsk</text:a></text:p>
          </table:table-cell>
          <table:table-cell/>
          <table:table-cell office:value-type="string">
            <text:p>UNKL</text:p>
          </table:table-cell>
          <table:table-cell office:value-type="string">
            <text:p>KJA</text:p>
          </table:table-cell>
          <table:table-cell office:value-type="string">
            <text:p><text:a xlink:href="http://en.wikipedia.org/wiki/Yemelyanovo_Airport">Yemelyanov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yzyl">Kyzyl</text:a></text:p>
          </table:table-cell>
          <table:table-cell/>
          <table:table-cell office:value-type="string">
            <text:p>UNKY</text:p>
          </table:table-cell>
          <table:table-cell office:value-type="string">
            <text:p>KYZ</text:p>
          </table:table-cell>
          <table:table-cell office:value-type="string">
            <text:p><text:a xlink:href="http://en.wikipedia.org/wiki/Kyzyl_Airport">Kyzy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Noyabrsk">Noyabrsk</text:a></text:p>
          </table:table-cell>
          <table:table-cell/>
          <table:table-cell office:value-type="string">
            <text:p>USRO</text:p>
          </table:table-cell>
          <table:table-cell office:value-type="string">
            <text:p>NOJ</text:p>
          </table:table-cell>
          <table:table-cell office:value-type="string">
            <text:p><text:a xlink:href="http://en.wikipedia.org/wiki/Noyabrsk_Airport">Noyabrsk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Norilsk">Norilsk</text:a></text:p>
          </table:table-cell>
          <table:table-cell/>
          <table:table-cell office:value-type="string">
            <text:p>UOOO</text:p>
          </table:table-cell>
          <table:table-cell office:value-type="string">
            <text:p>NSK</text:p>
          </table:table-cell>
          <table:table-cell office:value-type="string">
            <text:p><text:a xlink:href="http://en.wikipedia.org/wiki/Alykel_Airport">Alyke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Novokuznetsk">Novokuznetsk</text:a></text:p>
          </table:table-cell>
          <table:table-cell/>
          <table:table-cell office:value-type="string">
            <text:p>UNWW</text:p>
          </table:table-cell>
          <table:table-cell office:value-type="string">
            <text:p>NOZ</text:p>
          </table:table-cell>
          <table:table-cell office:value-type="string">
            <text:p><text:a xlink:href="http://en.wikipedia.org/wiki/Spichenkovo_Airport">Spichenkov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Novosibirsk">Novosibirsk</text:a></text:p>
          </table:table-cell>
          <table:table-cell/>
          <table:table-cell office:value-type="string">
            <text:p>UNNT</text:p>
          </table:table-cell>
          <table:table-cell office:value-type="string">
            <text:p>OVB</text:p>
          </table:table-cell>
          <table:table-cell office:value-type="string">
            <text:p><text:a xlink:href="http://en.wikipedia.org/wiki/Tolmachevo_Airport">Tolmachev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Omsk">Omsk</text:a></text:p>
          </table:table-cell>
          <table:table-cell/>
          <table:table-cell office:value-type="string">
            <text:p>UNOO</text:p>
          </table:table-cell>
          <table:table-cell office:value-type="string">
            <text:p>OMS</text:p>
          </table:table-cell>
          <table:table-cell office:value-type="string">
            <text:p><text:a xlink:href="http://en.wikipedia.org/wiki/Tsentralny_Airport">Tsentralny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alekhard">Salekhard</text:a></text:p>
          </table:table-cell>
          <table:table-cell/>
          <table:table-cell office:value-type="string">
            <text:p>USDD</text:p>
          </table:table-cell>
          <table:table-cell office:value-type="string">
            <text:p>SLY</text:p>
          </table:table-cell>
          <table:table-cell office:value-type="string">
            <text:p><text:a xlink:href="http://en.wikipedia.org/wiki/Salekhard_Airport">Salekhard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Tomsk">Tomsk</text:a></text:p>
          </table:table-cell>
          <table:table-cell/>
          <table:table-cell office:value-type="string">
            <text:p>UNTT</text:p>
          </table:table-cell>
          <table:table-cell office:value-type="string">
            <text:p>TOF</text:p>
          </table:table-cell>
          <table:table-cell office:value-type="string">
            <text:p><text:a xlink:href="http://en.wikipedia.org/wiki/Bogashevo_Airport">Bogashev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Ulan-Ude">Ulan-Ude</text:a></text:p>
          </table:table-cell>
          <table:table-cell/>
          <table:table-cell office:value-type="string">
            <text:p>UIUU</text:p>
          </table:table-cell>
          <table:table-cell office:value-type="string">
            <text:p>UUD</text:p>
          </table:table-cell>
          <table:table-cell office:value-type="string">
            <text:p><text:a xlink:href="http://en.wikipedia.org/wiki/Ulan-Ude_Airport">Ulan-Ude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Usinsk">Usinsk</text:a></text:p>
          </table:table-cell>
          <table:table-cell/>
          <table:table-cell office:value-type="string">
            <text:p>UUYS</text:p>
          </table:table-cell>
          <table:table-cell office:value-type="string">
            <text:p>USK</text:p>
          </table:table-cell>
          <table:table-cell office:value-type="string">
            <text:p><text:a xlink:href="http://en.wikipedia.org/wiki/Usinsk_Airport">Usinsk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Ust-Kut">Ust-Kut</text:a></text:p>
          </table:table-cell>
          <table:table-cell/>
          <table:table-cell office:value-type="string">
            <text:p>UITT</text:p>
          </table:table-cell>
          <table:table-cell office:value-type="string">
            <text:p>UKX</text:p>
          </table:table-cell>
          <table:table-cell office:value-type="string">
            <text:p><text:a xlink:href="http://en.wikipedia.org/wiki/Ust-Kut_Airport">Ust-Kut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Yeniseysk">Yeniseysk</text:a></text:p>
          </table:table-cell>
          <table:table-cell/>
          <table:table-cell office:value-type="string">
            <text:p>UNII</text:p>
          </table:table-cell>
          <table:table-cell office:value-type="string">
            <text:p>EIE</text:p>
          </table:table-cell>
          <table:table-cell office:value-type="string">
            <text:p><text:a xlink:href="http://en.wikipedia.org/wiki/Yeniseysk_Airport">Yeniseysk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Anapa">Anapa</text:a></text:p>
          </table:table-cell>
          <table:table-cell/>
          <table:table-cell office:value-type="string">
            <text:p>URKA</text:p>
          </table:table-cell>
          <table:table-cell office:value-type="string">
            <text:p>AAQ</text:p>
          </table:table-cell>
          <table:table-cell office:value-type="string">
            <text:p><text:a xlink:href="http://en.wikipedia.org/wiki/Vityazevo_Airport">Vityazev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Astrakhan">Astrakhan</text:a></text:p>
          </table:table-cell>
          <table:table-cell/>
          <table:table-cell office:value-type="string">
            <text:p>URWA</text:p>
          </table:table-cell>
          <table:table-cell office:value-type="string">
            <text:p>ASF</text:p>
          </table:table-cell>
          <table:table-cell office:value-type="string">
            <text:p><text:a xlink:href="http://en.wikipedia.org/w/index.php?title=Nurimanovo_Airport&amp;action=edit&amp;redlink=1">Nurimanov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Elista">Elista</text:a></text:p>
          </table:table-cell>
          <table:table-cell/>
          <table:table-cell office:value-type="string">
            <text:p>URWI</text:p>
          </table:table-cell>
          <table:table-cell office:value-type="string">
            <text:p>ESL</text:p>
          </table:table-cell>
          <table:table-cell office:value-type="string">
            <text:p><text:a xlink:href="http://en.wikipedia.org/wiki/Elista_Airport">Elist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Gelendzhik">Gelendzhik</text:a></text:p>
          </table:table-cell>
          <table:table-cell/>
          <table:table-cell office:value-type="string">
            <text:p>URKG</text:p>
          </table:table-cell>
          <table:table-cell office:value-type="string">
            <text:p>GDZ</text:p>
          </table:table-cell>
          <table:table-cell office:value-type="string">
            <text:p><text:a xlink:href="http://en.wikipedia.org/wiki/Gelendzhik_Airport">Gelendzhik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rasnodar">Krasnodar</text:a></text:p>
          </table:table-cell>
          <table:table-cell/>
          <table:table-cell office:value-type="string">
            <text:p>URKK</text:p>
          </table:table-cell>
          <table:table-cell office:value-type="string">
            <text:p>KRR</text:p>
          </table:table-cell>
          <table:table-cell office:value-type="string">
            <text:p><text:a xlink:href="http://en.wikipedia.org/w/index.php?title=Pashkovskaya_Airport&amp;action=edit&amp;redlink=1">Pashkovskay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Makhachkala">Makhachkala</text:a></text:p>
          </table:table-cell>
          <table:table-cell/>
          <table:table-cell office:value-type="string">
            <text:p>URML</text:p>
          </table:table-cell>
          <table:table-cell office:value-type="string">
            <text:p>MCX</text:p>
          </table:table-cell>
          <table:table-cell office:value-type="string">
            <text:p><text:a xlink:href="http://en.wikipedia.org/wiki/Uytash_Airport">Uytash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Mineralnye_Vody">Mineralnye Vody</text:a></text:p>
          </table:table-cell>
          <table:table-cell/>
          <table:table-cell office:value-type="string">
            <text:p>URMM</text:p>
          </table:table-cell>
          <table:table-cell office:value-type="string">
            <text:p>MRV</text:p>
          </table:table-cell>
          <table:table-cell office:value-type="string">
            <text:p><text:a xlink:href="http://en.wikipedia.org/wiki/Mineralnye_Vody_Airport">Mineralnye Vody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Rostov_on_Don">Rostov on Don</text:a></text:p>
          </table:table-cell>
          <table:table-cell/>
          <table:table-cell office:value-type="string">
            <text:p>URRR</text:p>
          </table:table-cell>
          <table:table-cell office:value-type="string">
            <text:p>ROV</text:p>
          </table:table-cell>
          <table:table-cell office:value-type="string">
            <text:p><text:a xlink:href="http://en.wikipedia.org/wiki/Rostov-on-Don_Airport">Rostov-on-Don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Nalchik">Nalchik</text:a></text:p>
          </table:table-cell>
          <table:table-cell/>
          <table:table-cell office:value-type="string">
            <text:p>URMN</text:p>
          </table:table-cell>
          <table:table-cell office:value-type="string">
            <text:p>NAL</text:p>
          </table:table-cell>
          <table:table-cell office:value-type="string">
            <text:p><text:a xlink:href="http://en.wikipedia.org/wiki/Nalchik_Airport">Nalchik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ochi">Sochi</text:a></text:p>
          </table:table-cell>
          <table:table-cell/>
          <table:table-cell office:value-type="string">
            <text:p>URSS</text:p>
          </table:table-cell>
          <table:table-cell office:value-type="string">
            <text:p>AER</text:p>
          </table:table-cell>
          <table:table-cell office:value-type="string">
            <text:p><text:a xlink:href="http://en.wikipedia.org/wiki/Sochi_International_Airport">Sochi Internationa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tavropol">Stavropol</text:a></text:p>
          </table:table-cell>
          <table:table-cell/>
          <table:table-cell office:value-type="string">
            <text:p>URMT</text:p>
          </table:table-cell>
          <table:table-cell office:value-type="string">
            <text:p>STW</text:p>
          </table:table-cell>
          <table:table-cell office:value-type="string">
            <text:p><text:a xlink:href="http://en.wikipedia.org/wiki/Shpakovskoye_Airport">Shpakovskoye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Taganrog">Taganrog</text:a></text:p>
          </table:table-cell>
          <table:table-cell/>
          <table:table-cell office:value-type="string">
            <text:p>URRT</text:p>
          </table:table-cell>
          <table:table-cell office:value-type="string">
            <text:p>TGK</text:p>
          </table:table-cell>
          <table:table-cell office:value-type="string">
            <text:p><text:a xlink:href="http://en.wikipedia.org/w/index.php?title=Taganrog_Airport&amp;action=edit&amp;redlink=1">Taganrog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Vladikavkaz">Vladikavkaz</text:a></text:p>
          </table:table-cell>
          <table:table-cell/>
          <table:table-cell office:value-type="string">
            <text:p>URMO</text:p>
          </table:table-cell>
          <table:table-cell office:value-type="string">
            <text:p>OGZ</text:p>
          </table:table-cell>
          <table:table-cell office:value-type="string">
            <text:p><text:a xlink:href="http://en.wikipedia.org/wiki/Beslan_Airport">Beslan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Volgograd">Volgograd</text:a></text:p>
          </table:table-cell>
          <table:table-cell/>
          <table:table-cell office:value-type="string">
            <text:p>URWW</text:p>
          </table:table-cell>
          <table:table-cell office:value-type="string">
            <text:p>VOG</text:p>
          </table:table-cell>
          <table:table-cell office:value-type="string">
            <text:p><text:a xlink:href="http://en.wikipedia.org/wiki/Volgograd_International_Airport">Volgograd Internationa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Bugulma">Bugulma</text:a></text:p>
          </table:table-cell>
          <table:table-cell/>
          <table:table-cell office:value-type="string">
            <text:p>UWKB</text:p>
          </table:table-cell>
          <table:table-cell office:value-type="string">
            <text:p>UUA</text:p>
          </table:table-cell>
          <table:table-cell office:value-type="string">
            <text:p><text:a xlink:href="http://en.wikipedia.org/wiki/Bugulma_Airport">Bugulm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Cheboksary">Cheboksary</text:a></text:p>
          </table:table-cell>
          <table:table-cell/>
          <table:table-cell office:value-type="string">
            <text:p>UWKS</text:p>
          </table:table-cell>
          <table:table-cell office:value-type="string">
            <text:p>CSY</text:p>
          </table:table-cell>
          <table:table-cell office:value-type="string">
            <text:p><text:a xlink:href="http://en.wikipedia.org/wiki/Cheboksary_Airport">Cheboksary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Chelyabinsk">Chelyabinsk</text:a></text:p>
          </table:table-cell>
          <table:table-cell/>
          <table:table-cell office:value-type="string">
            <text:p>USCC</text:p>
          </table:table-cell>
          <table:table-cell office:value-type="string">
            <text:p>CEK</text:p>
          </table:table-cell>
          <table:table-cell office:value-type="string">
            <text:p><text:a xlink:href="http://en.wikipedia.org/wiki/Balandino_Airport">Balandin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Izhevsk">Izhevsk</text:a></text:p>
          </table:table-cell>
          <table:table-cell/>
          <table:table-cell office:value-type="string">
            <text:p>USII</text:p>
          </table:table-cell>
          <table:table-cell office:value-type="string">
            <text:p>IJK</text:p>
          </table:table-cell>
          <table:table-cell office:value-type="string">
            <text:p><text:a xlink:href="http://en.wikipedia.org/wiki/Izhevsk_Airport">Izhevsk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azan">Kazan</text:a></text:p>
          </table:table-cell>
          <table:table-cell/>
          <table:table-cell office:value-type="string">
            <text:p>UWKD</text:p>
          </table:table-cell>
          <table:table-cell office:value-type="string">
            <text:p>KZN</text:p>
          </table:table-cell>
          <table:table-cell office:value-type="string">
            <text:p><text:a xlink:href="http://en.wikipedia.org/wiki/Kazan_Airport">Kazan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hanty-Mansiysk">Khanty-Mansiysk</text:a></text:p>
          </table:table-cell>
          <table:table-cell/>
          <table:table-cell office:value-type="string">
            <text:p>USHH</text:p>
          </table:table-cell>
          <table:table-cell office:value-type="string">
            <text:p>HMA</text:p>
          </table:table-cell>
          <table:table-cell office:value-type="string">
            <text:p><text:a xlink:href="http://en.wikipedia.org/wiki/Khanty-Mansiysk_Airport">Khanty-Mansiysk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irov,_Kirov_Oblast">Kirov</text:a></text:p>
          </table:table-cell>
          <table:table-cell/>
          <table:table-cell office:value-type="string">
            <text:p>USKK</text:p>
          </table:table-cell>
          <table:table-cell office:value-type="string">
            <text:p>KVX</text:p>
          </table:table-cell>
          <table:table-cell office:value-type="string">
            <text:p><text:a xlink:href="http://en.wikipedia.org/wiki/Pobedilovo_Airport">Pobedilov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urgan">Kurgan</text:a></text:p>
          </table:table-cell>
          <table:table-cell/>
          <table:table-cell office:value-type="string">
            <text:p>USUU</text:p>
          </table:table-cell>
          <table:table-cell office:value-type="string">
            <text:p>KRO</text:p>
          </table:table-cell>
          <table:table-cell office:value-type="string">
            <text:p><text:a xlink:href="http://en.wikipedia.org/wiki/Kurgan_Airport">Kurgan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Magnitogorsk">Magnitogorsk</text:a></text:p>
          </table:table-cell>
          <table:table-cell/>
          <table:table-cell office:value-type="string">
            <text:p>USCM</text:p>
          </table:table-cell>
          <table:table-cell office:value-type="string">
            <text:p>MQF</text:p>
          </table:table-cell>
          <table:table-cell office:value-type="string">
            <text:p><text:a xlink:href="http://en.wikipedia.org/wiki/Magnitogorsk_Airport">Magnitogorsk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Nadym">Nadym</text:a></text:p>
          </table:table-cell>
          <table:table-cell/>
          <table:table-cell office:value-type="string">
            <text:p>USMM</text:p>
          </table:table-cell>
          <table:table-cell office:value-type="string">
            <text:p>NYM</text:p>
          </table:table-cell>
          <table:table-cell office:value-type="string">
            <text:p><text:a xlink:href="http://en.wikipedia.org/wiki/Nadym_Airport">Nadym Airport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Nizhnekamsk">Nizhnekamsk</text:a>/<text:a xlink:href="http://en.wikipedia.org/wiki/Naberezhnye_Chelny">Naberezhnye Chelny</text:a></text:p>
          </table:table-cell>
          <table:table-cell/>
          <table:table-cell office:value-type="string">
            <text:p>UWKE</text:p>
          </table:table-cell>
          <table:table-cell office:value-type="string">
            <text:p>NBC</text:p>
          </table:table-cell>
          <table:table-cell office:value-type="string">
            <text:p><text:a xlink:href="http://en.wikipedia.org/wiki/Begishevo_Airport">Begishev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Nizhny_Novgorod">Nizhny Novgorod</text:a></text:p>
          </table:table-cell>
          <table:table-cell/>
          <table:table-cell office:value-type="string">
            <text:p>UWGG</text:p>
          </table:table-cell>
          <table:table-cell office:value-type="string">
            <text:p>GOJ</text:p>
          </table:table-cell>
          <table:table-cell office:value-type="string">
            <text:p><text:a xlink:href="http://en.wikipedia.org/wiki/Strigino_Airport">Strigin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Novy_Urengoy">Novy Urengoy</text:a></text:p>
          </table:table-cell>
          <table:table-cell/>
          <table:table-cell office:value-type="string">
            <text:p>USMU</text:p>
          </table:table-cell>
          <table:table-cell office:value-type="string">
            <text:p>NUX</text:p>
          </table:table-cell>
          <table:table-cell office:value-type="string">
            <text:p><text:a xlink:href="http://en.wikipedia.org/wiki/Novy_Urengoy_Airport">Novy Urengoy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Orenburg">Orenburg</text:a></text:p>
          </table:table-cell>
          <table:table-cell/>
          <table:table-cell office:value-type="string">
            <text:p>UWOO</text:p>
          </table:table-cell>
          <table:table-cell office:value-type="string">
            <text:p>REN</text:p>
          </table:table-cell>
          <table:table-cell office:value-type="string">
            <text:p><text:a xlink:href="http://en.wikipedia.org/wiki/Tsentralny_Airport">Tsentralny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Orsk">Orsk</text:a></text:p>
          </table:table-cell>
          <table:table-cell/>
          <table:table-cell office:value-type="string">
            <text:p>UWOR</text:p>
          </table:table-cell>
          <table:table-cell office:value-type="string">
            <text:p>OSW</text:p>
          </table:table-cell>
          <table:table-cell office:value-type="string">
            <text:p><text:a xlink:href="http://en.wikipedia.org/wiki/Orsk_Airport">Orsk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Penza">Penza</text:a></text:p>
          </table:table-cell>
          <table:table-cell/>
          <table:table-cell office:value-type="string">
            <text:p>UWPP</text:p>
          </table:table-cell>
          <table:table-cell office:value-type="string">
            <text:p>PEZ</text:p>
          </table:table-cell>
          <table:table-cell office:value-type="string">
            <text:p><text:a xlink:href="http://en.wikipedia.org/wiki/Penza_Airport">Penz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Perm">Perm</text:a></text:p>
          </table:table-cell>
          <table:table-cell/>
          <table:table-cell office:value-type="string">
            <text:p>USPP</text:p>
          </table:table-cell>
          <table:table-cell office:value-type="string">
            <text:p>PEE</text:p>
          </table:table-cell>
          <table:table-cell office:value-type="string">
            <text:p><text:a xlink:href="http://en.wikipedia.org/wiki/Bolshoye_Savino_Airport">Bolshoye Savin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Raduzhny,_Khanty-Mansi_Autonomous_Okrug">Raduzhny</text:a></text:p>
          </table:table-cell>
          <table:table-cell/>
          <table:table-cell office:value-type="string">
            <text:p>USNR</text:p>
          </table:table-cell>
          <table:table-cell office:value-type="string">
            <text:p>RAT</text:p>
          </table:table-cell>
          <table:table-cell office:value-type="string">
            <text:p><text:a xlink:href="http://en.wikipedia.org/wiki/Raduzhny_Airport">Raduzhny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amara,_Russia">Samara</text:a></text:p>
          </table:table-cell>
          <table:table-cell/>
          <table:table-cell office:value-type="string">
            <text:p>UWWW</text:p>
          </table:table-cell>
          <table:table-cell office:value-type="string">
            <text:p>KUF</text:p>
          </table:table-cell>
          <table:table-cell office:value-type="string">
            <text:p><text:a xlink:href="http://en.wikipedia.org/wiki/Kurumoch_Airport">Kurumoch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aratov">Saratov</text:a></text:p>
          </table:table-cell>
          <table:table-cell/>
          <table:table-cell office:value-type="string">
            <text:p>UWSS</text:p>
          </table:table-cell>
          <table:table-cell office:value-type="string">
            <text:p>RTW</text:p>
          </table:table-cell>
          <table:table-cell office:value-type="string">
            <text:p><text:a xlink:href="http://en.wikipedia.org/wiki/Tsentralny_Airport">Tsentralny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urgut">Surgut</text:a></text:p>
          </table:table-cell>
          <table:table-cell/>
          <table:table-cell office:value-type="string">
            <text:p>USRR</text:p>
          </table:table-cell>
          <table:table-cell office:value-type="string">
            <text:p>SGC</text:p>
          </table:table-cell>
          <table:table-cell office:value-type="string">
            <text:p><text:a xlink:href="http://en.wikipedia.org/wiki/Surgut_International_Airport">Surgut Internationa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Tyumen">Tyumen</text:a></text:p>
          </table:table-cell>
          <table:table-cell/>
          <table:table-cell office:value-type="string">
            <text:p>USTR</text:p>
          </table:table-cell>
          <table:table-cell office:value-type="string">
            <text:p>TJM</text:p>
          </table:table-cell>
          <table:table-cell office:value-type="string">
            <text:p><text:a xlink:href="http://en.wikipedia.org/wiki/Roshchino_International_Airport">Roshchino Internationa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Ufa">Ufa</text:a></text:p>
          </table:table-cell>
          <table:table-cell/>
          <table:table-cell office:value-type="string">
            <text:p>UWUU</text:p>
          </table:table-cell>
          <table:table-cell office:value-type="string">
            <text:p>UFA</text:p>
          </table:table-cell>
          <table:table-cell office:value-type="string">
            <text:p><text:a xlink:href="http://en.wikipedia.org/wiki/Ufa_International_Airport">Ufa Internationa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Ulyanovsk">Ulyanovsk</text:a></text:p>
          </table:table-cell>
          <table:table-cell/>
          <table:table-cell office:value-type="string">
            <text:p>UWLL</text:p>
          </table:table-cell>
          <table:table-cell office:value-type="string">
            <text:p>ULV</text:p>
          </table:table-cell>
          <table:table-cell office:value-type="string">
            <text:p><text:a xlink:href="http://en.wikipedia.org/w/index.php?title=Baratayevka_Airport&amp;action=edit&amp;redlink=1">Baratayevk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Ulyanovsk">Ulyanovsk</text:a></text:p>
          </table:table-cell>
          <table:table-cell/>
          <table:table-cell office:value-type="string">
            <text:p>UWLW</text:p>
          </table:table-cell>
          <table:table-cell office:value-type="string">
            <text:p>ULY</text:p>
          </table:table-cell>
          <table:table-cell office:value-type="string">
            <text:p><text:a xlink:href="http://en.wikipedia.org/wiki/Vostochny_Airport">Vostochny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Urai">Urai</text:a></text:p>
          </table:table-cell>
          <table:table-cell/>
          <table:table-cell office:value-type="string">
            <text:p>USHU</text:p>
          </table:table-cell>
          <table:table-cell office:value-type="string">
            <text:p>URJ</text:p>
          </table:table-cell>
          <table:table-cell office:value-type="string">
            <text:p><text:a xlink:href="http://en.wikipedia.org/w/index.php?title=Urai_Airport&amp;action=edit&amp;redlink=1">Urai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Yekaterinburg">Yekaterinburg</text:a></text:p>
          </table:table-cell>
          <table:table-cell/>
          <table:table-cell office:value-type="string">
            <text:p>USSS</text:p>
          </table:table-cell>
          <table:table-cell office:value-type="string">
            <text:p>SVX</text:p>
          </table:table-cell>
          <table:table-cell office:value-type="string">
            <text:p><text:a xlink:href="http://en.wikipedia.org/wiki/Koltsovo_International_Airport">Koltsovo International Airport</text:a>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Serbia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<text:a xlink:href="http://en.wikipedia.org/wiki/Belgrade">Belgrade</text:a></text:p>
          </table:table-cell>
          <table:table-cell/>
          <table:table-cell office:value-type="string">
            <text:p>LYBE</text:p>
          </table:table-cell>
          <table:table-cell office:value-type="string">
            <text:p>BEG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<text:a xlink:href="http://en.wikipedia.org/wiki/Kraljevo">Kraljevo</text:a></text:p>
          </table:table-cell>
          <table:table-cell/>
          <table:table-cell office:value-type="string">
            <text:p>LYKV</text:p>
          </table:table-cell>
          <table:table-cell office:value-type="string">
            <text:p>KVO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<text:a xlink:href="http://en.wikipedia.org/wiki/Niš">Niš</text:a></text:p>
          </table:table-cell>
          <table:table-cell/>
          <table:table-cell office:value-type="string">
            <text:p>LYNI</text:p>
          </table:table-cell>
          <table:table-cell office:value-type="string">
            <text:p>INI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<text:a xlink:href="http://en.wikipedia.org/wiki/Priština">Priština</text:a> (Kosovo<text:a xlink:href="http://en.wikipedia.org/wiki/List_of_airports_in_Serbia#endnote_status">[a]</text:a>)</text:p>
          </table:table-cell>
          <table:table-cell/>
          <table:table-cell office:value-type="string">
            <text:p>LYPR</text:p>
          </table:table-cell>
          <table:table-cell office:value-type="string">
            <text:p>PRN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>
            <text:p><text:a xlink:href="http://en.wikipedia.org/wiki/Vršac">Vršac</text:a></text:p>
          </table:table-cell>
          <table:table-cell/>
          <table:table-cell office:value-type="string">
            <text:p>LYVR</text:p>
          </table:table-cell>
          <table:table-cell office:value-type="string">
            <text:p>VRC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Slovakia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>
            <text:p><text:a xlink:href="http://en.wikipedia.org/wiki/Bratislava">Bratislava</text:a></text:p>
          </table:table-cell>
          <table:table-cell table:style-name="ce1" office:value-type="string">
            <text:p><text:a xlink:href="http://en.wikipedia.org/wiki/Bratislava_Region">Bratislava</text:a></text:p>
          </table:table-cell>
          <table:table-cell office:value-type="string">
            <text:p>LZIB</text:p>
          </table:table-cell>
          <table:table-cell office:value-type="string">
            <text:p>BTS</text:p>
          </table:table-cell>
          <table:table-cell table:style-name="ce4" office:value-type="string">
            <text:p><text:a xlink:href="http://en.wikipedia.org/wiki/M._R._Štefánik_Airport">M. R. Štefánik Airport</text:a> (Bratislava Airport)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Košice">Košice</text:a></text:p>
          </table:table-cell>
          <table:table-cell table:style-name="ce1" office:value-type="string">
            <text:p><text:a xlink:href="http://en.wikipedia.org/wiki/Košice_Self-governing_Region">Košice</text:a></text:p>
          </table:table-cell>
          <table:table-cell office:value-type="string">
            <text:p>LZKZ</text:p>
          </table:table-cell>
          <table:table-cell office:value-type="string">
            <text:p>KSC</text:p>
          </table:table-cell>
          <table:table-cell table:style-name="ce4" office:value-type="string">
            <text:p><text:a xlink:href="http://en.wikipedia.org/wiki/Košice_International_Airport">Košice International Airport</text:a> (Public / Military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Poprad">Poprad</text:a></text:p>
          </table:table-cell>
          <table:table-cell table:style-name="ce1" office:value-type="string">
            <text:p><text:a xlink:href="http://en.wikipedia.org/wiki/Prešov_Region">Prešov</text:a></text:p>
          </table:table-cell>
          <table:table-cell office:value-type="string">
            <text:p>LZTT</text:p>
          </table:table-cell>
          <table:table-cell office:value-type="string">
            <text:p>TAT</text:p>
          </table:table-cell>
          <table:table-cell office:value-type="string">
            <text:p><text:a xlink:href="http://en.wikipedia.org/wiki/Poprad-Tatry_Airport">Poprad-Tatry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Žilina">Žilina</text:a></text:p>
          </table:table-cell>
          <table:table-cell table:style-name="ce1" office:value-type="string">
            <text:p><text:a xlink:href="http://en.wikipedia.org/wiki/Žilina_Region">Žilina</text:a></text:p>
          </table:table-cell>
          <table:table-cell office:value-type="string">
            <text:p>LZZI</text:p>
          </table:table-cell>
          <table:table-cell office:value-type="string">
            <text:p>ILZ</text:p>
          </table:table-cell>
          <table:table-cell office:value-type="string">
            <text:p><text:a xlink:href="http://en.wikipedia.org/wiki/Žilina_Airport">Žilina Airport</text:a>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Slovenia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>
            <text:p><text:a xlink:href="http://en.wikipedia.org/wiki/Ljubljana">Ljubljana</text:a></text:p>
          </table:table-cell>
          <table:table-cell/>
          <table:table-cell office:value-type="string">
            <text:p>LJLJ</text:p>
          </table:table-cell>
          <table:table-cell office:value-type="string">
            <text:p>LJU</text:p>
          </table:table-cell>
          <table:table-cell table:style-name="ce4" office:value-type="string">
            <text:p><text:a xlink:href="http://en.wikipedia.org/wiki/Ljubljana_Jože_Pučnik_Airport">Ljubljana Jože Pučnik Airport</text:a></text:p>
            <text:p>(Brnik Airport)</text:p>
          </table:table-cell>
          <table:table-cell table:style-name="ce1" table:number-columns-repeated="3"/>
        </table:table-row>
        <table:table-row table:style-name="ro1">
          <table:table-cell office:value-type="string">
            <text:p><text:a xlink:href="http://en.wikipedia.org/wiki/Maribor">Maribor</text:a></text:p>
          </table:table-cell>
          <table:table-cell/>
          <table:table-cell office:value-type="string">
            <text:p>LJMB</text:p>
          </table:table-cell>
          <table:table-cell office:value-type="string">
            <text:p>MBX</text:p>
          </table:table-cell>
          <table:table-cell office:value-type="string">
            <text:p><text:a xlink:href="http://en.wikipedia.org/wiki/Maribor_Edvard_Rusjan_Airport">Maribor Edvard Rusjan Airport</text:a></text:p>
          </table:table-cell>
          <table:table-cell table:style-name="ce1" table:number-columns-repeated="3"/>
        </table:table-row>
        <table:table-row table:style-name="ro1">
          <table:table-cell office:value-type="string">
            <text:p><text:a xlink:href="http://en.wikipedia.org/wiki/Portorož">Portorož</text:a></text:p>
          </table:table-cell>
          <table:table-cell/>
          <table:table-cell office:value-type="string">
            <text:p>LJPZ</text:p>
          </table:table-cell>
          <table:table-cell office:value-type="string">
            <text:p>POW</text:p>
          </table:table-cell>
          <table:table-cell office:value-type="string">
            <text:p><text:a xlink:href="http://en.wikipedia.org/wiki/Portorož_Airport">Portorož Airport</text:a></text:p>
          </table:table-cell>
          <table:table-cell table:style-name="ce1"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Spain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>
            <text:p><text:a xlink:href="http://en.wikipedia.org/wiki/A_Coruña">A Coruña</text:a></text:p>
          </table:table-cell>
          <table:table-cell table:style-name="ce1" office:value-type="string">
            <text:p><text:a xlink:href="http://en.wikipedia.org/wiki/Galicia_%28Spain%29">Galicia</text:a></text:p>
          </table:table-cell>
          <table:table-cell office:value-type="string">
            <text:p>LECO</text:p>
          </table:table-cell>
          <table:table-cell office:value-type="string">
            <text:p>LCG</text:p>
          </table:table-cell>
          <table:table-cell table:style-name="ce2"/>
          <table:table-cell table:style-name="ce1" office:value-type="string">
            <text:p><text:a xlink:href="http://en.wikipedia.org/wiki/A_Coruña_Airport">A Coruña Airport</text:a> (Alvedro Airport) <text:a xlink:href="http://www.aena-aeropuertos.es/acoruna/en">[7]</text:a></text:p>
          </table:table-cell>
          <table:table-cell table:number-columns-repeated="2"/>
        </table:table-row>
        <table:table-row table:style-name="ro4">
          <table:table-cell office:value-type="string">
            <text:p><text:a xlink:href="http://en.wikipedia.org/wiki/Alicante">Alicante</text:a></text:p>
          </table:table-cell>
          <table:table-cell table:style-name="ce1" office:value-type="string">
            <text:p><text:a xlink:href="http://en.wikipedia.org/wiki/Valencian_Community">Valencia</text:a></text:p>
          </table:table-cell>
          <table:table-cell office:value-type="string">
            <text:p>LEAL</text:p>
          </table:table-cell>
          <table:table-cell office:value-type="string">
            <text:p>ALC</text:p>
          </table:table-cell>
          <table:table-cell table:style-name="ce2"/>
          <table:table-cell table:style-name="ce1" office:value-type="string">
            <text:p><text:a xlink:href="http://en.wikipedia.org/wiki/Alicante_Airport">Alicante Airport</text:a> (formerly El Altet Airport) <text:a xlink:href="http://www.aena-aeropuertos.es/alicante/en">[9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Almería">Almería</text:a></text:p>
          </table:table-cell>
          <table:table-cell table:style-name="ce1" office:value-type="string">
            <text:p><text:a xlink:href="http://en.wikipedia.org/wiki/Andalusia">Andalusia</text:a></text:p>
          </table:table-cell>
          <table:table-cell office:value-type="string">
            <text:p>LEAM</text:p>
          </table:table-cell>
          <table:table-cell office:value-type="string">
            <text:p>LEI</text:p>
          </table:table-cell>
          <table:table-cell table:style-name="ce2"/>
          <table:table-cell table:style-name="ce1" office:value-type="string">
            <text:p><text:a xlink:href="http://en.wikipedia.org/wiki/Almería_Airport">Almería Airport</text:a> <text:a xlink:href="http://www.aena-aeropuertos.es/almeria/en">[10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Asturias">Asturias</text:a></text:p>
          </table:table-cell>
          <table:table-cell table:style-name="ce1" office:value-type="string">
            <text:p><text:a xlink:href="http://en.wikipedia.org/wiki/Asturias">Asturias</text:a></text:p>
          </table:table-cell>
          <table:table-cell office:value-type="string">
            <text:p>LEAS</text:p>
          </table:table-cell>
          <table:table-cell office:value-type="string">
            <text:p>OVD</text:p>
          </table:table-cell>
          <table:table-cell table:style-name="ce2"/>
          <table:table-cell table:style-name="ce1" office:value-type="string">
            <text:p><text:a xlink:href="http://en.wikipedia.org/wiki/Asturias_Airport">Asturias Airport</text:a> <text:a xlink:href="http://www.aena-aeropuertos.es/asturias/en">[11]</text:a></text:p>
          </table:table-cell>
          <table:table-cell table:number-columns-repeated="2"/>
        </table:table-row>
        <table:table-row table:style-name="ro4">
          <table:table-cell office:value-type="string">
            <text:p><text:a xlink:href="http://en.wikipedia.org/wiki/Badajoz">Badajoz</text:a></text:p>
          </table:table-cell>
          <table:table-cell table:style-name="ce1" office:value-type="string">
            <text:p><text:a xlink:href="http://en.wikipedia.org/wiki/Extremadura">Extremadura</text:a></text:p>
          </table:table-cell>
          <table:table-cell office:value-type="string">
            <text:p>LEBZ</text:p>
          </table:table-cell>
          <table:table-cell office:value-type="string">
            <text:p>BJZ</text:p>
          </table:table-cell>
          <table:table-cell table:style-name="ce2"/>
          <table:table-cell table:style-name="ce1" office:value-type="string">
            <text:p><text:a xlink:href="http://en.wikipedia.org/wiki/Badajoz_Airport">Badajoz Airport</text:a> (Talavera la Real Badajoz Airport) <text:a xlink:href="http://www.aena-aeropuertos.es/badajoz/en">[12]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en.wikipedia.org/wiki/Barcelona">Barcelona</text:a> (<text:a xlink:href="http://en.wikipedia.org/wiki/Barcelona_International_Airport">El Prat</text:a>)</text:p>
          </table:table-cell>
          <table:table-cell table:style-name="ce1" office:value-type="string">
            <text:p><text:a xlink:href="http://en.wikipedia.org/wiki/Catalonia">Catalonia</text:a></text:p>
          </table:table-cell>
          <table:table-cell office:value-type="string">
            <text:p>LEBL</text:p>
          </table:table-cell>
          <table:table-cell office:value-type="string">
            <text:p>BCN</text:p>
          </table:table-cell>
          <table:table-cell table:style-name="ce2"/>
          <table:table-cell table:style-name="ce1" office:value-type="string">
            <text:p><text:a xlink:href="http://en.wikipedia.org/wiki/Barcelona_International_Airport">El Prat</text:a> / <text:a xlink:href="http://en.wikipedia.org/wiki/Barcelona_Airport">Barcelona Airport</text:a> <text:a xlink:href="http://www.aena-aeropuertos.es/barcelona/en">[13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Bilbao">Bilbao</text:a>, <text:a xlink:href="http://en.wikipedia.org/wiki/Biscay">Biscay</text:a> (Vizcaya)</text:p>
          </table:table-cell>
          <table:table-cell table:style-name="ce1" office:value-type="string">
            <text:p><text:a xlink:href="http://en.wikipedia.org/wiki/Basque_Country_%28autonomous_community%29">Basque Country</text:a></text:p>
          </table:table-cell>
          <table:table-cell office:value-type="string">
            <text:p>LEBB</text:p>
          </table:table-cell>
          <table:table-cell office:value-type="string">
            <text:p>BIO</text:p>
          </table:table-cell>
          <table:table-cell table:style-name="ce2"/>
          <table:table-cell table:style-name="ce1" office:value-type="string">
            <text:p><text:a xlink:href="http://en.wikipedia.org/wiki/Bilbao_Airport">Bilbao Airport</text:a> <text:a xlink:href="http://www.aena-aeropuertos.es/bilbao/en">[14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Córdoba,_Spain">Córdoba</text:a></text:p>
          </table:table-cell>
          <table:table-cell table:style-name="ce1" office:value-type="string">
            <text:p><text:a xlink:href="http://en.wikipedia.org/wiki/Andalusia">Andalusia</text:a></text:p>
          </table:table-cell>
          <table:table-cell office:value-type="string">
            <text:p>LEBA</text:p>
          </table:table-cell>
          <table:table-cell office:value-type="string">
            <text:p>ODB</text:p>
          </table:table-cell>
          <table:table-cell table:style-name="ce2"/>
          <table:table-cell table:style-name="ce1" office:value-type="string">
            <text:p><text:a xlink:href="http://en.wikipedia.org/wiki/Córdoba_Airport">Córdoba Airport</text:a> <text:a xlink:href="http://www.aena-aeropuertos.es/cordoba/en">[16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Girona">Girona</text:a></text:p>
          </table:table-cell>
          <table:table-cell table:style-name="ce1" office:value-type="string">
            <text:p><text:a xlink:href="http://en.wikipedia.org/wiki/Catalonia">Catalonia</text:a></text:p>
          </table:table-cell>
          <table:table-cell office:value-type="string">
            <text:p>LEGE</text:p>
          </table:table-cell>
          <table:table-cell office:value-type="string">
            <text:p>GRO</text:p>
          </table:table-cell>
          <table:table-cell table:style-name="ce2"/>
          <table:table-cell table:style-name="ce1" office:value-type="string">
            <text:p><text:a xlink:href="http://en.wikipedia.org/wiki/Girona-Costa_Brava_Airport">Girona-Costa Brava Airport</text:a> <text:a xlink:href="http://www.aena-aeropuertos.es/girona-costabrava/en">[17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Granada">Granada</text:a> / <text:a xlink:href="http://en.wikipedia.org/wiki/Jaén,_Spain">Jaén</text:a></text:p>
          </table:table-cell>
          <table:table-cell table:style-name="ce1" office:value-type="string">
            <text:p><text:a xlink:href="http://en.wikipedia.org/wiki/Andalusia">Andalusia</text:a></text:p>
          </table:table-cell>
          <table:table-cell office:value-type="string">
            <text:p>LEGR</text:p>
          </table:table-cell>
          <table:table-cell office:value-type="string">
            <text:p>GRX</text:p>
          </table:table-cell>
          <table:table-cell table:style-name="ce2"/>
          <table:table-cell table:style-name="ce1" office:value-type="string">
            <text:p><text:a xlink:href="http://en.wikipedia.org/wiki/Federico_García_Lorca_Airport">Federico García Lorca Airport</text:a> <text:a xlink:href="http://www.aena-aeropuertos.es/granada/en">[18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Jerez_de_la_Frontera">Jerez de la Frontera</text:a>, <text:a xlink:href="http://en.wikipedia.org/wiki/Cádiz_%28province%29">Cádiz</text:a></text:p>
          </table:table-cell>
          <table:table-cell table:style-name="ce1" office:value-type="string">
            <text:p><text:a xlink:href="http://en.wikipedia.org/wiki/Andalusia">Andalusia</text:a></text:p>
          </table:table-cell>
          <table:table-cell office:value-type="string">
            <text:p>LEJR</text:p>
          </table:table-cell>
          <table:table-cell office:value-type="string">
            <text:p>XRY</text:p>
          </table:table-cell>
          <table:table-cell table:style-name="ce2"/>
          <table:table-cell table:style-name="ce1" office:value-type="string">
            <text:p><text:a xlink:href="http://en.wikipedia.org/wiki/Jerez_Airport">Jerez Airport</text:a> <text:a xlink:href="http://www.aena-aeropuertos.es/jerez/en">[20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León,_Spain">León</text:a></text:p>
          </table:table-cell>
          <table:table-cell table:style-name="ce1" office:value-type="string">
            <text:p><text:a xlink:href="http://en.wikipedia.org/wiki/Castile_and_León">Castile and León</text:a></text:p>
          </table:table-cell>
          <table:table-cell office:value-type="string">
            <text:p>LELN</text:p>
          </table:table-cell>
          <table:table-cell office:value-type="string">
            <text:p>LEN</text:p>
          </table:table-cell>
          <table:table-cell table:style-name="ce2"/>
          <table:table-cell table:style-name="ce1" office:value-type="string">
            <text:p><text:a xlink:href="http://en.wikipedia.org/wiki/León_Airport">León Airport</text:a> <text:a xlink:href="http://www.aena-aeropuertos.es/leon/en">[21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Madrid">Madrid</text:a></text:p>
          </table:table-cell>
          <table:table-cell table:style-name="ce1" office:value-type="string">
            <text:p><text:a xlink:href="http://en.wikipedia.org/wiki/Madrid_%28autonomous_community%29">Madrid</text:a></text:p>
          </table:table-cell>
          <table:table-cell office:value-type="string">
            <text:p>LEMD</text:p>
          </table:table-cell>
          <table:table-cell office:value-type="string">
            <text:p>MAD</text:p>
          </table:table-cell>
          <table:table-cell table:style-name="ce2"/>
          <table:table-cell table:style-name="ce1" office:value-type="string">
            <text:p><text:a xlink:href="http://en.wikipedia.org/wiki/Madrid_Barajas_International_Airport">Madrid Barajas International Airport</text:a> <text:a xlink:href="http://www.aena-aeropuertos.es/madrid-barajas/en">[24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Madrid">Madrid</text:a></text:p>
          </table:table-cell>
          <table:table-cell table:style-name="ce1" office:value-type="string">
            <text:p><text:a xlink:href="http://en.wikipedia.org/wiki/Madrid_%28autonomous_community%29">Madrid</text:a></text:p>
          </table:table-cell>
          <table:table-cell office:value-type="string">
            <text:p>LECU</text:p>
          </table:table-cell>
          <table:table-cell office:value-type="string">
            <text:p>MCV</text:p>
          </table:table-cell>
          <table:table-cell table:style-name="ce2"/>
          <table:table-cell table:style-name="ce1" office:value-type="string">
            <text:p><text:a xlink:href="http://en.wikipedia.org/wiki/Cuatro_Vientos_Airport">Cuatro Vientos Airport</text:a> <text:a xlink:href="http://www.aena-aeropuertos.es/madrid-cuatrovientos/en">[25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Madrid">Madrid</text:a></text:p>
          </table:table-cell>
          <table:table-cell table:style-name="ce1" office:value-type="string">
            <text:p><text:a xlink:href="http://en.wikipedia.org/wiki/Madrid_%28autonomous_community%29">Madrid</text:a></text:p>
          </table:table-cell>
          <table:table-cell office:value-type="string">
            <text:p>LETO</text:p>
          </table:table-cell>
          <table:table-cell office:value-type="string">
            <text:p>TOJ</text:p>
          </table:table-cell>
          <table:table-cell table:style-name="ce2"/>
          <table:table-cell table:style-name="ce1" office:value-type="string">
            <text:p><text:a xlink:href="http://en.wikipedia.org/wiki/Torrejón_de_Ardoz_Airport">Torrejón de Ardoz Airport</text:a> <text:a xlink:href="http://www.aena-aeropuertos.es/madrid-torrejon/en">[26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Málaga">Málaga</text:a></text:p>
          </table:table-cell>
          <table:table-cell table:style-name="ce1" office:value-type="string">
            <text:p><text:a xlink:href="http://en.wikipedia.org/wiki/Andalusia">Andalusia</text:a></text:p>
          </table:table-cell>
          <table:table-cell office:value-type="string">
            <text:p>LEMG</text:p>
          </table:table-cell>
          <table:table-cell office:value-type="string">
            <text:p>AGP</text:p>
          </table:table-cell>
          <table:table-cell table:style-name="ce2"/>
          <table:table-cell table:style-name="ce1" office:value-type="string">
            <text:p><text:a xlink:href="http://en.wikipedia.org/wiki/Málaga_Airport">Málaga Airport</text:a> <text:a xlink:href="http://www.aena-aeropuertos.es/malaga/en">[27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Murcia">Murcia</text:a> / <text:a xlink:href="http://en.wikipedia.org/wiki/San_Javier,_Spain">San Javier</text:a></text:p>
          </table:table-cell>
          <table:table-cell table:style-name="ce1" office:value-type="string">
            <text:p><text:a xlink:href="http://en.wikipedia.org/wiki/Region_of_Murcia">Murcia</text:a></text:p>
          </table:table-cell>
          <table:table-cell office:value-type="string">
            <text:p>LELC</text:p>
          </table:table-cell>
          <table:table-cell office:value-type="string">
            <text:p>MJV</text:p>
          </table:table-cell>
          <table:table-cell table:style-name="ce2"/>
          <table:table-cell table:style-name="ce1" office:value-type="string">
            <text:p><text:a xlink:href="http://en.wikipedia.org/wiki/Murcia-San_Javier_Airport">Murcia-San Javier Airport</text:a> <text:a xlink:href="http://www.aena-aeropuertos.es/csee/Satellite/Aeropuerto-Murcia-San-Javier/en/">[28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Pamplona">Pamplona</text:a></text:p>
          </table:table-cell>
          <table:table-cell table:style-name="ce1" office:value-type="string">
            <text:p><text:a xlink:href="http://en.wikipedia.org/wiki/Navarre">Navarre</text:a></text:p>
          </table:table-cell>
          <table:table-cell office:value-type="string">
            <text:p>LEPP</text:p>
          </table:table-cell>
          <table:table-cell office:value-type="string">
            <text:p>PNA</text:p>
          </table:table-cell>
          <table:table-cell table:style-name="ce2"/>
          <table:table-cell table:style-name="ce1" office:value-type="string">
            <text:p><text:a xlink:href="http://en.wikipedia.org/wiki/Pamplona_Airport">Pamplona-Nóain Airport</text:a> <text:a xlink:href="http://www.aena-aeropuertos.es/pamplona/en">[29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Reus">Reus</text:a>, <text:a xlink:href="http://en.wikipedia.org/wiki/Tarragona">Tarragona</text:a></text:p>
          </table:table-cell>
          <table:table-cell table:style-name="ce1" office:value-type="string">
            <text:p><text:a xlink:href="http://en.wikipedia.org/wiki/Catalonia">Catalonia</text:a></text:p>
          </table:table-cell>
          <table:table-cell office:value-type="string">
            <text:p>LERS</text:p>
          </table:table-cell>
          <table:table-cell office:value-type="string">
            <text:p>REU</text:p>
          </table:table-cell>
          <table:table-cell table:style-name="ce2"/>
          <table:table-cell table:style-name="ce1" office:value-type="string">
            <text:p><text:a xlink:href="http://en.wikipedia.org/wiki/Reus_Airport">Reus Airport</text:a> <text:a xlink:href="http://www.aena-aeropuertos.es/reus/en">[30]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en.wikipedia.org/wiki/Salamanca">Salamanca</text:a></text:p>
          </table:table-cell>
          <table:table-cell table:style-name="ce1" office:value-type="string">
            <text:p><text:a xlink:href="http://en.wikipedia.org/wiki/Castile_and_León">Castile and León</text:a></text:p>
          </table:table-cell>
          <table:table-cell office:value-type="string">
            <text:p>LESA</text:p>
          </table:table-cell>
          <table:table-cell office:value-type="string">
            <text:p>SLM</text:p>
          </table:table-cell>
          <table:table-cell table:style-name="ce2"/>
          <table:table-cell table:style-name="ce1" office:value-type="string">
            <text:p><text:a xlink:href="http://en.wikipedia.org/wiki/Salamanca_Airport">Salamanca Airport</text:a> (Matacan Air Base) <text:a xlink:href="http://www.aena-aeropuertos.es/salamanca/en">[32]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en.wikipedia.org/wiki/San_Sebastián">San Sebastián</text:a>, <text:a xlink:href="http://en.wikipedia.org/wiki/Guipuscoa">Guipuscoa</text:a></text:p>
          </table:table-cell>
          <table:table-cell table:style-name="ce1" office:value-type="string">
            <text:p><text:a xlink:href="http://en.wikipedia.org/wiki/Basque_Country_%28autonomous_community%29">Basque Country</text:a></text:p>
          </table:table-cell>
          <table:table-cell office:value-type="string">
            <text:p>LESO</text:p>
          </table:table-cell>
          <table:table-cell office:value-type="string">
            <text:p>EAS</text:p>
          </table:table-cell>
          <table:table-cell table:style-name="ce2"/>
          <table:table-cell table:style-name="ce1" office:value-type="string">
            <text:p><text:a xlink:href="http://en.wikipedia.org/wiki/San_Sebastián_Airport">San Sebastián Airport</text:a> (Fuenterrabia Airport) <text:a xlink:href="http://www.aena-aeropuertos.es/sansebastian/en">[33]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en.wikipedia.org/wiki/Santander,_Cantabria">Santander</text:a></text:p>
          </table:table-cell>
          <table:table-cell table:style-name="ce1" office:value-type="string">
            <text:p><text:a xlink:href="http://en.wikipedia.org/wiki/Cantabria">Cantabria</text:a></text:p>
          </table:table-cell>
          <table:table-cell office:value-type="string">
            <text:p>LEXJ</text:p>
          </table:table-cell>
          <table:table-cell office:value-type="string">
            <text:p>SDR</text:p>
          </table:table-cell>
          <table:table-cell table:style-name="ce2"/>
          <table:table-cell table:style-name="ce1" office:value-type="string">
            <text:p><text:a xlink:href="http://en.wikipedia.org/wiki/Santander_Airport">Santander Airport</text:a> (Parayas Airport) <text:a xlink:href="http://www.aena-aeropuertos.es/santander/en">[34]</text:a></text:p>
          </table:table-cell>
          <table:table-cell table:number-columns-repeated="2"/>
        </table:table-row>
        <table:table-row table:style-name="ro4">
          <table:table-cell office:value-type="string">
            <text:p><text:a xlink:href="http://en.wikipedia.org/wiki/Santiago_de_Compostela">Santiago de Compostela</text:a></text:p>
          </table:table-cell>
          <table:table-cell table:style-name="ce1" office:value-type="string">
            <text:p><text:a xlink:href="http://en.wikipedia.org/wiki/Galicia_%28Spain%29">Galicia</text:a></text:p>
          </table:table-cell>
          <table:table-cell office:value-type="string">
            <text:p>LEST</text:p>
          </table:table-cell>
          <table:table-cell office:value-type="string">
            <text:p>SCQ</text:p>
          </table:table-cell>
          <table:table-cell table:style-name="ce2"/>
          <table:table-cell table:style-name="ce1" office:value-type="string">
            <text:p><text:a xlink:href="http://en.wikipedia.org/wiki/Santiago_de_Compostela_Airport">Santiago de Compostela Airport</text:a> (Lavacolla Airport) [santiago]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en.wikipedia.org/wiki/Seville">Seville</text:a> (Sevilla)</text:p>
          </table:table-cell>
          <table:table-cell table:style-name="ce1" office:value-type="string">
            <text:p><text:a xlink:href="http://en.wikipedia.org/wiki/Andalusia">Andalusia</text:a></text:p>
          </table:table-cell>
          <table:table-cell office:value-type="string">
            <text:p>LEZL</text:p>
          </table:table-cell>
          <table:table-cell office:value-type="string">
            <text:p>SVQ</text:p>
          </table:table-cell>
          <table:table-cell table:style-name="ce2"/>
          <table:table-cell table:style-name="ce1" office:value-type="string">
            <text:p><text:a xlink:href="http://en.wikipedia.org/wiki/Sevilla_Airport">Seville Airport</text:a> (San Pablo Airport) <text:a xlink:href="http://www.aena-aeropuertos.es/sevilla/en">[35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Valencia_%28city_in_Spain%29">Valencia</text:a></text:p>
          </table:table-cell>
          <table:table-cell table:style-name="ce1" office:value-type="string">
            <text:p><text:a xlink:href="http://en.wikipedia.org/wiki/Valencian_Community">Valencia</text:a></text:p>
          </table:table-cell>
          <table:table-cell office:value-type="string">
            <text:p>LEVC</text:p>
          </table:table-cell>
          <table:table-cell office:value-type="string">
            <text:p>VLC</text:p>
          </table:table-cell>
          <table:table-cell table:style-name="ce2"/>
          <table:table-cell table:style-name="ce1" office:value-type="string">
            <text:p><text:a xlink:href="http://en.wikipedia.org/wiki/Valencia_Airport">Valencia Airport</text:a> <text:a xlink:href="http://www.aena-aeropuertos.es/valencia/en">[36]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en.wikipedia.org/wiki/Valladolid">Valladolid</text:a> / <text:a xlink:href="http://en.wikipedia.org/wiki/Villanubla">Villanubla</text:a></text:p>
          </table:table-cell>
          <table:table-cell table:style-name="ce1" office:value-type="string">
            <text:p><text:a xlink:href="http://en.wikipedia.org/wiki/Castile_and_León">Castile and León</text:a></text:p>
          </table:table-cell>
          <table:table-cell office:value-type="string">
            <text:p>LEVD</text:p>
          </table:table-cell>
          <table:table-cell office:value-type="string">
            <text:p>VLL</text:p>
          </table:table-cell>
          <table:table-cell table:style-name="ce2"/>
          <table:table-cell table:style-name="ce1" office:value-type="string">
            <text:p><text:a xlink:href="http://en.wikipedia.org/wiki/Valladolid_Airport">Valladolid Airport</text:a> (Villanubla Airport) <text:a xlink:href="http://www.aena-aeropuertos.es/valladolid/en">[37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Vigo">Vigo</text:a></text:p>
          </table:table-cell>
          <table:table-cell table:style-name="ce1" office:value-type="string">
            <text:p><text:a xlink:href="http://en.wikipedia.org/wiki/Galicia_%28Spain%29">Galicia</text:a></text:p>
          </table:table-cell>
          <table:table-cell office:value-type="string">
            <text:p>LEVX</text:p>
          </table:table-cell>
          <table:table-cell office:value-type="string">
            <text:p>VGO</text:p>
          </table:table-cell>
          <table:table-cell table:style-name="ce2"/>
          <table:table-cell table:style-name="ce1" office:value-type="string">
            <text:p><text:a xlink:href="http://en.wikipedia.org/wiki/Vigo-Peinador_Airport">Vigo-Peinador Airport</text:a> <text:a xlink:href="http://www.aena-aeropuertos.es/vigo/en">[38]</text:a>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en.wikipedia.org/wiki/Vitoria-Gasteiz">Vitoria-Gasteiz</text:a> / <text:a xlink:href="http://en.wikipedia.org/wiki/Foronda">Foronda</text:a></text:p>
          </table:table-cell>
          <table:table-cell table:style-name="ce1" office:value-type="string">
            <text:p><text:a xlink:href="http://en.wikipedia.org/wiki/Basque_Country_%28autonomous_community%29">Basque Country</text:a></text:p>
          </table:table-cell>
          <table:table-cell office:value-type="string">
            <text:p>LEVT</text:p>
          </table:table-cell>
          <table:table-cell office:value-type="string">
            <text:p>VIT</text:p>
          </table:table-cell>
          <table:table-cell table:style-name="ce2"/>
          <table:table-cell table:style-name="ce1" office:value-type="string">
            <text:p><text:a xlink:href="http://en.wikipedia.org/wiki/Vitoria_Airport">Vitoria Airport</text:a> (Foronda Airport) <text:a xlink:href="http://www.aena-aeropuertos.es/vitoria/en">[39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Zaragoza">Zaragoza</text:a></text:p>
          </table:table-cell>
          <table:table-cell table:style-name="ce1" office:value-type="string">
            <text:p><text:a xlink:href="http://en.wikipedia.org/wiki/Aragon">Aragon</text:a></text:p>
          </table:table-cell>
          <table:table-cell office:value-type="string">
            <text:p>LEZG</text:p>
          </table:table-cell>
          <table:table-cell office:value-type="string">
            <text:p>ZAZ</text:p>
          </table:table-cell>
          <table:table-cell table:style-name="ce2"/>
          <table:table-cell table:style-name="ce1" office:value-type="string">
            <text:p><text:a xlink:href="http://en.wikipedia.org/wiki/Zaragoza_Airport">Zaragoza Airport</text:a> <text:a xlink:href="http://www.aena-aeropuertos.es/zaragoza/en">[40]</text:a></text:p>
          </table:table-cell>
          <table:table-cell table:number-columns-repeated="2"/>
        </table:table-row>
        <table:table-row table:style-name="ro3">
          <table:table-cell office:value-type="string">
            <text:p><text:a xlink:href="http://en.wikipedia.org/wiki/Ibiza">Ibiza</text:a></text:p>
          </table:table-cell>
          <table:table-cell/>
          <table:table-cell office:value-type="string">
            <text:p>LEIB</text:p>
          </table:table-cell>
          <table:table-cell office:value-type="string">
            <text:p>IBZ</text:p>
          </table:table-cell>
          <table:table-cell office:value-type="string">
            <text:p><text:a xlink:href="http://en.wikipedia.org/wiki/Ibiza_Airport">Ibiza Airport</text:a> <text:a xlink:href="http://www.aena-aeropuertos.es/ibiza/en">[41]</text:a></text:p>
          </table:table-cell>
          <table:table-cell table:number-columns-repeated="3"/>
        </table:table-row>
        <table:table-row table:style-name="ro4">
          <table:table-cell office:value-type="string">
            <text:p><text:a xlink:href="http://en.wikipedia.org/wiki/Majorca">Majorca</text:a></text:p>
          </table:table-cell>
          <table:table-cell/>
          <table:table-cell office:value-type="string">
            <text:p>LEPA</text:p>
          </table:table-cell>
          <table:table-cell office:value-type="string">
            <text:p>PMI</text:p>
          </table:table-cell>
          <table:table-cell office:value-type="string">
            <text:p><text:a xlink:href="http://en.wikipedia.org/wiki/Palma_de_Mallorca_Airport">Palma de Mallorca Airport</text:a> (Son Sant Joan Airport) <text:a xlink:href="http://www.aena.es/csee/Satellite?cid=1046276292735&amp;pagename=subHome&amp;Language=EN_GB&amp;SiteName=PMI&amp;c=Page">[42]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Minorca">Minorca</text:a></text:p>
          </table:table-cell>
          <table:table-cell/>
          <table:table-cell office:value-type="string">
            <text:p>LEMH</text:p>
          </table:table-cell>
          <table:table-cell office:value-type="string">
            <text:p>MAH</text:p>
          </table:table-cell>
          <table:table-cell office:value-type="string">
            <text:p><text:a xlink:href="http://en.wikipedia.org/wiki/Minorca_Airport">Minorca Airport</text:a> (Menorca Airport) <text:a xlink:href="http://www.aena.es/csee/Satellite?cid=1048858922674&amp;pagename=subHome&amp;Language=EN_GB&amp;SiteName=MAH&amp;c=Page">[45]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El_Hierro">El Hierro</text:a></text:p>
          </table:table-cell>
          <table:table-cell/>
          <table:table-cell office:value-type="string">
            <text:p>GCHI</text:p>
          </table:table-cell>
          <table:table-cell office:value-type="string">
            <text:p>VDE</text:p>
          </table:table-cell>
          <table:table-cell office:value-type="string">
            <text:p><text:a xlink:href="http://en.wikipedia.org/wiki/El_Hierro_Airport">El Hierro Airport</text:a> <text:a xlink:href="http://www.aena.es/csee/Satellite?cid=1048858944712&amp;pagename=subHome&amp;Language=EN_GB&amp;SiteName=VDE&amp;c=Page">[46]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Fuerteventura">Fuerteventura</text:a></text:p>
          </table:table-cell>
          <table:table-cell/>
          <table:table-cell office:value-type="string">
            <text:p>GCFV</text:p>
          </table:table-cell>
          <table:table-cell office:value-type="string">
            <text:p>FUE</text:p>
          </table:table-cell>
          <table:table-cell office:value-type="string">
            <text:p><text:a xlink:href="http://en.wikipedia.org/wiki/El_Matorral_Airport">El Matorral Airport</text:a> <text:a xlink:href="http://www.aena.es/csee/Satellite?cid=1048858924995&amp;pagename=subHome&amp;Language=EN_GB&amp;SiteName=FUE&amp;c=Page">[47]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Gran_Canaria">Gran Canaria</text:a></text:p>
          </table:table-cell>
          <table:table-cell/>
          <table:table-cell office:value-type="string">
            <text:p>GCLP</text:p>
          </table:table-cell>
          <table:table-cell office:value-type="string">
            <text:p>LPA</text:p>
          </table:table-cell>
          <table:table-cell office:value-type="string">
            <text:p><text:a xlink:href="http://en.wikipedia.org/wiki/Gran_Canaria_Airport">Gran Canaria Airport</text:a> (Las Palmas) <text:a xlink:href="http://www.aena.es/csee/Satellite?cid=1048858940184&amp;pagename=subHome&amp;Language=EN_GB&amp;SiteName=LPA&amp;c=Page">[48]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La_Gomera">La Gomera</text:a></text:p>
          </table:table-cell>
          <table:table-cell/>
          <table:table-cell office:value-type="string">
            <text:p>GCGM</text:p>
          </table:table-cell>
          <table:table-cell office:value-type="string">
            <text:p>GMZ</text:p>
          </table:table-cell>
          <table:table-cell office:value-type="string">
            <text:p><text:a xlink:href="http://en.wikipedia.org/wiki/La_Gomera_Airport">La Gomera Airport</text:a> <text:a xlink:href="http://www.aena.es/csee/Satellite?cid=1048243383833&amp;pagename=subHome&amp;Language=EN_GB&amp;SiteName=GMZ&amp;c=Page">[49]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La_Palma">La Palma</text:a></text:p>
          </table:table-cell>
          <table:table-cell/>
          <table:table-cell office:value-type="string">
            <text:p>GCLA</text:p>
          </table:table-cell>
          <table:table-cell office:value-type="string">
            <text:p>SPC</text:p>
          </table:table-cell>
          <table:table-cell office:value-type="string">
            <text:p><text:a xlink:href="http://en.wikipedia.org/wiki/La_Palma_Airport">La Palma Airport</text:a> <text:a xlink:href="http://www.aena.es/csee/Satellite?cid=1049125192277&amp;pagename=subHome&amp;Language=EN_GB&amp;SiteName=SPC&amp;c=Page">[50]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Lanzarote">Lanzarote</text:a></text:p>
          </table:table-cell>
          <table:table-cell/>
          <table:table-cell office:value-type="string">
            <text:p>GCRR</text:p>
          </table:table-cell>
          <table:table-cell office:value-type="string">
            <text:p>ACE</text:p>
          </table:table-cell>
          <table:table-cell office:value-type="string">
            <text:p><text:a xlink:href="http://en.wikipedia.org/wiki/Lanzarote_Airport">Lanzarote Airport</text:a> (Arrecife Airport) <text:a xlink:href="http://www.aena.es/csee/Satellite?cid=1048607597321&amp;pagename=subHome&amp;Language=EN_GB&amp;SiteName=ACE&amp;c=Page">[51]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Tenerife">Tenerife</text:a></text:p>
          </table:table-cell>
          <table:table-cell/>
          <table:table-cell office:value-type="string">
            <text:p>GCXO</text:p>
          </table:table-cell>
          <table:table-cell office:value-type="string">
            <text:p>TFN</text:p>
          </table:table-cell>
          <table:table-cell office:value-type="string">
            <text:p><text:a xlink:href="http://en.wikipedia.org/wiki/Tenerife_North_Airport">Tenerife North Airport</text:a> (Los Rodeos Airport) <text:a xlink:href="http://www.aena.es/csee/Satellite?cid=1051252907682&amp;pagename=subHome&amp;Language=EN_GB&amp;SiteName=TFN&amp;c=Page">[52]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Tenerife">Tenerife</text:a></text:p>
          </table:table-cell>
          <table:table-cell/>
          <table:table-cell office:value-type="string">
            <text:p>GCTS</text:p>
          </table:table-cell>
          <table:table-cell office:value-type="string">
            <text:p>TFS</text:p>
          </table:table-cell>
          <table:table-cell office:value-type="string">
            <text:p><text:a xlink:href="http://en.wikipedia.org/wiki/Tenerife_South_Airport">Tenerife South Airport</text:a> (Reina Sofía Airport) <text:a xlink:href="http://www.aena-aeropuertos.es/tenerifesur/en/">[53]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Ceuta">Ceuta</text:a></text:p>
          </table:table-cell>
          <table:table-cell/>
          <table:table-cell office:value-type="string">
            <text:p>GECE</text:p>
          </table:table-cell>
          <table:table-cell office:value-type="string">
            <text:p>JCU</text:p>
          </table:table-cell>
          <table:table-cell office:value-type="string">
            <text:p><text:a xlink:href="http://en.wikipedia.org/wiki/Ceuta_Heliport">Ceuta Heliport</text:a> <text:a xlink:href="http://www.aena.es/csee/Satellite?cid=1075113413724&amp;pagename=subHome&amp;Language=EN_GB&amp;SiteName=JCU&amp;c=Page">[54]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Melilla">Melilla</text:a></text:p>
          </table:table-cell>
          <table:table-cell/>
          <table:table-cell office:value-type="string">
            <text:p>GEML</text:p>
          </table:table-cell>
          <table:table-cell office:value-type="string">
            <text:p>MLN</text:p>
          </table:table-cell>
          <table:table-cell office:value-type="string">
            <text:p><text:a xlink:href="http://en.wikipedia.org/wiki/Melilla_Airport">Melilla Airport</text:a> <text:a xlink:href="http://www.aena.es/csee/Satellite?cid=1049125260852&amp;pagename=subHome&amp;Language=EN_GB&amp;SiteName=MLN&amp;c=Page">[55]</text:a>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Sweden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<text:a xlink:href="http://en.wikipedia.org/wiki/Arvidsjaur">Arvidsjaur</text:a></text:p>
          </table:table-cell>
          <table:table-cell/>
          <table:table-cell office:value-type="string">
            <text:p><text:a xlink:href="http://www.lfv.se/AIP/AD/AD%202/ESNX/ES_AD_2_ESNX_en.pdf">ESNX</text:a></text:p>
          </table:table-cell>
          <table:table-cell office:value-type="string">
            <text:p>AJR</text:p>
          </table:table-cell>
          <table:table-cell office:value-type="string">
            <text:p><text:a xlink:href="http://en.wikipedia.org/wiki/Arvidsjaur_Airport">Arvidsjaur Airport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Borlänge">Borlänge</text:a></text:p>
          </table:table-cell>
          <table:table-cell/>
          <table:table-cell office:value-type="string">
            <text:p><text:a xlink:href="http://www.lfv.se/AIP/AD/AD%202/ESSD/ES_AD_2_ESSD_en.pdf">ESSD</text:a></text:p>
          </table:table-cell>
          <table:table-cell office:value-type="string">
            <text:p>BLE</text:p>
          </table:table-cell>
          <table:table-cell table:style-name="ce4" office:value-type="string">
            <text:p><text:a xlink:href="http://en.wikipedia.org/wiki/Borlänge_Airport">Borlänge Airport</text:a> (Dala Airport)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Gothenburg">Göteborg</text:a></text:p>
          </table:table-cell>
          <table:table-cell/>
          <table:table-cell office:value-type="string">
            <text:p><text:a xlink:href="http://www.lfv.se/AIP/AD/AD%202/ESGG/ES_AD_2_ESGG_en.pdf">ESGG</text:a></text:p>
          </table:table-cell>
          <table:table-cell office:value-type="string">
            <text:p>GOT</text:p>
          </table:table-cell>
          <table:table-cell office:value-type="string">
            <text:p><text:a xlink:href="http://en.wikipedia.org/wiki/Gothenburg-Landvetter_Airport">Göteborg-Landvetter Airport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Gothenburg">Göteborg</text:a></text:p>
          </table:table-cell>
          <table:table-cell/>
          <table:table-cell office:value-type="string">
            <text:p><text:a xlink:href="http://www.lfv.se/AIP/AD/AD%202/ESGP/ES_AD_2_ESGP_en.pdf">ESGP</text:a></text:p>
          </table:table-cell>
          <table:table-cell office:value-type="string">
            <text:p>GSE</text:p>
          </table:table-cell>
          <table:table-cell table:style-name="ce4" office:value-type="string">
            <text:p><text:a xlink:href="http://en.wikipedia.org/wiki/Gothenburg_City_Airport">Göteborg City Airport</text:a> (Säve)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Gällivare">Gällivare</text:a></text:p>
          </table:table-cell>
          <table:table-cell/>
          <table:table-cell office:value-type="string">
            <text:p><text:a xlink:href="http://www.lfv.se/AIP/AD/AD%202/ESNG/ES_AD_2_ESNG_en.pdf">ESNG</text:a></text:p>
          </table:table-cell>
          <table:table-cell office:value-type="string">
            <text:p>GEV</text:p>
          </table:table-cell>
          <table:table-cell office:value-type="string">
            <text:p><text:a xlink:href="http://en.wikipedia.org/wiki/Gällivare_Airport">Gällivare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Hagfors">Hagfors</text:a></text:p>
          </table:table-cell>
          <table:table-cell/>
          <table:table-cell office:value-type="string">
            <text:p><text:a xlink:href="http://www.lfv.se/AIP/AD/AD%202/ESOH/ES_AD_2_ESOH_en.pdf">ESOH</text:a></text:p>
          </table:table-cell>
          <table:table-cell office:value-type="string">
            <text:p>HFS</text:p>
          </table:table-cell>
          <table:table-cell office:value-type="string">
            <text:p><text:a xlink:href="http://en.wikipedia.org/wiki/Hagfors_Airport">Hagfors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Halmstad">Halmstad</text:a></text:p>
          </table:table-cell>
          <table:table-cell/>
          <table:table-cell office:value-type="string">
            <text:p><text:a xlink:href="http://www.lfv.se/AIP/AD/AD%202/ESMT/ES_AD_2_ESMT_en.pdf">ESMT</text:a></text:p>
          </table:table-cell>
          <table:table-cell office:value-type="string">
            <text:p>HAD</text:p>
          </table:table-cell>
          <table:table-cell office:value-type="string">
            <text:p><text:a xlink:href="http://en.wikipedia.org/wiki/Halmstad_Airport">Halmstad City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Hemavan">Hemavan</text:a></text:p>
          </table:table-cell>
          <table:table-cell/>
          <table:table-cell office:value-type="string">
            <text:p><text:a xlink:href="http://www.lfv.se/AIP/AD/AD%202/ESUT/ES_AD_2_ESUT_en.pdf">ESUT</text:a></text:p>
          </table:table-cell>
          <table:table-cell office:value-type="string">
            <text:p>HMV</text:p>
          </table:table-cell>
          <table:table-cell office:value-type="string">
            <text:p><text:a xlink:href="http://en.wikipedia.org/wiki/Hemavan_Airport">Hemavan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Jönköping">Jönköping</text:a></text:p>
          </table:table-cell>
          <table:table-cell/>
          <table:table-cell office:value-type="string">
            <text:p><text:a xlink:href="http://www.lfv.se/AIP/AD/AD%202/ESGJ/ES_AD_2_ESGJ_en.pdf">ESGJ</text:a></text:p>
          </table:table-cell>
          <table:table-cell office:value-type="string">
            <text:p>JKG</text:p>
          </table:table-cell>
          <table:table-cell office:value-type="string">
            <text:p><text:a xlink:href="http://en.wikipedia.org/wiki/Jönköping_Airport">Jönköping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almar">Kalmar</text:a></text:p>
          </table:table-cell>
          <table:table-cell/>
          <table:table-cell office:value-type="string">
            <text:p><text:a xlink:href="http://www.lfv.se/AIP/AD/AD%202/ESMQ/ES_AD_2_ESMQ_en.pdf">ESMQ</text:a></text:p>
          </table:table-cell>
          <table:table-cell office:value-type="string">
            <text:p>KLR</text:p>
          </table:table-cell>
          <table:table-cell office:value-type="string">
            <text:p><text:a xlink:href="http://en.wikipedia.org/wiki/Kalmar_Airport">Kalmar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arlstad">Karlstad</text:a></text:p>
          </table:table-cell>
          <table:table-cell/>
          <table:table-cell office:value-type="string">
            <text:p><text:a xlink:href="http://www.lfv.se/AIP/AD/AD%202/ESOK/ES_AD_2_ESOK_en.pdf">ESOK</text:a></text:p>
          </table:table-cell>
          <table:table-cell office:value-type="string">
            <text:p>KSD</text:p>
          </table:table-cell>
          <table:table-cell office:value-type="string">
            <text:p><text:a xlink:href="http://en.wikipedia.org/wiki/Karlstad_Airport">Karlstad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iruna">Kiruna</text:a></text:p>
          </table:table-cell>
          <table:table-cell/>
          <table:table-cell office:value-type="string">
            <text:p><text:a xlink:href="http://www.lfv.se/AIP/AD/AD%202/ESNQ/ES_AD_2_ESNQ_en.pdf">ESNQ</text:a></text:p>
          </table:table-cell>
          <table:table-cell office:value-type="string">
            <text:p>KRN</text:p>
          </table:table-cell>
          <table:table-cell office:value-type="string">
            <text:p><text:a xlink:href="http://en.wikipedia.org/wiki/Kiruna_Airport">Kirun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ramfors">Kramfors</text:a></text:p>
          </table:table-cell>
          <table:table-cell/>
          <table:table-cell office:value-type="string">
            <text:p><text:a xlink:href="http://www.lfv.se/AIP/AD/AD%202/ESNK/ES_AD_2_ESNK_en.pdf">ESNK</text:a></text:p>
          </table:table-cell>
          <table:table-cell office:value-type="string">
            <text:p>KRF</text:p>
          </table:table-cell>
          <table:table-cell office:value-type="string">
            <text:p><text:a xlink:href="http://en.wikipedia.org/wiki/Höga_Kusten_Airport">Höga Kusten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ristianstad">Kristianstad</text:a></text:p>
          </table:table-cell>
          <table:table-cell/>
          <table:table-cell office:value-type="string">
            <text:p><text:a xlink:href="http://www.lfv.se/AIP/AD/AD%202/ESMK/ES_AD_2_ESMK_en.pdf">ESMK</text:a></text:p>
          </table:table-cell>
          <table:table-cell office:value-type="string">
            <text:p>KID</text:p>
          </table:table-cell>
          <table:table-cell office:value-type="string">
            <text:p><text:a xlink:href="http://en.wikipedia.org/wiki/Kristianstad_Airport">Kristianstad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Linköping">Linköping</text:a></text:p>
          </table:table-cell>
          <table:table-cell/>
          <table:table-cell office:value-type="string">
            <text:p><text:a xlink:href="http://www.lfv.se/AIP/AD/AD%202/ESSL/ES_AD_2_ESSL_en.pdf">ESSL</text:a></text:p>
          </table:table-cell>
          <table:table-cell office:value-type="string">
            <text:p>LPI</text:p>
          </table:table-cell>
          <table:table-cell office:value-type="string">
            <text:p><text:a xlink:href="http://en.wikipedia.org/wiki/Linköping_City_Airport">Linköping City Airport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Luleå">Luleå</text:a></text:p>
          </table:table-cell>
          <table:table-cell/>
          <table:table-cell office:value-type="string">
            <text:p><text:a xlink:href="http://www.lfv.se/AIP/AD/AD%202/ESPA/ES_AD_2_ESPA_en.pdf">ESPA</text:a></text:p>
          </table:table-cell>
          <table:table-cell office:value-type="string">
            <text:p>LLA</text:p>
          </table:table-cell>
          <table:table-cell table:style-name="ce4" office:value-type="string">
            <text:p><text:a xlink:href="http://en.wikipedia.org/wiki/Luleå_Airport">Luleå Airport</text:a> (Kallax Airbase)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Lycksele">Lycksele</text:a></text:p>
          </table:table-cell>
          <table:table-cell/>
          <table:table-cell office:value-type="string">
            <text:p><text:a xlink:href="http://www.lfv.se/AIP/AD/AD%202/ESNL/ES_AD_2_ESNL_en.pdf">ESNL</text:a></text:p>
          </table:table-cell>
          <table:table-cell office:value-type="string">
            <text:p>LYC</text:p>
          </table:table-cell>
          <table:table-cell office:value-type="string">
            <text:p><text:a xlink:href="http://en.wikipedia.org/wiki/Lycksele_Airport">Lycksele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Malmö">Malmö</text:a></text:p>
          </table:table-cell>
          <table:table-cell/>
          <table:table-cell office:value-type="string">
            <text:p><text:a xlink:href="http://www.lfv.se/AIP/AD/AD%202/ESMS/ES_AD_2_ESMS_en.pdf">ESMS</text:a></text:p>
          </table:table-cell>
          <table:table-cell office:value-type="string">
            <text:p>MMX</text:p>
          </table:table-cell>
          <table:table-cell office:value-type="string">
            <text:p><text:a xlink:href="http://en.wikipedia.org/wiki/Malmö-Sturup_Airport">Malmö-Sturup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Mora_Municipality,_Sweden">Mora</text:a></text:p>
          </table:table-cell>
          <table:table-cell/>
          <table:table-cell office:value-type="string">
            <text:p><text:a xlink:href="http://www.lfv.se/AIP/AD/AD%202/ESKM/ES_AD_2_ESKM_en.pdf">ESKM</text:a></text:p>
          </table:table-cell>
          <table:table-cell office:value-type="string">
            <text:p>MXX</text:p>
          </table:table-cell>
          <table:table-cell office:value-type="string">
            <text:p><text:a xlink:href="http://en.wikipedia.org/wiki/Mora-Siljan_Airport">Mora-Siljan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Norrköping">Norrköping</text:a></text:p>
          </table:table-cell>
          <table:table-cell/>
          <table:table-cell office:value-type="string">
            <text:p><text:a xlink:href="http://www.lfv.se/AIP/AD/AD%202/ESSP/ES_AD_2_ESSP_en.pdf">ESSP</text:a></text:p>
          </table:table-cell>
          <table:table-cell office:value-type="string">
            <text:p>NRK</text:p>
          </table:table-cell>
          <table:table-cell office:value-type="string">
            <text:p><text:a xlink:href="http://en.wikipedia.org/wiki/Norrköping_Airport">Norrköping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Oskarshamn">Oskarshamn</text:a></text:p>
          </table:table-cell>
          <table:table-cell/>
          <table:table-cell office:value-type="string">
            <text:p><text:a xlink:href="http://www.lfv.se/AIP/AD/AD%202/ESMO/ES_AD_2_ESMO_en.pdf">ESMO</text:a></text:p>
          </table:table-cell>
          <table:table-cell office:value-type="string">
            <text:p>OSK</text:p>
          </table:table-cell>
          <table:table-cell office:value-type="string">
            <text:p><text:a xlink:href="http://en.wikipedia.org/wiki/Oskarshamn_Airport">Oskarshamn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Pajala">Pajala</text:a></text:p>
          </table:table-cell>
          <table:table-cell/>
          <table:table-cell office:value-type="string">
            <text:p><text:a xlink:href="http://www.lfv.se/AIP/AD/AD%202/ESUP/ES_AD_2_ESUP_en.pdf">ESUP</text:a></text:p>
          </table:table-cell>
          <table:table-cell office:value-type="string">
            <text:p>PJA</text:p>
          </table:table-cell>
          <table:table-cell office:value-type="string">
            <text:p><text:a xlink:href="http://en.wikipedia.org/wiki/Pajala_Airport">Pajala Airport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Ronneby">Ronneby</text:a></text:p>
          </table:table-cell>
          <table:table-cell/>
          <table:table-cell office:value-type="string">
            <text:p><text:a xlink:href="http://www.lfv.se/AIP/AD/AD%202/ESDF/ES_AD_2_ESDF_en.pdf">ESDF</text:a></text:p>
          </table:table-cell>
          <table:table-cell office:value-type="string">
            <text:p>RNB</text:p>
          </table:table-cell>
          <table:table-cell table:style-name="ce4" office:value-type="string">
            <text:p><text:a xlink:href="http://en.wikipedia.org/wiki/Ronneby_Airport">Ronneby Airport</text:a> (F 17)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kellefteå">Skellefteå</text:a></text:p>
          </table:table-cell>
          <table:table-cell/>
          <table:table-cell office:value-type="string">
            <text:p><text:a xlink:href="http://www.lfv.se/AIP/AD/AD%202/ESNS/ES_AD_2_ESNS_en.pdf">ESNS</text:a></text:p>
          </table:table-cell>
          <table:table-cell office:value-type="string">
            <text:p>SFT</text:p>
          </table:table-cell>
          <table:table-cell office:value-type="string">
            <text:p><text:a xlink:href="http://en.wikipedia.org/wiki/Skellefteå_Airport">Skellefteå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tockholm">Stockholm</text:a> / <text:a xlink:href="http://en.wikipedia.org/wiki/Nyköping">Nyköping</text:a></text:p>
          </table:table-cell>
          <table:table-cell/>
          <table:table-cell office:value-type="string">
            <text:p><text:a xlink:href="http://www.lfv.se/AIP/AD/AD%202/ESKN/ES_AD_2_ESKN_en.pdf">ESKN</text:a></text:p>
          </table:table-cell>
          <table:table-cell office:value-type="string">
            <text:p>NYO</text:p>
          </table:table-cell>
          <table:table-cell office:value-type="string">
            <text:p><text:a xlink:href="http://en.wikipedia.org/wiki/Stockholm-Skavsta_Airport">Stockholm-Skavsta Airport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Stockholm">Stockholm</text:a> / <text:a xlink:href="http://en.wikipedia.org/wiki/Västerås">Västerås</text:a></text:p>
          </table:table-cell>
          <table:table-cell/>
          <table:table-cell office:value-type="string">
            <text:p><text:a xlink:href="http://www.lfv.se/AIP/AD/AD%202/ESOW/ES_AD_2_ESOW_en.pdf">ESOW</text:a></text:p>
          </table:table-cell>
          <table:table-cell office:value-type="string">
            <text:p>VST</text:p>
          </table:table-cell>
          <table:table-cell table:style-name="ce4" office:value-type="string">
            <text:p><text:a xlink:href="http://en.wikipedia.org/wiki/Stockholm-Västerås_Airport">Stockholm-Västerås Airport</text:a> (Hasslo)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tockholm">Stockholm</text:a></text:p>
          </table:table-cell>
          <table:table-cell/>
          <table:table-cell office:value-type="string">
            <text:p><text:a xlink:href="http://www.lfv.se/AIP/AD/AD%202/ESSA/ES_AD_2_ESSA_en.pdf">ESSA</text:a></text:p>
          </table:table-cell>
          <table:table-cell office:value-type="string">
            <text:p>ARN</text:p>
          </table:table-cell>
          <table:table-cell office:value-type="string">
            <text:p><text:a xlink:href="http://en.wikipedia.org/wiki/Stockholm-Arlanda_Airport">Stockholm-Arland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tockholm">Stockholm</text:a></text:p>
          </table:table-cell>
          <table:table-cell/>
          <table:table-cell office:value-type="string">
            <text:p><text:a xlink:href="http://www.lfv.se/AIP/AD/AD%202/ESSB/ES_AD_2_ESSB_en.pdf">ESSB</text:a></text:p>
          </table:table-cell>
          <table:table-cell office:value-type="string">
            <text:p>BMA</text:p>
          </table:table-cell>
          <table:table-cell office:value-type="string">
            <text:p><text:a xlink:href="http://en.wikipedia.org/wiki/Stockholm-Bromma_Airport">Stockholm-Bromm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undsvall">Sundsvall</text:a> / <text:a xlink:href="http://en.wikipedia.org/wiki/Härnösand">Härnösand</text:a></text:p>
          </table:table-cell>
          <table:table-cell/>
          <table:table-cell office:value-type="string">
            <text:p><text:a xlink:href="http://www.lfv.se/AIP/AD/AD%202/ESNN/ES_AD_2_ESNN_en.pdf">ESNN</text:a></text:p>
          </table:table-cell>
          <table:table-cell office:value-type="string">
            <text:p>SDL</text:p>
          </table:table-cell>
          <table:table-cell office:value-type="string">
            <text:p><text:a xlink:href="http://en.wikipedia.org/wiki/Sundsvall-Härnösand_Airport">Sundsvall-Härnösand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veg">Sveg</text:a></text:p>
          </table:table-cell>
          <table:table-cell/>
          <table:table-cell office:value-type="string">
            <text:p><text:a xlink:href="http://www.lfv.se/AIP/AD/AD%202/ESND/ES_AD_2_ESND_en.pdf">ESND</text:a></text:p>
          </table:table-cell>
          <table:table-cell office:value-type="string">
            <text:p>EVG</text:p>
          </table:table-cell>
          <table:table-cell office:value-type="string">
            <text:p><text:a xlink:href="http://en.wikipedia.org/wiki/Sveg_Airport">Sveg Airport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Torsby">Torsby</text:a></text:p>
          </table:table-cell>
          <table:table-cell/>
          <table:table-cell office:value-type="string">
            <text:p><text:a xlink:href="http://www.lfv.se/AIP/AD/AD%202/ESST/ES_AD_2_ESST_en.pdf">ESST</text:a></text:p>
          </table:table-cell>
          <table:table-cell office:value-type="string">
            <text:p>TYF</text:p>
          </table:table-cell>
          <table:table-cell table:style-name="ce4" office:value-type="string">
            <text:p><text:a xlink:href="http://en.wikipedia.org/wiki/Torsby_Airport">Torsby Airport</text:a> (Fryklanda Airport)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Trollhättan">Trollhättan</text:a> / <text:a xlink:href="http://en.wikipedia.org/wiki/Vänersborg">Vänersborg</text:a></text:p>
          </table:table-cell>
          <table:table-cell/>
          <table:table-cell office:value-type="string">
            <text:p><text:a xlink:href="http://www.lfv.se/AIP/AD/AD%202/ESGT/ES_AD_2_ESGT_en.pdf">ESGT</text:a></text:p>
          </table:table-cell>
          <table:table-cell office:value-type="string">
            <text:p>THN</text:p>
          </table:table-cell>
          <table:table-cell office:value-type="string">
            <text:p><text:a xlink:href="http://en.wikipedia.org/wiki/Trollhättan-Vänersborg_Airport">Trollhättan-Vänersborg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Umeå">Umeå</text:a></text:p>
          </table:table-cell>
          <table:table-cell/>
          <table:table-cell office:value-type="string">
            <text:p><text:a xlink:href="http://www.lfv.se/AIP/AD/AD%202/ESNU/ES_AD_2_ESNU_en.pdf">ESNU</text:a></text:p>
          </table:table-cell>
          <table:table-cell office:value-type="string">
            <text:p>UME</text:p>
          </table:table-cell>
          <table:table-cell office:value-type="string">
            <text:p><text:a xlink:href="http://en.wikipedia.org/wiki/Umeå_Airport">Umeå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Vilhelmina">Vilhelmina</text:a></text:p>
          </table:table-cell>
          <table:table-cell/>
          <table:table-cell office:value-type="string">
            <text:p><text:a xlink:href="http://www.lfv.se/AIP/AD/AD%202/ESNV/ES_AD_2_ESNV_en.pdf">ESNV</text:a></text:p>
          </table:table-cell>
          <table:table-cell office:value-type="string">
            <text:p>VHM</text:p>
          </table:table-cell>
          <table:table-cell office:value-type="string">
            <text:p><text:a xlink:href="http://en.wikipedia.org/wiki/Vilhelmina_Airport">Vilhelmin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Visby">Visby</text:a></text:p>
          </table:table-cell>
          <table:table-cell/>
          <table:table-cell office:value-type="string">
            <text:p><text:a xlink:href="http://www.lfv.se/AIP/AD/AD%202/ESSV/ES_AD_2_ESSV_en.pdf">ESSV</text:a></text:p>
          </table:table-cell>
          <table:table-cell office:value-type="string">
            <text:p>VBY</text:p>
          </table:table-cell>
          <table:table-cell office:value-type="string">
            <text:p><text:a xlink:href="http://en.wikipedia.org/wiki/Visby_Airport">Visby Airport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Växjö">Växjö</text:a></text:p>
          </table:table-cell>
          <table:table-cell/>
          <table:table-cell office:value-type="string">
            <text:p><text:a xlink:href="http://www.lfv.se/AIP/AD/AD%202/ESMX/ES_AD_2_ESMX_en.pdf">ESMX</text:a></text:p>
          </table:table-cell>
          <table:table-cell office:value-type="string">
            <text:p>VXO</text:p>
          </table:table-cell>
          <table:table-cell table:style-name="ce4" office:value-type="string">
            <text:p><text:a xlink:href="http://en.wikipedia.org/wiki/Växjö_Airport">Växjö Airport</text:a> (Kronoberg Airport)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Ängelholm">Ängelholm</text:a> / <text:a xlink:href="http://en.wikipedia.org/wiki/Helsingborg">Helsingborg</text:a></text:p>
          </table:table-cell>
          <table:table-cell/>
          <table:table-cell office:value-type="string">
            <text:p><text:a xlink:href="http://www.lfv.se/AIP/AD/AD%202/ESTA/ES_AD_2_ESTA_en.pdf">ESTA</text:a></text:p>
          </table:table-cell>
          <table:table-cell office:value-type="string">
            <text:p>AGH</text:p>
          </table:table-cell>
          <table:table-cell office:value-type="string">
            <text:p><text:a xlink:href="http://en.wikipedia.org/wiki/Ängelholm-Helsingborg_Airport">Ängelholm-Helsingborg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Örebro">Örebro</text:a></text:p>
          </table:table-cell>
          <table:table-cell/>
          <table:table-cell office:value-type="string">
            <text:p><text:a xlink:href="http://www.lfv.se/AIP/AD/AD%202/ESOE/ES_AD_2_ESOE_en.pdf">ESOE</text:a></text:p>
          </table:table-cell>
          <table:table-cell office:value-type="string">
            <text:p>ORB</text:p>
          </table:table-cell>
          <table:table-cell office:value-type="string">
            <text:p><text:a xlink:href="http://en.wikipedia.org/wiki/Örebro_Airport">Örebro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Örnsköldsvik">Örnsköldsvik</text:a></text:p>
          </table:table-cell>
          <table:table-cell/>
          <table:table-cell office:value-type="string">
            <text:p><text:a xlink:href="http://www.lfv.se/AIP/AD/AD%202/ESNO/ES_AD_2_ESNO_en.pdf">ESNO</text:a></text:p>
          </table:table-cell>
          <table:table-cell office:value-type="string">
            <text:p>OER</text:p>
          </table:table-cell>
          <table:table-cell office:value-type="string">
            <text:p><text:a xlink:href="http://en.wikipedia.org/wiki/Örnsköldsvik_Airport">Örnsköldsvik Airport</text:a>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Östersund">Östersund</text:a></text:p>
          </table:table-cell>
          <table:table-cell/>
          <table:table-cell office:value-type="string">
            <text:p><text:a xlink:href="http://www.lfv.se/AIP/AD/AD%202/ESNZ/ES_AD_2_ESNZ_en.pdf">ESNZ</text:a></text:p>
          </table:table-cell>
          <table:table-cell office:value-type="string">
            <text:p>OSD</text:p>
          </table:table-cell>
          <table:table-cell office:value-type="string">
            <text:p><text:a xlink:href="http://en.wikipedia.org/wiki/Åre_Östersund_Airport">Åre Östersund Airport</text:a> 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Switzerland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3">
          <table:table-cell office:value-type="string">
            <text:p><text:a xlink:href="http://en.wikipedia.org/wiki/Basel">Basel</text:a> / <text:a xlink:href="http://en.wikipedia.org/wiki/Mulhouse">Mulhouse, France</text:a></text:p>
          </table:table-cell>
          <table:table-cell table:style-name="ce1" office:value-type="string">
            <text:p>(in France)</text:p>
          </table:table-cell>
          <table:table-cell office:value-type="string">
            <text:p>LFSB</text:p>
          </table:table-cell>
          <table:table-cell office:value-type="string">
            <text:p>BSL, EAP, MLH</text:p>
          </table:table-cell>
          <table:table-cell office:value-type="string">
            <text:p><text:a xlink:href="http://en.wikipedia.org/wiki/EuroAirport_Basel-Mulhouse-Freiburg">EuroAirport Basel-Mulhouse-Freiburg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Bern">Bern</text:a> / <text:a xlink:href="http://en.wikipedia.org/wiki/Belp">Belp</text:a></text:p>
          </table:table-cell>
          <table:table-cell table:style-name="ce1" office:value-type="string">
            <text:p><text:a xlink:href="http://en.wikipedia.org/wiki/Canton_of_Bern">Bern</text:a></text:p>
          </table:table-cell>
          <table:table-cell office:value-type="string">
            <text:p>LSZB</text:p>
          </table:table-cell>
          <table:table-cell office:value-type="string">
            <text:p>BRN</text:p>
          </table:table-cell>
          <table:table-cell table:style-name="ce4" office:value-type="string">
            <text:p><text:a xlink:href="http://en.wikipedia.org/wiki/Bern_Airport">Bern Airport</text:a> (Bern-Belp Airport)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Geneva">Geneva</text:a></text:p>
          </table:table-cell>
          <table:table-cell table:style-name="ce1" office:value-type="string">
            <text:p><text:a xlink:href="http://en.wikipedia.org/wiki/Canton_of_Geneva">Geneva</text:a></text:p>
          </table:table-cell>
          <table:table-cell office:value-type="string">
            <text:p>LSGG</text:p>
          </table:table-cell>
          <table:table-cell office:value-type="string">
            <text:p>GVA</text:p>
          </table:table-cell>
          <table:table-cell office:value-type="string">
            <text:p><text:a xlink:href="http://en.wikipedia.org/wiki/Geneva_Cointrin_International_Airport">Geneva Cointrin International Airport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Lugano">Lugano</text:a> / <text:a xlink:href="http://en.wikipedia.org/wiki/Agno,_Switzerland">Agno</text:a></text:p>
          </table:table-cell>
          <table:table-cell table:style-name="ce1" office:value-type="string">
            <text:p><text:a xlink:href="http://en.wikipedia.org/wiki/Ticino">Ticino</text:a></text:p>
          </table:table-cell>
          <table:table-cell office:value-type="string">
            <text:p>LSZA</text:p>
          </table:table-cell>
          <table:table-cell office:value-type="string">
            <text:p>LUG</text:p>
          </table:table-cell>
          <table:table-cell table:style-name="ce4" office:value-type="string">
            <text:p><text:a xlink:href="http://en.wikipedia.org/wiki/Lugano_Airport">Lugano Airport</text:a> (Agno Airport)</text:p>
          </table:table-cell>
          <table:table-cell table:number-columns-repeated="3"/>
        </table:table-row>
        <table:table-row table:style-name="ro4">
          <table:table-cell office:value-type="string">
            <text:p><text:a xlink:href="http://en.wikipedia.org/wiki/Sion,_Switzerland">Sion</text:a> (Sitten)</text:p>
          </table:table-cell>
          <table:table-cell table:style-name="ce1" office:value-type="string">
            <text:p><text:a xlink:href="http://en.wikipedia.org/wiki/Valais">Valais</text:a></text:p>
          </table:table-cell>
          <table:table-cell office:value-type="string">
            <text:p>LSGS</text:p>
          </table:table-cell>
          <table:table-cell office:value-type="string">
            <text:p>SIR</text:p>
          </table:table-cell>
          <table:table-cell table:style-name="ce4" office:value-type="string">
            <text:p><text:a xlink:href="http://en.wikipedia.org/wiki/Sion_Airport">Sion Airport</text:a> (Public / Military: 14th Air Base)</text:p>
          </table:table-cell>
          <table:table-cell table:number-columns-repeated="3"/>
        </table:table-row>
        <table:table-row table:style-name="ro3">
          <table:table-cell office:value-type="string">
            <text:p><text:a xlink:href="http://en.wikipedia.org/wiki/St._Gallen">St. Gallen</text:a> / <text:a xlink:href="http://en.wikipedia.org/wiki/Altenrhein">Altenrhein</text:a> (<text:a xlink:href="http://fr.wikipedia.org/wiki/Altenrhein">fr</text:a>)</text:p>
          </table:table-cell>
          <table:table-cell table:style-name="ce1" office:value-type="string">
            <text:p><text:a xlink:href="http://en.wikipedia.org/wiki/Canton_of_St._Gallen">St. Gallen</text:a></text:p>
          </table:table-cell>
          <table:table-cell office:value-type="string">
            <text:p>LSZR</text:p>
          </table:table-cell>
          <table:table-cell office:value-type="string">
            <text:p>ACH</text:p>
          </table:table-cell>
          <table:table-cell office:value-type="string">
            <text:p><text:a xlink:href="http://en.wikipedia.org/wiki/St._Gallen-Altenrhein_Airport">St. Gallen-Altenrhein Airport</text:a>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en.wikipedia.org/wiki/Zürich">Zürich</text:a> / <text:a xlink:href="http://en.wikipedia.org/wiki/Kloten">Kloten</text:a></text:p>
          </table:table-cell>
          <table:table-cell table:style-name="ce1" office:value-type="string">
            <text:p><text:a xlink:href="http://en.wikipedia.org/wiki/Canton_of_Zürich">Zürich</text:a></text:p>
          </table:table-cell>
          <table:table-cell office:value-type="string">
            <text:p>LSZH</text:p>
          </table:table-cell>
          <table:table-cell office:value-type="string">
            <text:p>ZRH</text:p>
          </table:table-cell>
          <table:table-cell table:style-name="ce4" office:value-type="string">
            <text:p><text:a xlink:href="http://en.wikipedia.org/wiki/Zürich_Airport">Zürich Airport</text:a> (Kloten Airport)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Turkey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<text:a xlink:href="http://en.wikipedia.org/wiki/Adana">Adana</text:a></text:p>
          </table:table-cell>
          <table:table-cell/>
          <table:table-cell office:value-type="string">
            <text:p>LTAF</text:p>
          </table:table-cell>
          <table:table-cell office:value-type="string">
            <text:p>ADA</text:p>
          </table:table-cell>
          <table:table-cell office:value-type="string">
            <text:p><text:a xlink:href="http://en.wikipedia.org/wiki/Adana_Şakirpaşa_Airport">Adana Şakirpaş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Ankara">Ankara</text:a></text:p>
          </table:table-cell>
          <table:table-cell/>
          <table:table-cell office:value-type="string">
            <text:p>LTAC</text:p>
          </table:table-cell>
          <table:table-cell office:value-type="string">
            <text:p>ESB</text:p>
          </table:table-cell>
          <table:table-cell office:value-type="string">
            <text:p><text:a xlink:href="http://en.wikipedia.org/wiki/Esenboğa_International_Airport">Esenboğa Internationa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Antalya">Antalya</text:a></text:p>
          </table:table-cell>
          <table:table-cell/>
          <table:table-cell office:value-type="string">
            <text:p>LTAI</text:p>
          </table:table-cell>
          <table:table-cell office:value-type="string">
            <text:p>AYT</text:p>
          </table:table-cell>
          <table:table-cell office:value-type="string">
            <text:p><text:a xlink:href="http://en.wikipedia.org/wiki/Antalya_Airport">Antaly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Bursa">Bursa</text:a></text:p>
          </table:table-cell>
          <table:table-cell/>
          <table:table-cell office:value-type="string">
            <text:p>LTBR</text:p>
          </table:table-cell>
          <table:table-cell office:value-type="string">
            <text:p>YEI</text:p>
          </table:table-cell>
          <table:table-cell office:value-type="string">
            <text:p><text:a xlink:href="http://en.wikipedia.org/wiki/Yenişehir_Airport">Yenişehir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Eskişehir">Eskişehir</text:a></text:p>
          </table:table-cell>
          <table:table-cell/>
          <table:table-cell office:value-type="string">
            <text:p>LTBY</text:p>
          </table:table-cell>
          <table:table-cell office:value-type="string">
            <text:p>AOE</text:p>
          </table:table-cell>
          <table:table-cell office:value-type="string">
            <text:p><text:a xlink:href="http://en.wikipedia.org/wiki/Anadolu_Airport">Anadolu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Gaziantep">Gaziantep</text:a></text:p>
          </table:table-cell>
          <table:table-cell/>
          <table:table-cell office:value-type="string">
            <text:p>LTAJ</text:p>
          </table:table-cell>
          <table:table-cell office:value-type="string">
            <text:p>GZT</text:p>
          </table:table-cell>
          <table:table-cell office:value-type="string">
            <text:p><text:a xlink:href="http://en.wikipedia.org/wiki/Oğuzeli_Airport">Gaziantep Oğuzeli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Istanbul">Istanbul</text:a></text:p>
          </table:table-cell>
          <table:table-cell/>
          <table:table-cell office:value-type="string">
            <text:p>LTBA</text:p>
          </table:table-cell>
          <table:table-cell office:value-type="string">
            <text:p>IST</text:p>
          </table:table-cell>
          <table:table-cell office:value-type="string">
            <text:p><text:a xlink:href="http://en.wikipedia.org/wiki/Atatürk_International_Airport">Atatürk Internationa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Istanbul">Istanbul</text:a></text:p>
          </table:table-cell>
          <table:table-cell/>
          <table:table-cell office:value-type="string">
            <text:p>LTFJ</text:p>
          </table:table-cell>
          <table:table-cell office:value-type="string">
            <text:p>SAW</text:p>
          </table:table-cell>
          <table:table-cell office:value-type="string">
            <text:p><text:a xlink:href="http://en.wikipedia.org/wiki/Sabiha_Gökçen_International_Airport">Sabiha Gökçen Internationa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İzmir">İzmir</text:a></text:p>
          </table:table-cell>
          <table:table-cell/>
          <table:table-cell office:value-type="string">
            <text:p>LTBJ</text:p>
          </table:table-cell>
          <table:table-cell office:value-type="string">
            <text:p>ADB</text:p>
          </table:table-cell>
          <table:table-cell office:value-type="string">
            <text:p><text:a xlink:href="http://en.wikipedia.org/wiki/Adnan_Menderes_International_Airport">Adnan Menderes Internationa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ayseri">Kayseri</text:a></text:p>
          </table:table-cell>
          <table:table-cell/>
          <table:table-cell office:value-type="string">
            <text:p>LTAU</text:p>
          </table:table-cell>
          <table:table-cell office:value-type="string">
            <text:p>ASR</text:p>
          </table:table-cell>
          <table:table-cell office:value-type="string">
            <text:p><text:a xlink:href="http://en.wikipedia.org/wiki/Erkilet_International_Airport">Erkilet International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onya">Konya</text:a></text:p>
          </table:table-cell>
          <table:table-cell/>
          <table:table-cell office:value-type="string">
            <text:p>LTAN</text:p>
          </table:table-cell>
          <table:table-cell office:value-type="string">
            <text:p>KYA</text:p>
          </table:table-cell>
          <table:table-cell office:value-type="string">
            <text:p><text:a xlink:href="http://en.wikipedia.org/wiki/Konya_Airport">Kony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Kütahya">Kütahya</text:a></text:p>
          </table:table-cell>
          <table:table-cell/>
          <table:table-cell office:value-type="string">
            <text:p>LTBZ</text:p>
          </table:table-cell>
          <table:table-cell office:value-type="string">
            <text:p>KZR</text:p>
          </table:table-cell>
          <table:table-cell office:value-type="string">
            <text:p><text:a xlink:href="http://en.wikipedia.org/wiki/Zafer_Airport">Zafer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Malatya">Malatya</text:a></text:p>
          </table:table-cell>
          <table:table-cell/>
          <table:table-cell office:value-type="string">
            <text:p>LTAT</text:p>
          </table:table-cell>
          <table:table-cell office:value-type="string">
            <text:p>MLX</text:p>
          </table:table-cell>
          <table:table-cell office:value-type="string">
            <text:p><text:a xlink:href="http://en.wikipedia.org/wiki/Malatya_Erhaç_Airport">Malatya Erhaç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Nevşehir">Nevşehir</text:a></text:p>
          </table:table-cell>
          <table:table-cell/>
          <table:table-cell office:value-type="string">
            <text:p>LTAZ</text:p>
          </table:table-cell>
          <table:table-cell office:value-type="string">
            <text:p>NAV</text:p>
          </table:table-cell>
          <table:table-cell office:value-type="string">
            <text:p><text:a xlink:href="http://en.wikipedia.org/wiki/Nevşehir_Kapadokya_Airport">Nevşehir Kapadoky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Samsun">Samsun</text:a></text:p>
          </table:table-cell>
          <table:table-cell/>
          <table:table-cell office:value-type="string">
            <text:p>LTFH</text:p>
          </table:table-cell>
          <table:table-cell office:value-type="string">
            <text:p>SZF</text:p>
          </table:table-cell>
          <table:table-cell office:value-type="string">
            <text:p><text:a xlink:href="http://en.wikipedia.org/wiki/Samsun-Çarşamba_Airport">Samsun-Çarşamba Airport</text:a></text:p>
          </table:table-cell>
          <table:table-cell table:number-columns-repeated="3"/>
        </table:table-row>
        <table:table-row table:style-name="ro1">
          <table:table-cell office:value-type="string">
            <text:p><text:a xlink:href="http://en.wikipedia.org/wiki/Trabzon">Trabzon</text:a></text:p>
          </table:table-cell>
          <table:table-cell/>
          <table:table-cell office:value-type="string">
            <text:p>LTCG</text:p>
          </table:table-cell>
          <table:table-cell office:value-type="string">
            <text:p>TZX</text:p>
          </table:table-cell>
          <table:table-cell office:value-type="string">
            <text:p><text:a xlink:href="http://en.wikipedia.org/wiki/Trabzon_Airport">Trabzon Airport</text:a>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Ukraine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<text:a xlink:href="http://en.wikipedia.org/wiki/Kyiv">Kyiv</text:a></text:p>
          </table:table-cell>
          <table:table-cell table:style-name="ce1" office:value-type="string">
            <text:p><text:a xlink:href="http://en.wikipedia.org/wiki/Kyiv_Oblast">Kyiv (Oblast)</text:a></text:p>
          </table:table-cell>
          <table:table-cell office:value-type="string">
            <text:p>UKBB</text:p>
          </table:table-cell>
          <table:table-cell office:value-type="string">
            <text:p>KBP</text:p>
          </table:table-cell>
          <table:table-cell office:value-type="string">
            <text:p><text:a xlink:href="http://en.wikipedia.org/wiki/Boryspil_International_Airport">Boryspil International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Chernivtsi">Chernivtsi</text:a></text:p>
          </table:table-cell>
          <table:table-cell table:style-name="ce1" office:value-type="string">
            <text:p><text:a xlink:href="http://en.wikipedia.org/wiki/Chernivtsi_Oblast">Chernivtsi</text:a></text:p>
          </table:table-cell>
          <table:table-cell office:value-type="string">
            <text:p>UKLN</text:p>
          </table:table-cell>
          <table:table-cell office:value-type="string">
            <text:p>CWC</text:p>
          </table:table-cell>
          <table:table-cell office:value-type="string">
            <text:p><text:a xlink:href="http://en.wikipedia.org/wiki/Chernivtsi_International_Airport">Chernivtsi International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Donetsk">Donetsk</text:a></text:p>
          </table:table-cell>
          <table:table-cell table:style-name="ce1" office:value-type="string">
            <text:p><text:a xlink:href="http://en.wikipedia.org/wiki/Donetsk_Oblast">Donetsk</text:a></text:p>
          </table:table-cell>
          <table:table-cell office:value-type="string">
            <text:p>UKCC</text:p>
          </table:table-cell>
          <table:table-cell office:value-type="string">
            <text:p>DOK</text:p>
          </table:table-cell>
          <table:table-cell office:value-type="string">
            <text:p><text:a xlink:href="http://en.wikipedia.org/wiki/Donetsk_International_Airport">Sergey Prokofiev International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Ivano-Frankivsk">Ivano-Frankivsk</text:a></text:p>
          </table:table-cell>
          <table:table-cell table:style-name="ce1" office:value-type="string">
            <text:p><text:a xlink:href="http://en.wikipedia.org/wiki/Ivano-Frankivsk_Oblast">Ivano-Frankivsk</text:a></text:p>
          </table:table-cell>
          <table:table-cell office:value-type="string">
            <text:p>UKLI</text:p>
          </table:table-cell>
          <table:table-cell office:value-type="string">
            <text:p>IFO</text:p>
          </table:table-cell>
          <table:table-cell office:value-type="string">
            <text:p><text:a xlink:href="http://en.wikipedia.org/wiki/Ivano-Frankivsk_International_Airport">Ivano-Frankivsk International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Kharkiv">Kharkiv</text:a></text:p>
          </table:table-cell>
          <table:table-cell table:style-name="ce1" office:value-type="string">
            <text:p><text:a xlink:href="http://en.wikipedia.org/wiki/Kharkiv_Oblast">Kharkiv</text:a></text:p>
          </table:table-cell>
          <table:table-cell office:value-type="string">
            <text:p>UKHH</text:p>
          </table:table-cell>
          <table:table-cell office:value-type="string">
            <text:p>HRK</text:p>
          </table:table-cell>
          <table:table-cell office:value-type="string">
            <text:p><text:a xlink:href="http://en.wikipedia.org/wiki/Kharkiv_International_Airport">Kharkiv International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Kryvyi_Rih">Kryvyi Rih</text:a></text:p>
          </table:table-cell>
          <table:table-cell table:style-name="ce1" office:value-type="string">
            <text:p><text:a xlink:href="http://en.wikipedia.org/wiki/Dnipropetrovsk_Oblast">Dnipropetrovsk</text:a></text:p>
          </table:table-cell>
          <table:table-cell office:value-type="string">
            <text:p>UKDR</text:p>
          </table:table-cell>
          <table:table-cell office:value-type="string">
            <text:p>KWG</text:p>
          </table:table-cell>
          <table:table-cell office:value-type="string">
            <text:p><text:a xlink:href="http://en.wikipedia.org/wiki/Kryvyi_Rih_International_Airport">Kryvyi Rih International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Kyiv">Kyiv</text:a></text:p>
          </table:table-cell>
          <table:table-cell table:style-name="ce1" office:value-type="string">
            <text:p><text:a xlink:href="http://en.wikipedia.org/wiki/Kyiv">Kyiv (City)</text:a></text:p>
          </table:table-cell>
          <table:table-cell office:value-type="string">
            <text:p>UKKK</text:p>
          </table:table-cell>
          <table:table-cell office:value-type="string">
            <text:p>IEV</text:p>
          </table:table-cell>
          <table:table-cell office:value-type="string">
            <text:p><text:a xlink:href="http://en.wikipedia.org/wiki/Kiev_Zhuliany_Airport">Kyiv (Zhuliany) International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Luhansk">Luhansk</text:a></text:p>
          </table:table-cell>
          <table:table-cell table:style-name="ce1" office:value-type="string">
            <text:p><text:a xlink:href="http://en.wikipedia.org/wiki/Luhansk_Oblast">Luhansk</text:a></text:p>
          </table:table-cell>
          <table:table-cell office:value-type="string">
            <text:p>UKCW</text:p>
          </table:table-cell>
          <table:table-cell office:value-type="string">
            <text:p>VSG</text:p>
          </table:table-cell>
          <table:table-cell office:value-type="string">
            <text:p><text:a xlink:href="http://en.wikipedia.org/wiki/Luhansk_International_Airport">Luhansk International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Lviv">Lviv</text:a></text:p>
          </table:table-cell>
          <table:table-cell table:style-name="ce1" office:value-type="string">
            <text:p><text:a xlink:href="http://en.wikipedia.org/wiki/Lviv_Oblast">Lviv</text:a></text:p>
          </table:table-cell>
          <table:table-cell office:value-type="string">
            <text:p>UKLL</text:p>
          </table:table-cell>
          <table:table-cell office:value-type="string">
            <text:p>LWO</text:p>
          </table:table-cell>
          <table:table-cell office:value-type="string">
            <text:p><text:a xlink:href="http://en.wikipedia.org/wiki/Lviv_Danylo_Halytskyi_International_Airport">Lviv Danylo Halytskyi International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Mariupol">Mariupol</text:a></text:p>
          </table:table-cell>
          <table:table-cell table:style-name="ce1" office:value-type="string">
            <text:p><text:a xlink:href="http://en.wikipedia.org/wiki/Donetsk_Oblast">Donetsk</text:a></text:p>
          </table:table-cell>
          <table:table-cell office:value-type="string">
            <text:p>UKCM</text:p>
          </table:table-cell>
          <table:table-cell office:value-type="string">
            <text:p>MPW</text:p>
          </table:table-cell>
          <table:table-cell office:value-type="string">
            <text:p><text:a xlink:href="http://en.wikipedia.org/wiki/Mariupol_International_Airport">Mariupol International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Mykolaiv">Mykolaiv</text:a></text:p>
          </table:table-cell>
          <table:table-cell table:style-name="ce1" office:value-type="string">
            <text:p><text:a xlink:href="http://en.wikipedia.org/wiki/Mykolaiv_Oblast">Mykolaiv</text:a></text:p>
          </table:table-cell>
          <table:table-cell office:value-type="string">
            <text:p>UKON</text:p>
          </table:table-cell>
          <table:table-cell office:value-type="string">
            <text:p>NLV</text:p>
          </table:table-cell>
          <table:table-cell office:value-type="string">
            <text:p><text:a xlink:href="http://en.wikipedia.org/wiki/Mykolaiv_Airport">Mykolaiv International Airport</text:a></text:p>
          </table:table-cell>
          <table:table-cell table:style-name="ce2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Odessa">Odessa</text:a></text:p>
          </table:table-cell>
          <table:table-cell table:style-name="ce1" office:value-type="string">
            <text:p><text:a xlink:href="http://en.wikipedia.org/wiki/Odessa_Oblast">Odessa</text:a></text:p>
          </table:table-cell>
          <table:table-cell office:value-type="string">
            <text:p>UKOO</text:p>
          </table:table-cell>
          <table:table-cell office:value-type="string">
            <text:p>ODS</text:p>
          </table:table-cell>
          <table:table-cell office:value-type="string">
            <text:p><text:a xlink:href="http://en.wikipedia.org/wiki/Odessa_International_Airport">Odessa International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Rivne">Rivne</text:a></text:p>
          </table:table-cell>
          <table:table-cell table:style-name="ce1" office:value-type="string">
            <text:p><text:a xlink:href="http://en.wikipedia.org/wiki/Rivne_Oblast">Rivne</text:a></text:p>
          </table:table-cell>
          <table:table-cell office:value-type="string">
            <text:p>UKLR</text:p>
          </table:table-cell>
          <table:table-cell office:value-type="string">
            <text:p>RWN</text:p>
          </table:table-cell>
          <table:table-cell office:value-type="string">
            <text:p><text:a xlink:href="http://en.wikipedia.org/wiki/Rivne_International_Airport">Rivne International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Simferopol">Simferopol</text:a></text:p>
          </table:table-cell>
          <table:table-cell table:style-name="ce1" office:value-type="string">
            <text:p><text:a xlink:href="http://en.wikipedia.org/wiki/Crimea">Crimea</text:a></text:p>
          </table:table-cell>
          <table:table-cell office:value-type="string">
            <text:p>UKFF</text:p>
          </table:table-cell>
          <table:table-cell office:value-type="string">
            <text:p>SIP</text:p>
          </table:table-cell>
          <table:table-cell office:value-type="string">
            <text:p><text:a xlink:href="http://en.wikipedia.org/wiki/Simferopol_International_Airport">Simferopol International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Uzhhorod">Uzhhorod</text:a></text:p>
          </table:table-cell>
          <table:table-cell table:style-name="ce1" office:value-type="string">
            <text:p><text:a xlink:href="http://en.wikipedia.org/wiki/Zakarpattia_Oblast">Zakarpattia</text:a></text:p>
          </table:table-cell>
          <table:table-cell office:value-type="string">
            <text:p>UKLU</text:p>
          </table:table-cell>
          <table:table-cell office:value-type="string">
            <text:p>UDJ</text:p>
          </table:table-cell>
          <table:table-cell office:value-type="string">
            <text:p><text:a xlink:href="http://en.wikipedia.org/wiki/Uzhhorod_International_Airport">Uzhhorod International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Zaporizhia">Zaporizhia</text:a></text:p>
          </table:table-cell>
          <table:table-cell table:style-name="ce1" office:value-type="string">
            <text:p><text:a xlink:href="http://en.wikipedia.org/wiki/Zaporizhia_Oblast">Zaporizhia</text:a></text:p>
          </table:table-cell>
          <table:table-cell office:value-type="string">
            <text:p>UKDE</text:p>
          </table:table-cell>
          <table:table-cell office:value-type="string">
            <text:p>OZH</text:p>
          </table:table-cell>
          <table:table-cell office:value-type="string">
            <text:p><text:a xlink:href="http://en.wikipedia.org/wiki/Zaporizhia_International_Airport">Zaporizhia International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Dnipropetrovsk">Dnipropetrovsk</text:a></text:p>
          </table:table-cell>
          <table:table-cell table:style-name="ce1" office:value-type="string">
            <text:p><text:a xlink:href="http://en.wikipedia.org/wiki/Dnipropetrovsk_Oblast">Dnipropetrovsk</text:a></text:p>
          </table:table-cell>
          <table:table-cell office:value-type="string">
            <text:p>UKDD</text:p>
          </table:table-cell>
          <table:table-cell office:value-type="string">
            <text:p>DNK</text:p>
          </table:table-cell>
          <table:table-cell office:value-type="string">
            <text:p><text:a xlink:href="http://en.wikipedia.org/wiki/Dnipropetrovsk_International_Airport">Dnipropetrovsk International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Sevastopol">Sevastopol</text:a></text:p>
          </table:table-cell>
          <table:table-cell table:style-name="ce2"/>
          <table:table-cell office:value-type="string">
            <text:p>UKFB</text:p>
          </table:table-cell>
          <table:table-cell office:value-type="string">
            <text:p>UKS</text:p>
          </table:table-cell>
          <table:table-cell office:value-type="string">
            <text:p><text:a xlink:href="http://en.wikipedia.org/wiki/Sevastopol_International_Airport">"Belbek" Sevastopol International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office:value-type="string">
            <text:p><text:a xlink:href="http://en.wikipedia.org/wiki/Sumy">Sumy</text:a></text:p>
          </table:table-cell>
          <table:table-cell table:style-name="ce1" office:value-type="string">
            <text:p><text:a xlink:href="http://en.wikipedia.org/wiki/Sumy_Oblast">Sumy</text:a></text:p>
          </table:table-cell>
          <table:table-cell office:value-type="string">
            <text:p>UKHS</text:p>
          </table:table-cell>
          <table:table-cell office:value-type="string">
            <text:p>UMY</text:p>
          </table:table-cell>
          <table:table-cell office:value-type="string">
            <text:p><text:a xlink:href="http://en.wikipedia.org/wiki/Sumy_Airport">Sumy Airport</text:a></text:p>
          </table:table-cell>
          <table:table-cell table:style-name="ce1"/>
          <table:table-cell table:style-name="ce8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string">
            <text:p>United Kingdom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>
            <text:p><text:a xlink:href="http://en.wikipedia.org/wiki/Castle_Donington">Castle Donington</text:a></text:p>
          </table:table-cell>
          <table:table-cell table:style-name="ce1" office:value-type="string">
            <text:p><text:a xlink:href="http://en.wikipedia.org/wiki/Leicestershire">Leicestershire</text:a></text:p>
          </table:table-cell>
          <table:table-cell office:value-type="string">
            <text:p>EGNX</text:p>
          </table:table-cell>
          <table:table-cell office:value-type="string">
            <text:p>EMA</text:p>
          </table:table-cell>
          <table:table-cell office:value-type="string">
            <text:p><text:a xlink:href="http://en.wikipedia.org/wiki/East_Midlands_Airport">East Midlands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9491">
            <text:p>9491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Luton">Luton</text:a></text:p>
          </table:table-cell>
          <table:table-cell table:style-name="ce1" office:value-type="string">
            <text:p><text:a xlink:href="http://en.wikipedia.org/wiki/Bedfordshire">Bedfordshire</text:a></text:p>
          </table:table-cell>
          <table:table-cell office:value-type="string">
            <text:p>EGGW</text:p>
          </table:table-cell>
          <table:table-cell office:value-type="string">
            <text:p>LTN</text:p>
          </table:table-cell>
          <table:table-cell office:value-type="string">
            <text:p><text:a xlink:href="http://en.wikipedia.org/wiki/London_Luton_Airport">London Luton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7086">
            <text:p>7086</text:p>
          </table:table-cell>
          <table:table-cell table:style-name="ce1" office:value-type="string">
            <text:p>Asphalt</text:p>
          </table:table-cell>
        </table:table-row>
        <table:table-row table:style-name="ro3">
          <table:table-cell office:value-type="string">
            <text:p><text:a xlink:href="http://en.wikipedia.org/wiki/Norwich">Norwich</text:a></text:p>
          </table:table-cell>
          <table:table-cell table:style-name="ce1" office:value-type="string">
            <text:p><text:a xlink:href="http://en.wikipedia.org/wiki/Norfolk">Norfolk</text:a></text:p>
          </table:table-cell>
          <table:table-cell office:value-type="string">
            <text:p>EGSH</text:p>
          </table:table-cell>
          <table:table-cell office:value-type="string">
            <text:p>NWI</text:p>
          </table:table-cell>
          <table:table-cell office:value-type="string">
            <text:p><text:a xlink:href="http://en.wikipedia.org/wiki/Norwich_International_Airport">Norwich International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6040">
            <text:p>6040</text:p>
          </table:table-cell>
          <table:table-cell table:style-name="ce1" office:value-type="string">
            <text:p>Asphalt/Concrete</text:p>
          </table:table-cell>
        </table:table-row>
        <table:table-row table:style-name="ro1">
          <table:table-cell office:value-type="string">
            <text:p><text:a xlink:href="http://en.wikipedia.org/wiki/Southend">Southend</text:a></text:p>
          </table:table-cell>
          <table:table-cell table:style-name="ce1" office:value-type="string">
            <text:p><text:a xlink:href="http://en.wikipedia.org/wiki/Essex">Essex</text:a></text:p>
          </table:table-cell>
          <table:table-cell office:value-type="string">
            <text:p>EGMC</text:p>
          </table:table-cell>
          <table:table-cell office:value-type="string">
            <text:p>SEN</text:p>
          </table:table-cell>
          <table:table-cell office:value-type="string">
            <text:p><text:a xlink:href="http://en.wikipedia.org/wiki/London_Southend_Airport">London Southend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6089">
            <text:p>6089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Stansted_Mountfitchet">Stansted Mountfitchet</text:a></text:p>
          </table:table-cell>
          <table:table-cell table:style-name="ce1" office:value-type="string">
            <text:p><text:a xlink:href="http://en.wikipedia.org/wiki/Essex">Essex</text:a></text:p>
          </table:table-cell>
          <table:table-cell office:value-type="string">
            <text:p>EGSS</text:p>
          </table:table-cell>
          <table:table-cell office:value-type="string">
            <text:p>STN</text:p>
          </table:table-cell>
          <table:table-cell office:value-type="string">
            <text:p><text:a xlink:href="http://en.wikipedia.org/wiki/London_Stansted_Airport">London Stansted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10000">
            <text:p>10000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London_Borough_of_Hillingdon">Hillingdon</text:a></text:p>
          </table:table-cell>
          <table:table-cell table:style-name="ce1" office:value-type="string">
            <text:p><text:a xlink:href="http://en.wikipedia.org/wiki/Greater_London">Greater London</text:a></text:p>
          </table:table-cell>
          <table:table-cell office:value-type="string">
            <text:p>EGLL</text:p>
          </table:table-cell>
          <table:table-cell office:value-type="string">
            <text:p>LHR</text:p>
          </table:table-cell>
          <table:table-cell office:value-type="string">
            <text:p><text:a xlink:href="http://en.wikipedia.org/wiki/London_Heathrow_Airport">London Heathrow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12799">
            <text:p>12799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London_Borough_of_Newham">Newham</text:a></text:p>
          </table:table-cell>
          <table:table-cell table:style-name="ce1" office:value-type="string">
            <text:p><text:a xlink:href="http://en.wikipedia.org/wiki/Greater_London">Greater London</text:a></text:p>
          </table:table-cell>
          <table:table-cell office:value-type="string">
            <text:p>EGLC</text:p>
          </table:table-cell>
          <table:table-cell office:value-type="string">
            <text:p>LCY</text:p>
          </table:table-cell>
          <table:table-cell office:value-type="string">
            <text:p><text:a xlink:href="http://en.wikipedia.org/wiki/London_City_Airport">London Cit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4948">
            <text:p>4948</text:p>
          </table:table-cell>
          <table:table-cell table:style-name="ce1" office:value-type="string">
            <text:p>Concrete</text:p>
          </table:table-cell>
        </table:table-row>
        <table:table-row table:style-name="ro1">
          <table:table-cell office:value-type="string">
            <text:p><text:a xlink:href="http://en.wikipedia.org/wiki/Middleton_St_George">Middleton St George</text:a></text:p>
          </table:table-cell>
          <table:table-cell table:style-name="ce1" office:value-type="string">
            <text:p><text:a xlink:href="http://en.wikipedia.org/wiki/County_Durham">Durham</text:a></text:p>
          </table:table-cell>
          <table:table-cell office:value-type="string">
            <text:p>EGNV</text:p>
          </table:table-cell>
          <table:table-cell office:value-type="string">
            <text:p>MME</text:p>
          </table:table-cell>
          <table:table-cell office:value-type="string">
            <text:p><text:a xlink:href="http://en.wikipedia.org/wiki/Durham_Tees_Valley_Airport">Durham Tees Valle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7516">
            <text:p>7516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Woolsington">Woolsington</text:a></text:p>
          </table:table-cell>
          <table:table-cell table:style-name="ce1" office:value-type="string">
            <text:p><text:a xlink:href="http://en.wikipedia.org/wiki/Tyne_and_Wear">Tyne and Wear</text:a></text:p>
          </table:table-cell>
          <table:table-cell office:value-type="string">
            <text:p>EGNT</text:p>
          </table:table-cell>
          <table:table-cell office:value-type="string">
            <text:p>NCL</text:p>
          </table:table-cell>
          <table:table-cell office:value-type="string">
            <text:p><text:a xlink:href="http://en.wikipedia.org/wiki/Newcastle_Airport">Newcastle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7641">
            <text:p>7641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Liverpool">Liverpool</text:a></text:p>
          </table:table-cell>
          <table:table-cell table:style-name="ce1" office:value-type="string">
            <text:p><text:a xlink:href="http://en.wikipedia.org/wiki/Merseyside">Merseyside</text:a></text:p>
          </table:table-cell>
          <table:table-cell office:value-type="string">
            <text:p>EGGP</text:p>
          </table:table-cell>
          <table:table-cell office:value-type="string">
            <text:p>LPL</text:p>
          </table:table-cell>
          <table:table-cell office:value-type="string">
            <text:p><text:a xlink:href="http://en.wikipedia.org/wiki/Liverpool_John_Lennon_Airport">Liverpool John Lennon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7500">
            <text:p>7500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Lytham_St_Annes">St Anne's on the Sea</text:a></text:p>
          </table:table-cell>
          <table:table-cell table:style-name="ce1" office:value-type="string">
            <text:p><text:a xlink:href="http://en.wikipedia.org/wiki/Lancashire">Lancashire</text:a></text:p>
          </table:table-cell>
          <table:table-cell office:value-type="string">
            <text:p>EGNH</text:p>
          </table:table-cell>
          <table:table-cell office:value-type="string">
            <text:p>BLK</text:p>
          </table:table-cell>
          <table:table-cell office:value-type="string">
            <text:p><text:a xlink:href="http://en.wikipedia.org/wiki/Blackpool_International_Airport">Blackpool International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6132">
            <text:p>6132</text:p>
          </table:table-cell>
          <table:table-cell table:style-name="ce1" office:value-type="string">
            <text:p>Asphalt</text:p>
          </table:table-cell>
        </table:table-row>
        <table:table-row table:style-name="ro3">
          <table:table-cell office:value-type="string">
            <text:p><text:a xlink:href="http://en.wikipedia.org/wiki/Ringway,_Greater_Manchester">Ringway</text:a></text:p>
          </table:table-cell>
          <table:table-cell table:style-name="ce1" office:value-type="string">
            <text:p><text:a xlink:href="http://en.wikipedia.org/wiki/Greater_Manchester">Greater Manchester</text:a></text:p>
          </table:table-cell>
          <table:table-cell office:value-type="string">
            <text:p>EGCC</text:p>
          </table:table-cell>
          <table:table-cell office:value-type="string">
            <text:p>MAN</text:p>
          </table:table-cell>
          <table:table-cell office:value-type="string">
            <text:p><text:a xlink:href="http://en.wikipedia.org/wiki/Manchester_Airport">Manchester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10000">
            <text:p>10000</text:p>
          </table:table-cell>
          <table:table-cell table:style-name="ce1" office:value-type="string">
            <text:p>Concrete/Asphalt</text:p>
          </table:table-cell>
        </table:table-row>
        <table:table-row table:style-name="ro3">
          <table:table-cell office:value-type="string">
            <text:p><text:a xlink:href="http://en.wikipedia.org/wiki/Crawley">Crawley</text:a></text:p>
          </table:table-cell>
          <table:table-cell table:style-name="ce1" office:value-type="string">
            <text:p><text:a xlink:href="http://en.wikipedia.org/wiki/West_Sussex">West Sussex</text:a></text:p>
          </table:table-cell>
          <table:table-cell office:value-type="string">
            <text:p>EGKK</text:p>
          </table:table-cell>
          <table:table-cell office:value-type="string">
            <text:p>LGW</text:p>
          </table:table-cell>
          <table:table-cell office:value-type="string">
            <text:p><text:a xlink:href="http://en.wikipedia.org/wiki/London_Gatwick_Airport">London Gatwick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10879">
            <text:p>10879</text:p>
          </table:table-cell>
          <table:table-cell table:style-name="ce1" office:value-type="string">
            <text:p>Asphalt/Concrete</text:p>
          </table:table-cell>
        </table:table-row>
        <table:table-row table:style-name="ro1">
          <table:table-cell office:value-type="string">
            <text:p><text:a xlink:href="http://en.wikipedia.org/wiki/Eastleigh">Eastleigh</text:a></text:p>
          </table:table-cell>
          <table:table-cell table:style-name="ce1" office:value-type="string">
            <text:p><text:a xlink:href="http://en.wikipedia.org/wiki/Hampshire">Hampshire</text:a></text:p>
          </table:table-cell>
          <table:table-cell office:value-type="string">
            <text:p>EGHI</text:p>
          </table:table-cell>
          <table:table-cell office:value-type="string">
            <text:p>SOU</text:p>
          </table:table-cell>
          <table:table-cell office:value-type="string">
            <text:p><text:a xlink:href="http://en.wikipedia.org/wiki/Southampton_Airport">Southampton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5653">
            <text:p>5653</text:p>
          </table:table-cell>
          <table:table-cell table:style-name="ce1" office:value-type="string">
            <text:p>Asphalt</text:p>
          </table:table-cell>
        </table:table-row>
        <table:table-row table:style-name="ro2">
          <table:table-cell office:value-type="string">
            <text:p><text:a xlink:href="http://en.wikipedia.org/wiki/Kidlington">Kidlington</text:a></text:p>
          </table:table-cell>
          <table:table-cell table:style-name="ce1" office:value-type="string">
            <text:p><text:a xlink:href="http://en.wikipedia.org/wiki/Oxfordshire">Oxfordshire</text:a></text:p>
          </table:table-cell>
          <table:table-cell office:value-type="string">
            <text:p>EGTK</text:p>
          </table:table-cell>
          <table:table-cell office:value-type="string">
            <text:p>OXF</text:p>
          </table:table-cell>
          <table:table-cell office:value-type="string">
            <text:p>'<text:a xlink:href="http://en.wikipedia.org/wiki/London_Oxford_Airport">London Oxford Airport</text:a>'</text:p>
          </table:table-cell>
          <table:table-cell table:style-name="ce1" office:value-type="string">
            <text:p>Private</text:p>
          </table:table-cell>
          <table:table-cell table:style-name="ce1" office:value-type="float" office:value="4327">
            <text:p>4327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Lancing,_West_Sussex">Lancing</text:a></text:p>
          </table:table-cell>
          <table:table-cell table:style-name="ce1" office:value-type="string">
            <text:p><text:a xlink:href="http://en.wikipedia.org/wiki/West_Sussex">West Sussex</text:a></text:p>
          </table:table-cell>
          <table:table-cell office:value-type="string">
            <text:p>EGKA</text:p>
          </table:table-cell>
          <table:table-cell office:value-type="string">
            <text:p>ESH</text:p>
          </table:table-cell>
          <table:table-cell office:value-type="string">
            <text:p><text:a xlink:href="http://en.wikipedia.org/wiki/Shoreham_Airport">Shoreham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3399">
            <text:p>3399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Lydd">Lydd</text:a></text:p>
          </table:table-cell>
          <table:table-cell table:style-name="ce1" office:value-type="string">
            <text:p><text:a xlink:href="http://en.wikipedia.org/wiki/Kent">Kent</text:a></text:p>
          </table:table-cell>
          <table:table-cell office:value-type="string">
            <text:p>EGMD</text:p>
          </table:table-cell>
          <table:table-cell office:value-type="string">
            <text:p>LYX</text:p>
          </table:table-cell>
          <table:table-cell office:value-type="string">
            <text:p><text:a xlink:href="http://en.wikipedia.org/wiki/Lydd_Airport">Lydd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4938">
            <text:p>4938</text:p>
          </table:table-cell>
          <table:table-cell table:style-name="ce1" office:value-type="string">
            <text:p>Asphalt</text:p>
          </table:table-cell>
        </table:table-row>
        <table:table-row table:style-name="ro3">
          <table:table-cell office:value-type="string">
            <text:p><text:a xlink:href="http://en.wikipedia.org/wiki/Minster-in-Thanet">Minster</text:a></text:p>
          </table:table-cell>
          <table:table-cell table:style-name="ce1" office:value-type="string">
            <text:p><text:a xlink:href="http://en.wikipedia.org/wiki/Kent">Kent</text:a></text:p>
          </table:table-cell>
          <table:table-cell office:value-type="string">
            <text:p>EGMH</text:p>
          </table:table-cell>
          <table:table-cell office:value-type="string">
            <text:p>MSE</text:p>
          </table:table-cell>
          <table:table-cell table:style-name="ce7" office:value-type="string">
            <text:p><text:a xlink:href="http://en.wikipedia.org/wiki/Kent_International_Airport">Kent International Airport</text:a> (Manston)</text:p>
          </table:table-cell>
          <table:table-cell table:style-name="ce1" office:value-type="string">
            <text:p>Public</text:p>
          </table:table-cell>
          <table:table-cell table:style-name="ce1" office:value-type="float" office:value="9029">
            <text:p>9029</text:p>
          </table:table-cell>
          <table:table-cell table:style-name="ce1" office:value-type="string">
            <text:p>Asphalt/Concrete</text:p>
          </table:table-cell>
        </table:table-row>
        <table:table-row table:style-name="ro1">
          <table:table-cell office:value-type="string">
            <text:p><text:a xlink:href="http://en.wikipedia.org/wiki/Churchdown">Churchdown</text:a></text:p>
          </table:table-cell>
          <table:table-cell table:style-name="ce1" office:value-type="string">
            <text:p><text:a xlink:href="http://en.wikipedia.org/wiki/Gloucestershire">Gloucestershire</text:a></text:p>
          </table:table-cell>
          <table:table-cell office:value-type="string">
            <text:p>EGBJ</text:p>
          </table:table-cell>
          <table:table-cell office:value-type="string">
            <text:p>GLO</text:p>
          </table:table-cell>
          <table:table-cell office:value-type="string">
            <text:p><text:a xlink:href="http://en.wikipedia.org/wiki/Gloucestershire_Airport">Gloucestershire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4656">
            <text:p>4656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Clyst_Honiton">Clyst Honiton</text:a></text:p>
          </table:table-cell>
          <table:table-cell table:style-name="ce1" office:value-type="string">
            <text:p><text:a xlink:href="http://en.wikipedia.org/wiki/Devon">Devon</text:a></text:p>
          </table:table-cell>
          <table:table-cell office:value-type="string">
            <text:p>EGTE</text:p>
          </table:table-cell>
          <table:table-cell office:value-type="string">
            <text:p>EXT</text:p>
          </table:table-cell>
          <table:table-cell office:value-type="string">
            <text:p><text:a xlink:href="http://en.wikipedia.org/wiki/Exeter_International_Airport">Exeter International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6833">
            <text:p>6833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Hurn">Hurn</text:a></text:p>
          </table:table-cell>
          <table:table-cell table:style-name="ce1" office:value-type="string">
            <text:p><text:a xlink:href="http://en.wikipedia.org/wiki/Dorset">Dorset</text:a></text:p>
          </table:table-cell>
          <table:table-cell office:value-type="string">
            <text:p>EGHH</text:p>
          </table:table-cell>
          <table:table-cell office:value-type="string">
            <text:p>BOH</text:p>
          </table:table-cell>
          <table:table-cell office:value-type="string">
            <text:p><text:a xlink:href="http://en.wikipedia.org/wiki/Bournemouth_Airport">Bournemouth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7451">
            <text:p>7451</text:p>
          </table:table-cell>
          <table:table-cell table:style-name="ce1" office:value-type="string">
            <text:p>Asphalt</text:p>
          </table:table-cell>
        </table:table-row>
        <table:table-row table:style-name="ro2">
          <table:table-cell office:value-type="string">
            <text:p><text:a xlink:href="http://en.wikipedia.org/wiki/Mawgan_in_Pydar">Mawgan in Pydar</text:a></text:p>
          </table:table-cell>
          <table:table-cell table:style-name="ce1" office:value-type="string">
            <text:p><text:a xlink:href="http://en.wikipedia.org/wiki/Cornwall">Cornwall</text:a></text:p>
          </table:table-cell>
          <table:table-cell office:value-type="string">
            <text:p>EGHQ</text:p>
          </table:table-cell>
          <table:table-cell office:value-type="string">
            <text:p>NQY</text:p>
          </table:table-cell>
          <table:table-cell table:style-name="ce4" office:value-type="string">
            <text:p><text:a xlink:href="http://en.wikipedia.org/wiki/Newquay_Cornwall_Airport">Newquay Cornwall Airport</text:a> / <text:a xlink:href="http://en.wikipedia.org/wiki/RAF_St_Mawgan">RAF St Mawgan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9006">
            <text:p>9006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St_Just_in_Penwith">St Just</text:a></text:p>
          </table:table-cell>
          <table:table-cell table:style-name="ce1" office:value-type="string">
            <text:p><text:a xlink:href="http://en.wikipedia.org/wiki/Cornwall">Cornwall</text:a></text:p>
          </table:table-cell>
          <table:table-cell office:value-type="string">
            <text:p>EGHC</text:p>
          </table:table-cell>
          <table:table-cell office:value-type="string">
            <text:p>LEQ</text:p>
          </table:table-cell>
          <table:table-cell office:value-type="string">
            <text:p><text:a xlink:href="http://en.wikipedia.org/wiki/Land%27s_End_Airport">Land's End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2598">
            <text:p>2598</text:p>
          </table:table-cell>
          <table:table-cell table:style-name="ce1" office:value-type="string">
            <text:p>Grass</text:p>
          </table:table-cell>
        </table:table-row>
        <table:table-row table:style-name="ro1">
          <table:table-cell office:value-type="string">
            <text:p><text:a xlink:href="http://en.wikipedia.org/wiki/St_Mary%27s,_Isles_of_Scilly">St Mary's</text:a></text:p>
          </table:table-cell>
          <table:table-cell table:style-name="ce1" office:value-type="string">
            <text:p><text:a xlink:href="http://en.wikipedia.org/wiki/Cornwall">Cornwall</text:a></text:p>
          </table:table-cell>
          <table:table-cell office:value-type="string">
            <text:p>EGHE</text:p>
          </table:table-cell>
          <table:table-cell office:value-type="string">
            <text:p>ISC</text:p>
          </table:table-cell>
          <table:table-cell office:value-type="string">
            <text:p><text:a xlink:href="http://en.wikipedia.org/wiki/St_Mary%27s_Airport_%28Isles_of_Scilly%29">St Mary's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1969">
            <text:p>1969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Lulsgate_plateau">Lulsgate</text:a></text:p>
          </table:table-cell>
          <table:table-cell table:style-name="ce1" office:value-type="string">
            <text:p><text:a xlink:href="http://en.wikipedia.org/wiki/Bristol">Bristol</text:a></text:p>
          </table:table-cell>
          <table:table-cell office:value-type="string">
            <text:p>EGGD</text:p>
          </table:table-cell>
          <table:table-cell office:value-type="string">
            <text:p>BRS</text:p>
          </table:table-cell>
          <table:table-cell office:value-type="string">
            <text:p><text:a xlink:href="http://en.wikipedia.org/wiki/Bristol_Airport">Bristol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6598">
            <text:p>6598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Bickenhill">Bickenhill</text:a></text:p>
          </table:table-cell>
          <table:table-cell table:style-name="ce1" office:value-type="string">
            <text:p><text:a xlink:href="http://en.wikipedia.org/wiki/West_Midlands_%28county%29">West Midlands</text:a></text:p>
          </table:table-cell>
          <table:table-cell office:value-type="string">
            <text:p>EGBB</text:p>
          </table:table-cell>
          <table:table-cell office:value-type="string">
            <text:p>BHX</text:p>
          </table:table-cell>
          <table:table-cell office:value-type="string">
            <text:p><text:a xlink:href="http://en.wikipedia.org/wiki/Birmingham_International_Airport_%28UK%29">Birmingham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8547">
            <text:p>8547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Finningley">Finningley</text:a></text:p>
          </table:table-cell>
          <table:table-cell table:style-name="ce1" office:value-type="string">
            <text:p><text:a xlink:href="http://en.wikipedia.org/wiki/South_Yorkshire">South Yorkshire</text:a></text:p>
          </table:table-cell>
          <table:table-cell office:value-type="string">
            <text:p>EGCN</text:p>
          </table:table-cell>
          <table:table-cell office:value-type="string">
            <text:p>DSA</text:p>
          </table:table-cell>
          <table:table-cell office:value-type="string">
            <text:p><text:a xlink:href="http://en.wikipedia.org/wiki/Robin_Hood_Airport_Doncaster_Sheffield">Robin Hood Airport Doncaster Sheffield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9491">
            <text:p>9491</text:p>
          </table:table-cell>
          <table:table-cell table:style-name="ce1" office:value-type="string">
            <text:p>Asphalt</text:p>
          </table:table-cell>
        </table:table-row>
        <table:table-row table:style-name="ro3">
          <table:table-cell office:value-type="string">
            <text:p><text:a xlink:href="http://en.wikipedia.org/wiki/Kirmington">Kirmington</text:a></text:p>
          </table:table-cell>
          <table:table-cell table:style-name="ce1" office:value-type="string">
            <text:p><text:a xlink:href="http://en.wikipedia.org/wiki/Lincolnshire">Lincolnshire</text:a></text:p>
          </table:table-cell>
          <table:table-cell office:value-type="string">
            <text:p>EGNJ</text:p>
          </table:table-cell>
          <table:table-cell office:value-type="string">
            <text:p>HUY</text:p>
          </table:table-cell>
          <table:table-cell office:value-type="string">
            <text:p><text:a xlink:href="http://en.wikipedia.org/wiki/Humberside_Airport">Humberside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7205">
            <text:p>7205</text:p>
          </table:table-cell>
          <table:table-cell table:style-name="ce1" office:value-type="string">
            <text:p>Asphalt/Concrete</text:p>
          </table:table-cell>
        </table:table-row>
        <table:table-row table:style-name="ro1">
          <table:table-cell office:value-type="string">
            <text:p><text:a xlink:href="http://en.wikipedia.org/wiki/Leeds">Leeds</text:a></text:p>
          </table:table-cell>
          <table:table-cell table:style-name="ce1" office:value-type="string">
            <text:p><text:a xlink:href="http://en.wikipedia.org/wiki/West_Yorkshire">West Yorkshire</text:a></text:p>
          </table:table-cell>
          <table:table-cell office:value-type="string">
            <text:p>EGNM</text:p>
          </table:table-cell>
          <table:table-cell office:value-type="string">
            <text:p>LBA</text:p>
          </table:table-cell>
          <table:table-cell office:value-type="string">
            <text:p><text:a xlink:href="http://en.wikipedia.org/wiki/Leeds_Bradford_International_Airport">Leeds Bradford International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7382">
            <text:p>7382</text:p>
          </table:table-cell>
          <table:table-cell table:style-name="ce1" office:value-type="string">
            <text:p>Concrete</text:p>
          </table:table-cell>
        </table:table-row>
        <table:table-row table:style-name="ro1">
          <table:table-cell office:value-type="string">
            <text:p><text:a xlink:href="http://en.wikipedia.org/wiki/Aldergrove,_County_Antrim">Aldergrove</text:a></text:p>
          </table:table-cell>
          <table:table-cell table:style-name="ce1" office:value-type="string">
            <text:p><text:a xlink:href="http://en.wikipedia.org/wiki/County_Antrim">County Antrim</text:a></text:p>
          </table:table-cell>
          <table:table-cell office:value-type="string">
            <text:p>EGAA</text:p>
          </table:table-cell>
          <table:table-cell office:value-type="string">
            <text:p>BFS</text:p>
          </table:table-cell>
          <table:table-cell office:value-type="string">
            <text:p><text:a xlink:href="http://en.wikipedia.org/wiki/Belfast_International_Airport">Belfast International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9121">
            <text:p>9121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Belfast">Belfast</text:a></text:p>
          </table:table-cell>
          <table:table-cell table:style-name="ce1" office:value-type="string">
            <text:p><text:a xlink:href="http://en.wikipedia.org/wiki/County_Down">County Down</text:a></text:p>
          </table:table-cell>
          <table:table-cell office:value-type="string">
            <text:p>EGAC</text:p>
          </table:table-cell>
          <table:table-cell office:value-type="string">
            <text:p>BHD</text:p>
          </table:table-cell>
          <table:table-cell office:value-type="string">
            <text:p><text:a xlink:href="http://en.wikipedia.org/wiki/George_Best_Belfast_City_Airport">George Best Belfast Cit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6001">
            <text:p>6001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Eglinton,_County_Londonderry">Eglinton</text:a></text:p>
          </table:table-cell>
          <table:table-cell table:style-name="ce1" office:value-type="string">
            <text:p><text:a xlink:href="http://en.wikipedia.org/wiki/County_Londonderry">County Londonderry</text:a></text:p>
          </table:table-cell>
          <table:table-cell office:value-type="string">
            <text:p>EGAE</text:p>
          </table:table-cell>
          <table:table-cell office:value-type="string">
            <text:p>LDY</text:p>
          </table:table-cell>
          <table:table-cell office:value-type="string">
            <text:p><text:a xlink:href="http://en.wikipedia.org/wiki/City_of_Derry_Airport">City of Derr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6453">
            <text:p>6453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Ardchattan_and_Muckairn">Ardchattan and Muckairn</text:a></text:p>
          </table:table-cell>
          <table:table-cell table:style-name="ce1" office:value-type="string">
            <text:p><text:a xlink:href="http://en.wikipedia.org/wiki/Argyll_and_Bute">Argyll and Bute</text:a></text:p>
          </table:table-cell>
          <table:table-cell office:value-type="string">
            <text:p>EGEO</text:p>
          </table:table-cell>
          <table:table-cell office:value-type="string">
            <text:p>OBN</text:p>
          </table:table-cell>
          <table:table-cell office:value-type="string">
            <text:p><text:a xlink:href="http://en.wikipedia.org/wiki/Oban_Airport">Oban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4068">
            <text:p>4068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Benbecula">Benbecula</text:a></text:p>
          </table:table-cell>
          <table:table-cell table:style-name="ce1" office:value-type="string">
            <text:p><text:a xlink:href="http://en.wikipedia.org/wiki/Outer_Hebrides">Na h-Eileanan Siar</text:a></text:p>
          </table:table-cell>
          <table:table-cell office:value-type="string">
            <text:p>EGPL</text:p>
          </table:table-cell>
          <table:table-cell office:value-type="string">
            <text:p>BEB</text:p>
          </table:table-cell>
          <table:table-cell office:value-type="string">
            <text:p><text:a xlink:href="http://en.wikipedia.org/wiki/Benbecula_Airport">Benbecula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6023">
            <text:p>6023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Barra">Barra</text:a></text:p>
          </table:table-cell>
          <table:table-cell table:style-name="ce1" office:value-type="string">
            <text:p><text:a xlink:href="http://en.wikipedia.org/wiki/Outer_Hebrides">Na h-Eileanan Siar</text:a></text:p>
          </table:table-cell>
          <table:table-cell office:value-type="string">
            <text:p>EGPR</text:p>
          </table:table-cell>
          <table:table-cell office:value-type="string">
            <text:p>BRR</text:p>
          </table:table-cell>
          <table:table-cell office:value-type="string">
            <text:p><text:a xlink:href="http://en.wikipedia.org/wiki/Barra_Airport_%28Scotland%29">Barra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2776">
            <text:p>2776</text:p>
          </table:table-cell>
          <table:table-cell table:style-name="ce1" office:value-type="string">
            <text:p>Sand</text:p>
          </table:table-cell>
        </table:table-row>
        <table:table-row table:style-name="ro4">
          <table:table-cell office:value-type="string">
            <text:p><text:a xlink:href="http://en.wikipedia.org/wiki/Campbeltown">Campbeltown</text:a></text:p>
          </table:table-cell>
          <table:table-cell table:style-name="ce1" office:value-type="string">
            <text:p><text:a xlink:href="http://en.wikipedia.org/wiki/Argyll_and_Bute">Argyll and Bute</text:a></text:p>
          </table:table-cell>
          <table:table-cell office:value-type="string">
            <text:p>EGEC</text:p>
          </table:table-cell>
          <table:table-cell office:value-type="string">
            <text:p>CAL</text:p>
          </table:table-cell>
          <table:table-cell table:style-name="ce7" office:value-type="string">
            <text:p><text:a xlink:href="http://en.wikipedia.org/wiki/Campbeltown_Airport">Campbeltown Airport</text:a> (<text:a xlink:href="http://en.wikipedia.org/wiki/RAF_Machrihanish">RAF Machrihanish</text:a>)</text:p>
          </table:table-cell>
          <table:table-cell table:style-name="ce1" office:value-type="string">
            <text:p>Public</text:p>
          </table:table-cell>
          <table:table-cell table:style-name="ce1" office:value-type="float" office:value="10003">
            <text:p>10003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Coll">Coll</text:a></text:p>
          </table:table-cell>
          <table:table-cell table:style-name="ce1" office:value-type="string">
            <text:p><text:a xlink:href="http://en.wikipedia.org/wiki/Argyll_and_Bute">Argyll and Bute</text:a></text:p>
          </table:table-cell>
          <table:table-cell office:value-type="string">
            <text:p>EGEL</text:p>
          </table:table-cell>
          <table:table-cell office:value-type="string">
            <text:p>COL</text:p>
          </table:table-cell>
          <table:table-cell office:value-type="string">
            <text:p><text:a xlink:href="http://en.wikipedia.org/wiki/Coll_Airport">Coll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1640">
            <text:p>1640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Colonsay">Colonsay and Oronsay</text:a></text:p>
          </table:table-cell>
          <table:table-cell table:style-name="ce1" office:value-type="string">
            <text:p><text:a xlink:href="http://en.wikipedia.org/wiki/Argyll_and_Bute">Argyll and Bute</text:a></text:p>
          </table:table-cell>
          <table:table-cell office:value-type="string">
            <text:p>EGEY</text:p>
          </table:table-cell>
          <table:table-cell office:value-type="string">
            <text:p>CSA</text:p>
          </table:table-cell>
          <table:table-cell office:value-type="string">
            <text:p><text:a xlink:href="http://en.wikipedia.org/wiki/Colonsay_Airport">Colonsa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1644">
            <text:p>1644</text:p>
          </table:table-cell>
          <table:table-cell table:style-name="ce1" office:value-type="string">
            <text:p>Asphalt</text:p>
          </table:table-cell>
        </table:table-row>
        <table:table-row table:style-name="ro3">
          <table:table-cell office:value-type="string">
            <text:p><text:a xlink:href="http://en.wikipedia.org/w/index.php?title=Cross_and_Burness&amp;action=edit&amp;redlink=1">Cross and Burness</text:a></text:p>
          </table:table-cell>
          <table:table-cell table:style-name="ce1" office:value-type="string">
            <text:p><text:a xlink:href="http://en.wikipedia.org/wiki/Orkney">Orkney</text:a></text:p>
          </table:table-cell>
          <table:table-cell office:value-type="string">
            <text:p>EGEN</text:p>
          </table:table-cell>
          <table:table-cell office:value-type="string">
            <text:p>NRL</text:p>
          </table:table-cell>
          <table:table-cell office:value-type="string">
            <text:p><text:a xlink:href="http://en.wikipedia.org/wiki/North_Ronaldsay_Airport">North Ronaldsa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1532">
            <text:p>1532</text:p>
          </table:table-cell>
          <table:table-cell table:style-name="ce1" office:value-type="string">
            <text:p>Graded hardcore</text:p>
          </table:table-cell>
        </table:table-row>
        <table:table-row table:style-name="ro1">
          <table:table-cell office:value-type="string">
            <text:p><text:a xlink:href="http://en.wikipedia.org/wiki/Dundee">Dundee</text:a></text:p>
          </table:table-cell>
          <table:table-cell table:style-name="ce1" office:value-type="string">
            <text:p><text:a xlink:href="http://en.wikipedia.org/wiki/Dundee">Dundee</text:a></text:p>
          </table:table-cell>
          <table:table-cell office:value-type="string">
            <text:p>EGPN</text:p>
          </table:table-cell>
          <table:table-cell office:value-type="string">
            <text:p>DND</text:p>
          </table:table-cell>
          <table:table-cell office:value-type="string">
            <text:p><text:a xlink:href="http://en.wikipedia.org/wiki/Dundee_Airport">Dundee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4593">
            <text:p>4593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Dunrossness">Dunrossness</text:a></text:p>
          </table:table-cell>
          <table:table-cell table:style-name="ce1" office:value-type="string">
            <text:p><text:a xlink:href="http://en.wikipedia.org/wiki/Shetland">Shetland</text:a></text:p>
          </table:table-cell>
          <table:table-cell office:value-type="string">
            <text:p>EGPB</text:p>
          </table:table-cell>
          <table:table-cell office:value-type="string">
            <text:p>LSI</text:p>
          </table:table-cell>
          <table:table-cell office:value-type="string">
            <text:p><text:a xlink:href="http://en.wikipedia.org/wiki/Sumburgh_Airport">Sumburgh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4678">
            <text:p>4678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Dyce">Dyce</text:a></text:p>
          </table:table-cell>
          <table:table-cell table:style-name="ce1" office:value-type="string">
            <text:p><text:a xlink:href="http://en.wikipedia.org/wiki/Aberdeen">Aberdeen</text:a></text:p>
          </table:table-cell>
          <table:table-cell office:value-type="string">
            <text:p>EGPD</text:p>
          </table:table-cell>
          <table:table-cell office:value-type="string">
            <text:p>ABZ</text:p>
          </table:table-cell>
          <table:table-cell office:value-type="string">
            <text:p><text:a xlink:href="http://en.wikipedia.org/wiki/Aberdeen_Airport">Aberdeen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6394">
            <text:p>6394</text:p>
          </table:table-cell>
          <table:table-cell table:style-name="ce1" office:value-type="string">
            <text:p>Asphalt</text:p>
          </table:table-cell>
        </table:table-row>
        <table:table-row table:style-name="ro3">
          <table:table-cell office:value-type="string">
            <text:p><text:a xlink:href="http://en.wikipedia.org/wiki/Eday">Eday</text:a></text:p>
          </table:table-cell>
          <table:table-cell table:style-name="ce1" office:value-type="string">
            <text:p><text:a xlink:href="http://en.wikipedia.org/wiki/Orkney">Orkney</text:a></text:p>
          </table:table-cell>
          <table:table-cell office:value-type="string">
            <text:p>EGED</text:p>
          </table:table-cell>
          <table:table-cell office:value-type="string">
            <text:p>EOI</text:p>
          </table:table-cell>
          <table:table-cell office:value-type="string">
            <text:p><text:a xlink:href="http://en.wikipedia.org/wiki/Eday_Airport">Eda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1532">
            <text:p>1532</text:p>
          </table:table-cell>
          <table:table-cell table:style-name="ce1" office:value-type="string">
            <text:p>Graded hardcore</text:p>
          </table:table-cell>
        </table:table-row>
        <table:table-row table:style-name="ro1">
          <table:table-cell office:value-type="string">
            <text:p><text:a xlink:href="http://en.wikipedia.org/wiki/Edinburgh">Edinburgh</text:a></text:p>
          </table:table-cell>
          <table:table-cell table:style-name="ce1" office:value-type="string">
            <text:p><text:a xlink:href="http://en.wikipedia.org/wiki/Edinburgh">Edinburgh</text:a></text:p>
          </table:table-cell>
          <table:table-cell office:value-type="string">
            <text:p>EGPH</text:p>
          </table:table-cell>
          <table:table-cell office:value-type="string">
            <text:p>EDI</text:p>
          </table:table-cell>
          <table:table-cell office:value-type="string">
            <text:p><text:a xlink:href="http://en.wikipedia.org/wiki/Edinburgh_Airport">Edinburgh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8399">
            <text:p>8399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Fair_Isle">Fair Isle</text:a></text:p>
          </table:table-cell>
          <table:table-cell table:style-name="ce1" office:value-type="string">
            <text:p><text:a xlink:href="http://en.wikipedia.org/wiki/Shetland">Shetland</text:a></text:p>
          </table:table-cell>
          <table:table-cell office:value-type="string">
            <text:p>EGEF</text:p>
          </table:table-cell>
          <table:table-cell office:value-type="string">
            <text:p>FIE</text:p>
          </table:table-cell>
          <table:table-cell office:value-type="string">
            <text:p><text:a xlink:href="http://en.wikipedia.org/wiki/Fair_Isle_Airport">Fair Isle Airport</text:a></text:p>
          </table:table-cell>
          <table:table-cell table:style-name="ce1" office:value-type="string">
            <text:p>Private</text:p>
          </table:table-cell>
          <table:table-cell table:style-name="ce1" office:value-type="float" office:value="1594">
            <text:p>1594</text:p>
          </table:table-cell>
          <table:table-cell table:style-name="ce1" office:value-type="string">
            <text:p>Gravel</text:p>
          </table:table-cell>
        </table:table-row>
        <table:table-row table:style-name="ro1">
          <table:table-cell office:value-type="string">
            <text:p><text:a xlink:href="http://en.wikipedia.org/w/index.php?title=Kildalton&amp;action=edit&amp;redlink=1">Kildalton</text:a></text:p>
          </table:table-cell>
          <table:table-cell table:style-name="ce1" office:value-type="string">
            <text:p><text:a xlink:href="http://en.wikipedia.org/wiki/Argyll_and_Bute">Argyll and Bute</text:a></text:p>
          </table:table-cell>
          <table:table-cell office:value-type="string">
            <text:p>EGPI</text:p>
          </table:table-cell>
          <table:table-cell office:value-type="string">
            <text:p>ILY</text:p>
          </table:table-cell>
          <table:table-cell office:value-type="string">
            <text:p><text:a xlink:href="http://en.wikipedia.org/wiki/Islay_Airport">Isla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5068">
            <text:p>5068</text:p>
          </table:table-cell>
          <table:table-cell table:style-name="ce1" office:value-type="string">
            <text:p>Asphalt</text:p>
          </table:table-cell>
        </table:table-row>
        <table:table-row table:style-name="ro3">
          <table:table-cell office:value-type="string">
            <text:p><text:a xlink:href="http://en.wikipedia.org/w/index.php?title=Lady,_Orkney&amp;action=edit&amp;redlink=1">Lady</text:a></text:p>
          </table:table-cell>
          <table:table-cell table:style-name="ce1" office:value-type="string">
            <text:p><text:a xlink:href="http://en.wikipedia.org/wiki/Orkney">Orkney</text:a></text:p>
          </table:table-cell>
          <table:table-cell office:value-type="string">
            <text:p>EGES</text:p>
          </table:table-cell>
          <table:table-cell office:value-type="string">
            <text:p>NDY</text:p>
          </table:table-cell>
          <table:table-cell office:value-type="string">
            <text:p><text:a xlink:href="http://en.wikipedia.org/wiki/Sanday_Airport">Sanda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1532">
            <text:p>1532</text:p>
          </table:table-cell>
          <table:table-cell table:style-name="ce1" office:value-type="string">
            <text:p>Graded hardcore</text:p>
          </table:table-cell>
        </table:table-row>
        <table:table-row table:style-name="ro3">
          <table:table-cell office:value-type="string">
            <text:p><text:a xlink:href="http://en.wikipedia.org/wiki/Papa_Westray">Papa Westray</text:a></text:p>
          </table:table-cell>
          <table:table-cell table:style-name="ce1" office:value-type="string">
            <text:p><text:a xlink:href="http://en.wikipedia.org/wiki/Orkney">Orkney</text:a></text:p>
          </table:table-cell>
          <table:table-cell office:value-type="string">
            <text:p>EGEP</text:p>
          </table:table-cell>
          <table:table-cell office:value-type="string">
            <text:p>PPW</text:p>
          </table:table-cell>
          <table:table-cell office:value-type="string">
            <text:p><text:a xlink:href="http://en.wikipedia.org/wiki/Papa_Westray_Airport">Papa Westra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1532">
            <text:p>1532</text:p>
          </table:table-cell>
          <table:table-cell table:style-name="ce1" office:value-type="string">
            <text:p>Graded hardcore</text:p>
          </table:table-cell>
        </table:table-row>
        <table:table-row table:style-name="ro1">
          <table:table-cell office:value-type="string">
            <text:p><text:a xlink:href="http://en.wikipedia.org/w/index.php?title=Petty,_Inverness&amp;action=edit&amp;redlink=1">Petty</text:a></text:p>
          </table:table-cell>
          <table:table-cell table:style-name="ce1" office:value-type="string">
            <text:p><text:a xlink:href="http://en.wikipedia.org/wiki/Highland_%28council_area%29">Highland</text:a></text:p>
          </table:table-cell>
          <table:table-cell office:value-type="string">
            <text:p>EGPE</text:p>
          </table:table-cell>
          <table:table-cell office:value-type="string">
            <text:p>INV</text:p>
          </table:table-cell>
          <table:table-cell office:value-type="string">
            <text:p><text:a xlink:href="http://en.wikipedia.org/wiki/Inverness_Airport">Inverness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6191">
            <text:p>6191</text:p>
          </table:table-cell>
          <table:table-cell table:style-name="ce1" office:value-type="string">
            <text:p>Asphalt</text:p>
          </table:table-cell>
        </table:table-row>
        <table:table-row table:style-name="ro3">
          <table:table-cell office:value-type="string">
            <text:p><text:a xlink:href="http://en.wikipedia.org/wiki/Prestwick">Prestwick</text:a></text:p>
          </table:table-cell>
          <table:table-cell table:style-name="ce1" office:value-type="string">
            <text:p><text:a xlink:href="http://en.wikipedia.org/wiki/South_Ayrshire">South Ayrshire</text:a></text:p>
          </table:table-cell>
          <table:table-cell office:value-type="string">
            <text:p>EGPK</text:p>
          </table:table-cell>
          <table:table-cell office:value-type="string">
            <text:p>PIK</text:p>
          </table:table-cell>
          <table:table-cell office:value-type="string">
            <text:p><text:a xlink:href="http://en.wikipedia.org/wiki/Glasgow_Prestwick_International_Airport">Glasgow Prestwick International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9799">
            <text:p>9799</text:p>
          </table:table-cell>
          <table:table-cell table:style-name="ce1" office:value-type="string">
            <text:p>Concrete/Asphalt</text:p>
          </table:table-cell>
        </table:table-row>
        <table:table-row table:style-name="ro1">
          <table:table-cell office:value-type="string">
            <text:p><text:a xlink:href="http://en.wikipedia.org/wiki/Renfrew">Renfrew</text:a></text:p>
          </table:table-cell>
          <table:table-cell table:style-name="ce1" office:value-type="string">
            <text:p><text:a xlink:href="http://en.wikipedia.org/wiki/Renfrewshire">Renfrewshire</text:a></text:p>
          </table:table-cell>
          <table:table-cell office:value-type="string">
            <text:p>EGPF</text:p>
          </table:table-cell>
          <table:table-cell office:value-type="string">
            <text:p>GLA</text:p>
          </table:table-cell>
          <table:table-cell office:value-type="string">
            <text:p><text:a xlink:href="http://en.wikipedia.org/wiki/Glasgow_International_Airport">Glasgow International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8720">
            <text:p>8720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/index.php?title=St_Andrews_and_Deerness&amp;action=edit&amp;redlink=1">St Andrews and Deerness</text:a></text:p>
          </table:table-cell>
          <table:table-cell table:style-name="ce1" office:value-type="string">
            <text:p><text:a xlink:href="http://en.wikipedia.org/wiki/Orkney">Orkney</text:a></text:p>
          </table:table-cell>
          <table:table-cell office:value-type="string">
            <text:p>EGPA</text:p>
          </table:table-cell>
          <table:table-cell office:value-type="string">
            <text:p>KOI</text:p>
          </table:table-cell>
          <table:table-cell office:value-type="string">
            <text:p><text:a xlink:href="http://en.wikipedia.org/wiki/Kirkwall_Airport">Kirkwall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4685">
            <text:p>4685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Stornoway">Stornoway</text:a></text:p>
          </table:table-cell>
          <table:table-cell table:style-name="ce1" office:value-type="string">
            <text:p><text:a xlink:href="http://en.wikipedia.org/wiki/Outer_Hebrides">Na h-Eileanan Siar</text:a></text:p>
          </table:table-cell>
          <table:table-cell office:value-type="string">
            <text:p>EGPO</text:p>
          </table:table-cell>
          <table:table-cell office:value-type="string">
            <text:p>SYY</text:p>
          </table:table-cell>
          <table:table-cell office:value-type="string">
            <text:p><text:a xlink:href="http://en.wikipedia.org/wiki/Stornoway_Airport">Stornowa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7218">
            <text:p>7218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/index.php?title=Strath,_Isle_Of_Skye&amp;action=edit&amp;redlink=1">Strath</text:a></text:p>
          </table:table-cell>
          <table:table-cell table:style-name="ce1" office:value-type="string">
            <text:p><text:a xlink:href="http://en.wikipedia.org/wiki/Highland_%28council_area%29">Highland</text:a></text:p>
          </table:table-cell>
          <table:table-cell office:value-type="string">
            <text:p> </text:p>
          </table:table-cell>
          <table:table-cell office:value-type="string">
            <text:p>SKL</text:p>
          </table:table-cell>
          <table:table-cell office:value-type="string">
            <text:p><text:a xlink:href="http://en.wikipedia.org/wiki/Broadford_Airfield">Broadford Airfield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2602">
            <text:p>2602</text:p>
          </table:table-cell>
          <table:table-cell table:style-name="ce1" office:value-type="string">
            <text:p>Grass</text:p>
          </table:table-cell>
        </table:table-row>
        <table:table-row table:style-name="ro3">
          <table:table-cell office:value-type="string">
            <text:p><text:a xlink:href="http://en.wikipedia.org/wiki/Stronsay">Stronsay</text:a></text:p>
          </table:table-cell>
          <table:table-cell table:style-name="ce1" office:value-type="string">
            <text:p><text:a xlink:href="http://en.wikipedia.org/wiki/Orkney">Orkney</text:a></text:p>
          </table:table-cell>
          <table:table-cell office:value-type="string">
            <text:p>EGER</text:p>
          </table:table-cell>
          <table:table-cell office:value-type="string">
            <text:p>SOY</text:p>
          </table:table-cell>
          <table:table-cell office:value-type="string">
            <text:p><text:a xlink:href="http://en.wikipedia.org/wiki/Stronsay_Airport">Stronsa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1690">
            <text:p>1690</text:p>
          </table:table-cell>
          <table:table-cell table:style-name="ce1" office:value-type="string">
            <text:p>Graded hardcore</text:p>
          </table:table-cell>
        </table:table-row>
        <table:table-row table:style-name="ro1">
          <table:table-cell office:value-type="string">
            <text:p><text:a xlink:href="http://en.wikipedia.org/wiki/Tingwall,_Shetland">Tingwall</text:a></text:p>
          </table:table-cell>
          <table:table-cell table:style-name="ce1" office:value-type="string">
            <text:p><text:a xlink:href="http://en.wikipedia.org/wiki/Shetland">Shetland</text:a></text:p>
          </table:table-cell>
          <table:table-cell office:value-type="string">
            <text:p>EGET</text:p>
          </table:table-cell>
          <table:table-cell office:value-type="string">
            <text:p>LWK</text:p>
          </table:table-cell>
          <table:table-cell office:value-type="string">
            <text:p><text:a xlink:href="http://en.wikipedia.org/wiki/Tingwall_Airport">Tingwall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2507">
            <text:p>2507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Tiree">Tiree</text:a></text:p>
          </table:table-cell>
          <table:table-cell table:style-name="ce1" office:value-type="string">
            <text:p><text:a xlink:href="http://en.wikipedia.org/wiki/Argyll_and_Bute">Argyll and Bute</text:a></text:p>
          </table:table-cell>
          <table:table-cell office:value-type="string">
            <text:p>EGPU</text:p>
          </table:table-cell>
          <table:table-cell office:value-type="string">
            <text:p>TRE</text:p>
          </table:table-cell>
          <table:table-cell office:value-type="string">
            <text:p><text:a xlink:href="http://en.wikipedia.org/wiki/Tiree_Airport">Tiree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4829">
            <text:p>4829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Westray">Westray</text:a></text:p>
          </table:table-cell>
          <table:table-cell table:style-name="ce1" office:value-type="string">
            <text:p><text:a xlink:href="http://en.wikipedia.org/wiki/Orkney">Orkney</text:a></text:p>
          </table:table-cell>
          <table:table-cell office:value-type="string">
            <text:p>EGEW</text:p>
          </table:table-cell>
          <table:table-cell office:value-type="string">
            <text:p>WRY</text:p>
          </table:table-cell>
          <table:table-cell office:value-type="string">
            <text:p><text:a xlink:href="http://en.wikipedia.org/wiki/Westray_Airport">Westra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1532">
            <text:p>1532</text:p>
          </table:table-cell>
          <table:table-cell table:style-name="ce1" office:value-type="string">
            <text:p>Gravel</text:p>
          </table:table-cell>
        </table:table-row>
        <table:table-row table:style-name="ro1">
          <table:table-cell office:value-type="string">
            <text:p><text:a xlink:href="http://en.wikipedia.org/wiki/Whalsay">Whalsay</text:a></text:p>
          </table:table-cell>
          <table:table-cell table:style-name="ce1" office:value-type="string">
            <text:p><text:a xlink:href="http://en.wikipedia.org/wiki/Shetland">Shetland</text:a></text:p>
          </table:table-cell>
          <table:table-cell office:value-type="string">
            <text:p>EGEH</text:p>
          </table:table-cell>
          <table:table-cell office:value-type="string">
            <text:p>WHS</text:p>
          </table:table-cell>
          <table:table-cell office:value-type="string">
            <text:p><text:a xlink:href="http://en.wikipedia.org/w/index.php?title=Whalsay_Airport&amp;action=edit&amp;redlink=1">Whalsa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1499">
            <text:p>1499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Wick,_Highland">Wick</text:a></text:p>
          </table:table-cell>
          <table:table-cell table:style-name="ce1" office:value-type="string">
            <text:p><text:a xlink:href="http://en.wikipedia.org/wiki/Highland_%28council_area%29">Highland</text:a></text:p>
          </table:table-cell>
          <table:table-cell office:value-type="string">
            <text:p>EGPC</text:p>
          </table:table-cell>
          <table:table-cell office:value-type="string">
            <text:p>WIC</text:p>
          </table:table-cell>
          <table:table-cell office:value-type="string">
            <text:p><text:a xlink:href="http://en.wikipedia.org/wiki/Wick_Airport">Wick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5988">
            <text:p>5988</text:p>
          </table:table-cell>
          <table:table-cell table:style-name="ce1" office:value-type="string">
            <text:p>Asphalt</text:p>
          </table:table-cell>
        </table:table-row>
        <table:table-row table:style-name="ro3">
          <table:table-cell office:value-type="string">
            <text:p><text:a xlink:href="http://en.wikipedia.org/wiki/Broughton,_Flintshire">Chester</text:a><text:a xlink:href="http://en.wikipedia.org/wiki/List_of_airports_in_the_United_Kingdom#cite_note-17">[nb 1]</text:a></text:p>
          </table:table-cell>
          <table:table-cell table:style-name="ce1" office:value-type="string">
            <text:p><text:a xlink:href="http://en.wikipedia.org/wiki/Flintshire">Flintshire</text:a></text:p>
          </table:table-cell>
          <table:table-cell office:value-type="string">
            <text:p>EGNR</text:p>
          </table:table-cell>
          <table:table-cell office:value-type="string">
            <text:p>CEG</text:p>
          </table:table-cell>
          <table:table-cell office:value-type="string">
            <text:p><text:a xlink:href="http://en.wikipedia.org/wiki/Hawarden_Airport">Chester Hawarden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6702">
            <text:p>6702</text:p>
          </table:table-cell>
          <table:table-cell table:style-name="ce1" office:value-type="string">
            <text:p>Asphalt/Concrete</text:p>
          </table:table-cell>
        </table:table-row>
        <table:table-row table:style-name="ro1">
          <table:table-cell office:value-type="string">
            <text:p><text:a xlink:href="http://en.wikipedia.org/wiki/Llanfair_yn_Neubwll">Llanfair yn Neubwll</text:a></text:p>
          </table:table-cell>
          <table:table-cell table:style-name="ce1" office:value-type="string">
            <text:p><text:a xlink:href="http://en.wikipedia.org/wiki/Isle_of_Anglesey">Isle of Anglesey</text:a></text:p>
          </table:table-cell>
          <table:table-cell office:value-type="string">
            <text:p>EGOV</text:p>
          </table:table-cell>
          <table:table-cell office:value-type="string">
            <text:p>VLY</text:p>
          </table:table-cell>
          <table:table-cell office:value-type="string">
            <text:p><text:a xlink:href="http://en.wikipedia.org/wiki/Anglesey_Airport">Anglese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7513">
            <text:p>7513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Rhoose">Rhoose</text:a></text:p>
          </table:table-cell>
          <table:table-cell table:style-name="ce1" office:value-type="string">
            <text:p><text:a xlink:href="http://en.wikipedia.org/wiki/Vale_of_Glamorgan">Vale of Glamorgan</text:a></text:p>
          </table:table-cell>
          <table:table-cell office:value-type="string">
            <text:p>EGFF</text:p>
          </table:table-cell>
          <table:table-cell office:value-type="string">
            <text:p>CWL</text:p>
          </table:table-cell>
          <table:table-cell office:value-type="string">
            <text:p><text:a xlink:href="http://en.wikipedia.org/wiki/Cardiff_Airport">Cardiff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7848">
            <text:p>7848</text:p>
          </table:table-cell>
          <table:table-cell table:style-name="ce1" office:value-type="string">
            <text:p>Asphalt</text:p>
          </table:table-cell>
        </table:table-row>
        <table:table-row table:style-name="ro1">
          <table:table-cell office:value-type="string">
            <text:p><text:a xlink:href="http://en.wikipedia.org/wiki/Alderney">Alderney</text:a></text:p>
          </table:table-cell>
          <table:table-cell table:style-name="ce1" office:value-type="string">
            <text:p><text:a xlink:href="http://en.wikipedia.org/wiki/Alderney">Alderney</text:a></text:p>
          </table:table-cell>
          <table:table-cell office:value-type="string">
            <text:p>EGJA</text:p>
          </table:table-cell>
          <table:table-cell office:value-type="string">
            <text:p>ACI</text:p>
          </table:table-cell>
          <table:table-cell office:value-type="string">
            <text:p><text:a xlink:href="http://en.wikipedia.org/wiki/Alderney_Airport">Alderne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2887">
            <text:p>2887</text:p>
          </table:table-cell>
          <table:table-cell table:style-name="ce1" office:value-type="string">
            <text:p>Asphalt/Grass</text:p>
          </table:table-cell>
        </table:table-row>
        <table:table-row table:style-name="ro1">
          <table:table-cell office:value-type="string">
            <text:p><text:a xlink:href="http://en.wikipedia.org/wiki/Forest,_Guernsey">Forest</text:a></text:p>
          </table:table-cell>
          <table:table-cell table:style-name="ce1" office:value-type="string">
            <text:p><text:a xlink:href="http://en.wikipedia.org/wiki/Guernsey">Guernsey</text:a></text:p>
          </table:table-cell>
          <table:table-cell office:value-type="string">
            <text:p>EGJB</text:p>
          </table:table-cell>
          <table:table-cell office:value-type="string">
            <text:p>GCI</text:p>
          </table:table-cell>
          <table:table-cell office:value-type="string">
            <text:p><text:a xlink:href="http://en.wikipedia.org/wiki/Guernsey_Airport">Guernse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4800">
            <text:p>4800</text:p>
          </table:table-cell>
          <table:table-cell table:style-name="ce1" office:value-type="string">
            <text:p>Asphalt</text:p>
          </table:table-cell>
        </table:table-row>
        <table:table-row table:style-name="ro3">
          <table:table-cell office:value-type="string">
            <text:p><text:a xlink:href="http://en.wikipedia.org/wiki/Malew">Malew</text:a></text:p>
          </table:table-cell>
          <table:table-cell table:style-name="ce1" office:value-type="string">
            <text:p><text:a xlink:href="http://en.wikipedia.org/wiki/Isle_of_Man">Isle of Man</text:a></text:p>
          </table:table-cell>
          <table:table-cell office:value-type="string">
            <text:p>EGNS</text:p>
          </table:table-cell>
          <table:table-cell office:value-type="string">
            <text:p>IOM</text:p>
          </table:table-cell>
          <table:table-cell office:value-type="string">
            <text:p><text:a xlink:href="http://en.wikipedia.org/wiki/Isle_of_Man_Airport">Isle of Man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5754">
            <text:p>5754</text:p>
          </table:table-cell>
          <table:table-cell table:style-name="ce1" office:value-type="string">
            <text:p>Asphalt/Concrete</text:p>
          </table:table-cell>
        </table:table-row>
        <table:table-row table:style-name="ro1">
          <table:table-cell office:value-type="string">
            <text:p><text:a xlink:href="http://en.wikipedia.org/wiki/Saint_Peter,_Jersey">St Peter</text:a></text:p>
          </table:table-cell>
          <table:table-cell table:style-name="ce1" office:value-type="string">
            <text:p><text:a xlink:href="http://en.wikipedia.org/wiki/Jersey">Jersey</text:a></text:p>
          </table:table-cell>
          <table:table-cell office:value-type="string">
            <text:p>EGJJ</text:p>
          </table:table-cell>
          <table:table-cell office:value-type="string">
            <text:p>JER</text:p>
          </table:table-cell>
          <table:table-cell office:value-type="string">
            <text:p><text:a xlink:href="http://en.wikipedia.org/wiki/Jersey_Airport">Jersey Airport</text:a></text:p>
          </table:table-cell>
          <table:table-cell table:style-name="ce1" office:value-type="string">
            <text:p>Public</text:p>
          </table:table-cell>
          <table:table-cell table:style-name="ce1" office:value-type="float" office:value="5597">
            <text:p>5597</text:p>
          </table:table-cell>
          <table:table-cell table:style-name="ce1" office:value-type="string">
            <text:p>Asphalt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2">02/02/2013</text:date>, <text:time>22:1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nu </meta:initial-creator>
    <meta:creation-date>2013-01-30T19:46:18</meta:creation-date>
    <dc:date>2013-02-02T22:11:16</dc:date>
    <dc:creator>Kanu </dc:creator>
    <meta:editing-duration>PT02H52M12S</meta:editing-duration>
    <meta:editing-cycles>14</meta:editing-cycles>
    <meta:generator>OpenOffice.org/3.2$Linux OpenOffice.org_project/320m12$Build-9483</meta:generator>
    <meta:document-statistic meta:table-count="3" meta:cell-count="2153" meta:object-count="0"/>
  </office:meta>
</office:document-meta>
</file>